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42751443.56" calcext:value-type="float">
            <text:p>42751443,56</text:p>
          </table:table-cell>
          <table:table-cell table:formula="of:=[.G115]" office:value-type="float" office:value="42510440" calcext:value-type="float">
            <text:p>42510440</text:p>
          </table:table-cell>
          <table:table-cell table:formula="of:=[.L115]" office:value-type="float" office:value="43480121.8" calcext:value-type="float">
            <text:p>43480121,8</text:p>
          </table:table-cell>
          <table:table-cell office:value-type="float" office:value="50000" calcext:value-type="float">
            <text:p>50000</text:p>
          </table:table-cell>
          <table:table-cell table:formula="of:=[.C115]" office:value-type="float" office:value="13.348" calcext:value-type="float">
            <text:p>13,348</text:p>
          </table:table-cell>
          <table:table-cell table:formula="of:=[.H115]" office:value-type="float" office:value="21.096" calcext:value-type="float">
            <text:p>21,096</text:p>
          </table:table-cell>
          <table:table-cell table:formula="of:=[.M115]" office:value-type="float" office:value="13.524" calcext:value-type="float">
            <text:p>13,524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022" calcext:value-type="float">
            <text:p>2,022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464" calcext:value-type="float">
            <text:p>4,464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7676826.72810633" calcext:value-type="float">
            <text:p>7676826,72810633</text:p>
          </table:table-cell>
          <table:table-cell table:formula="of:=[.G116]" office:value-type="float" office:value="7728016.32196283" calcext:value-type="float">
            <text:p>7728016,32196283</text:p>
          </table:table-cell>
          <table:table-cell table:formula="of:=[.L116]" office:value-type="float" office:value="8052833.4379606" calcext:value-type="float">
            <text:p>8052833,4379606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3.0377781354141" calcext:value-type="float">
            <text:p>3,0377781354141</text:p>
          </table:table-cell>
          <table:table-cell table:formula="of:=[.H116]" office:value-type="float" office:value="1.83618735427516" calcext:value-type="float">
            <text:p>1,83618735427516</text:p>
          </table:table-cell>
          <table:table-cell table:formula="of:=[.M116]" office:value-type="float" office:value="4.71675990484994" calcext:value-type="float">
            <text:p>4,71675990484994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.041424630354416" calcext:value-type="float">
            <text:p>0,041424630354416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479999999999998" calcext:value-type="float">
            <text:p>0,0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22152898.34" calcext:value-type="float">
            <text:p>22152898,34</text:p>
          </table:table-cell>
          <table:table-cell table:formula="of:=[.G225]" office:value-type="float" office:value="12436058.86" calcext:value-type="float">
            <text:p>12436058,86</text:p>
          </table:table-cell>
          <table:table-cell table:formula="of:=[.L225]" office:value-type="float" office:value="23044939.22" calcext:value-type="float">
            <text:p>23044939,22</text:p>
          </table:table-cell>
          <table:table-cell office:value-type="float" office:value="100000" calcext:value-type="float">
            <text:p>100000</text:p>
          </table:table-cell>
          <table:table-cell table:formula="of:=[.C225]" office:value-type="float" office:value="24.77" calcext:value-type="float">
            <text:p>24,77</text:p>
          </table:table-cell>
          <table:table-cell table:formula="of:=[.H225]" office:value-type="float" office:value="56.622" calcext:value-type="float">
            <text:p>56,622</text:p>
          </table:table-cell>
          <table:table-cell table:formula="of:=[.M225]" office:value-type="float" office:value="23.008" calcext:value-type="float">
            <text:p>23,00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372" calcext:value-type="float">
            <text:p>2,372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5.532" calcext:value-type="float">
            <text:p>5,532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5295339.74703904" calcext:value-type="float">
            <text:p>5295339,74703904</text:p>
          </table:table-cell>
          <table:table-cell table:formula="of:=[.G226]" office:value-type="float" office:value="7853101.70982358" calcext:value-type="float">
            <text:p>7853101,70982358</text:p>
          </table:table-cell>
          <table:table-cell table:formula="of:=[.L226]" office:value-type="float" office:value="4517885.65267059" calcext:value-type="float">
            <text:p>4517885,65267059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3.13842317095703" calcext:value-type="float">
            <text:p>3,13842317095703</text:p>
          </table:table-cell>
          <table:table-cell table:formula="of:=[.H226]" office:value-type="float" office:value="4.72492497294931" calcext:value-type="float">
            <text:p>4,72492497294931</text:p>
          </table:table-cell>
          <table:table-cell table:formula="of:=[.M226]" office:value-type="float" office:value="3.15650693013654" calcext:value-type="float">
            <text:p>3,15650693013654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448998886412874" calcext:value-type="float">
            <text:p>0,044899888641287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66476151587622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8812540.7" calcext:value-type="float">
            <text:p>8812540,7</text:p>
          </table:table-cell>
          <table:table-cell table:formula="of:=[.G340]" office:value-type="float" office:value="7706828.28" calcext:value-type="float">
            <text:p>7706828,28</text:p>
          </table:table-cell>
          <table:table-cell table:formula="of:=[.L340]" office:value-type="float" office:value="9898606.26" calcext:value-type="float">
            <text:p>9898606,26</text:p>
          </table:table-cell>
          <table:table-cell office:value-type="float" office:value="200000" calcext:value-type="float">
            <text:p>200000</text:p>
          </table:table-cell>
          <table:table-cell table:formula="of:=[.C340]" office:value-type="float" office:value="50.568" calcext:value-type="float">
            <text:p>50,568</text:p>
          </table:table-cell>
          <table:table-cell table:formula="of:=[.H340]" office:value-type="float" office:value="99.562" calcext:value-type="float">
            <text:p>99,562</text:p>
          </table:table-cell>
          <table:table-cell table:formula="of:=[.M340]" office:value-type="float" office:value="43.496" calcext:value-type="float">
            <text:p>43,49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4.192" calcext:value-type="float">
            <text:p>4,192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9.72599999999999" calcext:value-type="float">
            <text:p>9,72599999999999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3983104.53335343" calcext:value-type="float">
            <text:p>3983104,53335343</text:p>
          </table:table-cell>
          <table:table-cell table:formula="of:=[.G341]" office:value-type="float" office:value="2322862.87401539" calcext:value-type="float">
            <text:p>2322862,87401539</text:p>
          </table:table-cell>
          <table:table-cell table:formula="of:=[.L341]" office:value-type="float" office:value="3423518.19009494" calcext:value-type="float">
            <text:p>3423518,19009494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4.93953196163361" calcext:value-type="float">
            <text:p>4,93953196163361</text:p>
          </table:table-cell>
          <table:table-cell table:formula="of:=[.H341]" office:value-type="float" office:value="3.41765358104065" calcext:value-type="float">
            <text:p>3,41765358104065</text:p>
          </table:table-cell>
          <table:table-cell table:formula="of:=[.M341]" office:value-type="float" office:value="7.28447554735411" calcext:value-type="float">
            <text:p>7,28447554735411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130904545375629" calcext:value-type="float">
            <text:p>0,130904545375629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38634243989232" calcext:value-type="float">
            <text:p>0,04386342439892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2772046.68" calcext:value-type="float">
            <text:p>2772046,68</text:p>
          </table:table-cell>
          <table:table-cell table:formula="of:=[.G455]" office:value-type="float" office:value="5565760.26" calcext:value-type="float">
            <text:p>5565760,26</text:p>
          </table:table-cell>
          <table:table-cell table:formula="of:=[.L455]" office:value-type="float" office:value="2906122.88" calcext:value-type="float">
            <text:p>2906122,88</text:p>
          </table:table-cell>
          <table:table-cell office:value-type="float" office:value="400000" calcext:value-type="float">
            <text:p>400000</text:p>
          </table:table-cell>
          <table:table-cell table:formula="of:=[.C455]" office:value-type="float" office:value="92.572" calcext:value-type="float">
            <text:p>92,572</text:p>
          </table:table-cell>
          <table:table-cell table:formula="of:=[.H455]" office:value-type="float" office:value="101.5" calcext:value-type="float">
            <text:p>101,5</text:p>
          </table:table-cell>
          <table:table-cell table:formula="of:=[.M455]" office:value-type="float" office:value="77.39" calcext:value-type="float">
            <text:p>77,39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7.982" calcext:value-type="float">
            <text:p>7,982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8.734" calcext:value-type="float">
            <text:p>8,734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433214.59223402" calcext:value-type="float">
            <text:p>1433214,59223402</text:p>
          </table:table-cell>
          <table:table-cell table:formula="of:=[.G456]" office:value-type="float" office:value="1969757.43690839" calcext:value-type="float">
            <text:p>1969757,43690839</text:p>
          </table:table-cell>
          <table:table-cell table:formula="of:=[.L456]" office:value-type="float" office:value="1461751.62073992" calcext:value-type="float">
            <text:p>1461751,62073992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3.62353639418731" calcext:value-type="float">
            <text:p>3,62353639418731</text:p>
          </table:table-cell>
          <table:table-cell table:formula="of:=[.H456]" office:value-type="float" office:value="1.33041346956501" calcext:value-type="float">
            <text:p>1,33041346956501</text:p>
          </table:table-cell>
          <table:table-cell table:formula="of:=[.M456]" office:value-type="float" office:value="3.16520141539207" calcext:value-type="float">
            <text:p>3,16520141539207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0433128156554153" calcext:value-type="float">
            <text:p>0,043312815655415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473708771293087" calcext:value-type="float">
            <text:p>0,04737087712930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2375236.1" calcext:value-type="float">
            <text:p>2375236,1</text:p>
          </table:table-cell>
          <table:table-cell table:formula="of:=[.G570]" office:value-type="float" office:value="6270190.92" calcext:value-type="float">
            <text:p>6270190,92</text:p>
          </table:table-cell>
          <table:table-cell table:formula="of:=[.L570]" office:value-type="float" office:value="1965961.58" calcext:value-type="float">
            <text:p>1965961,58</text:p>
          </table:table-cell>
          <table:table-cell office:value-type="float" office:value="800000" calcext:value-type="float">
            <text:p>800000</text:p>
          </table:table-cell>
          <table:table-cell table:formula="of:=[.C570]" office:value-type="float" office:value="101.22" calcext:value-type="float">
            <text:p>101,22</text:p>
          </table:table-cell>
          <table:table-cell table:formula="of:=[.H570]" office:value-type="float" office:value="101.32" calcext:value-type="float">
            <text:p>101,32</text:p>
          </table:table-cell>
          <table:table-cell table:formula="of:=[.M570]" office:value-type="float" office:value="114.76" calcext:value-type="float">
            <text:p>114,7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38" calcext:value-type="float">
            <text:p>5,38</text:p>
          </table:table-cell>
          <table:table-cell table:formula="of:=[.I570]" office:value-type="float" office:value="1.8" calcext:value-type="float">
            <text:p>1,8</text:p>
          </table:table-cell>
          <table:table-cell table:formula="of:=[.N570]" office:value-type="float" office:value="8.64600000000001" calcext:value-type="float">
            <text:p>8,64600000000001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550290.438904666" calcext:value-type="float">
            <text:p>550290,438904666</text:p>
          </table:table-cell>
          <table:table-cell table:formula="of:=[.G571]" office:value-type="float" office:value="2706623.39547439" calcext:value-type="float">
            <text:p>2706623,39547439</text:p>
          </table:table-cell>
          <table:table-cell table:formula="of:=[.L571]" office:value-type="float" office:value="472527.11619098" calcext:value-type="float">
            <text:p>472527,11619098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3.02185373570595" calcext:value-type="float">
            <text:p>3,02185373570595</text:p>
          </table:table-cell>
          <table:table-cell table:formula="of:=[.H571]" office:value-type="float" office:value="1.15654658358408" calcext:value-type="float">
            <text:p>1,15654658358408</text:p>
          </table:table-cell>
          <table:table-cell table:formula="of:=[.M571]" office:value-type="float" office:value="5.03603018259422" calcext:value-type="float">
            <text:p>5,03603018259422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.292574776766556" calcext:value-type="float">
            <text:p>0,292574776766556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755306" calcext:value-type="float">
            <text:p>9755306</text:p>
          </table:table-cell>
          <table:table-cell office:value-type="float" office:value="175" calcext:value-type="float">
            <text:p>175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9845968" calcext:value-type="float">
            <text:p>39845968</text:p>
          </table:table-cell>
          <table:table-cell office:value-type="float" office:value="46.7" calcext:value-type="float">
            <text:p>46,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7180096" calcext:value-type="float">
            <text:p>7180096</text:p>
          </table:table-cell>
          <table:table-cell office:value-type="float" office:value="180" calcext:value-type="float">
            <text:p>18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31931" calcext:value-type="float">
            <text:p>37731931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541258" calcext:value-type="float">
            <text:p>7541258</text:p>
          </table:table-cell>
          <table:table-cell office:value-type="float" office:value="27" calcext:value-type="float">
            <text:p>2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23603" calcext:value-type="float">
            <text:p>49323603</text:p>
          </table:table-cell>
          <table:table-cell office:value-type="float" office:value="205" calcext:value-type="float">
            <text:p>20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8987" calcext:value-type="float">
            <text:p>3818987</text:p>
          </table:table-cell>
          <table:table-cell office:value-type="float" office:value="42" calcext:value-type="float">
            <text:p>4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47285113" calcext:value-type="float">
            <text:p>47285113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779914" calcext:value-type="float">
            <text:p>45779914</text:p>
          </table:table-cell>
          <table:table-cell office:value-type="float" office:value="45.5" calcext:value-type="float">
            <text:p>45,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86097" calcext:value-type="float">
            <text:p>50786097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7447278" calcext:value-type="float">
            <text:p>37447278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237036" calcext:value-type="float">
            <text:p>4623703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25717" calcext:value-type="float">
            <text:p>43525717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49174442" calcext:value-type="float">
            <text:p>49174442</text:p>
          </table:table-cell>
          <table:table-cell office:value-type="float" office:value="27.7" calcext:value-type="float">
            <text:p>27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027148" calcext:value-type="float">
            <text:p>4002714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89349" calcext:value-type="float">
            <text:p>48289349</text:p>
          </table:table-cell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5492875" calcext:value-type="float">
            <text:p>35492875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344156" calcext:value-type="float">
            <text:p>38344156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41410" calcext:value-type="float">
            <text:p>48241410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7746380" calcext:value-type="float">
            <text:p>37746380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603626" calcext:value-type="float">
            <text:p>42603626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54569" calcext:value-type="float">
            <text:p>37354569</text:p>
          </table:table-cell>
          <table:table-cell office:value-type="float" office:value="20.8" calcext:value-type="float">
            <text:p>20,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8180818" calcext:value-type="float">
            <text:p>48180818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612095" calcext:value-type="float">
            <text:p>46612095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49592" calcext:value-type="float">
            <text:p>46649592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4449843" calcext:value-type="float">
            <text:p>34449843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396963" calcext:value-type="float">
            <text:p>52396963</text:p>
          </table:table-cell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60593" calcext:value-type="float">
            <text:p>38760593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7772337" calcext:value-type="float">
            <text:p>37772337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4433" calcext:value-type="float">
            <text:p>2574433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479204" calcext:value-type="float">
            <text:p>41479204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2831412" calcext:value-type="float">
            <text:p>42831412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83349" calcext:value-type="float">
            <text:p>2883349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83082" calcext:value-type="float">
            <text:p>38383082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79878" calcext:value-type="float">
            <text:p>35879878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005625" calcext:value-type="float">
            <text:p>49005625</text:p>
          </table:table-cell>
          <table:table-cell office:value-type="float" office:value="23.8" calcext:value-type="float">
            <text:p>23,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16401" calcext:value-type="float">
            <text:p>46616401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553399" calcext:value-type="float">
            <text:p>44553399</text:p>
          </table:table-cell>
          <table:table-cell office:value-type="float" office:value="26.7" calcext:value-type="float">
            <text:p>26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92878" calcext:value-type="float">
            <text:p>38592878</text:p>
          </table:table-cell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42035" calcext:value-type="float">
            <text:p>42442035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791281" calcext:value-type="float">
            <text:p>38791281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388627" calcext:value-type="float">
            <text:p>39388627</text:p>
          </table:table-cell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02621" calcext:value-type="float">
            <text:p>48002621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867280" calcext:value-type="float">
            <text:p>41867280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713211" calcext:value-type="float">
            <text:p>42713211</text:p>
          </table:table-cell>
          <table:table-cell office:value-type="float" office:value="11" calcext:value-type="float">
            <text:p>1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56940" calcext:value-type="float">
            <text:p>40456940</text:p>
          </table:table-cell>
          <table:table-cell office:value-type="float" office:value="17.8" calcext:value-type="float">
            <text:p>17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443665" calcext:value-type="float">
            <text:p>39443665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65250" calcext:value-type="float">
            <text:p>5046525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37013" calcext:value-type="float">
            <text:p>36237013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81264" calcext:value-type="float">
            <text:p>3808126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907602" calcext:value-type="float">
            <text:p>38907602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86942" calcext:value-type="float">
            <text:p>41786942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401669" calcext:value-type="float">
            <text:p>43401669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620688" calcext:value-type="float">
            <text:p>47620688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28074" calcext:value-type="float">
            <text:p>51128074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693040" calcext:value-type="float">
            <text:p>4169304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285994" calcext:value-type="float">
            <text:p>42285994</text:p>
          </table:table-cell>
          <table:table-cell office:value-type="float" office:value="39" calcext:value-type="float">
            <text:p>3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68938" calcext:value-type="float">
            <text:p>46668938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742044" calcext:value-type="float">
            <text:p>7742044</text:p>
          </table:table-cell>
          <table:table-cell office:value-type="float" office:value="34.7" calcext:value-type="float">
            <text:p>34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681110" calcext:value-type="float">
            <text:p>38681110</text:p>
          </table:table-cell>
          <table:table-cell office:value-type="float" office:value="26.7" calcext:value-type="float">
            <text:p>26,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73020" calcext:value-type="float">
            <text:p>36673020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206742" calcext:value-type="float">
            <text:p>41206742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65514" calcext:value-type="float">
            <text:p>37465514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66890" calcext:value-type="float">
            <text:p>43166890</text:p>
          </table:table-cell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308784" calcext:value-type="float">
            <text:p>35308784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47576" calcext:value-type="float">
            <text:p>36847576</text:p>
          </table:table-cell>
          <table:table-cell office:value-type="float" office:value="42" calcext:value-type="float">
            <text:p>4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64312" calcext:value-type="float">
            <text:p>49764312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7622598" calcext:value-type="float">
            <text:p>37622598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77186" calcext:value-type="float">
            <text:p>47977186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08917" calcext:value-type="float">
            <text:p>364089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807337" calcext:value-type="float">
            <text:p>35807337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34313" calcext:value-type="float">
            <text:p>50934313</text:p>
          </table:table-cell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87819" calcext:value-type="float">
            <text:p>36487819</text:p>
          </table:table-cell>
          <table:table-cell office:value-type="float" office:value="15.8" calcext:value-type="float">
            <text:p>15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755777" calcext:value-type="float">
            <text:p>49755777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531696" calcext:value-type="float">
            <text:p>49531696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02489" calcext:value-type="float">
            <text:p>5010248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519410" calcext:value-type="float">
            <text:p>3651941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5559" calcext:value-type="float">
            <text:p>2455559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235651" calcext:value-type="float">
            <text:p>522356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957961" calcext:value-type="float">
            <text:p>4295796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509517" calcext:value-type="float">
            <text:p>44509517</text:p>
          </table:table-cell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14590" calcext:value-type="float">
            <text:p>4821459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275713" calcext:value-type="float">
            <text:p>37275713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12248" calcext:value-type="float">
            <text:p>48612248</text:p>
          </table:table-cell>
          <table:table-cell office:value-type="float" office:value="12.9" calcext:value-type="float">
            <text:p>12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70689" calcext:value-type="float">
            <text:p>444706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414745" calcext:value-type="float">
            <text:p>45414745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87193" calcext:value-type="float">
            <text:p>37987193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68527" calcext:value-type="float">
            <text:p>487685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801881" calcext:value-type="float">
            <text:p>3480188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74596" calcext:value-type="float">
            <text:p>2874596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75935" calcext:value-type="float">
            <text:p>4817593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4841265" calcext:value-type="float">
            <text:p>44841265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434190" calcext:value-type="float">
            <text:p>36434190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52207" calcext:value-type="float">
            <text:p>484522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108997" calcext:value-type="float">
            <text:p>35108997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16225" calcext:value-type="float">
            <text:p>36916225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04275" calcext:value-type="float">
            <text:p>368042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446368" calcext:value-type="float">
            <text:p>41446368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438454" calcext:value-type="float">
            <text:p>43438454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42096" calcext:value-type="float">
            <text:p>434420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973882" calcext:value-type="float">
            <text:p>42973882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55362" calcext:value-type="float">
            <text:p>48655362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08159" calcext:value-type="float">
            <text:p>4830815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322364" calcext:value-type="float">
            <text:p>3132236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98693" calcext:value-type="float">
            <text:p>38198693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61128" calcext:value-type="float">
            <text:p>36561128</text:p>
          </table:table-cell>
          <table:table-cell office:value-type="float" office:value="21.8" calcext:value-type="float">
            <text:p>21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849763" calcext:value-type="float">
            <text:p>34849763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95432" calcext:value-type="float">
            <text:p>43995432</text:p>
          </table:table-cell>
          <table:table-cell office:value-type="float" office:value="19.8" calcext:value-type="float">
            <text:p>19,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04062" calcext:value-type="float">
            <text:p>44004062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2458057" calcext:value-type="float">
            <text:p>42458057</text:p>
          </table:table-cell>
          <table:table-cell office:value-type="float" office:value="18.8" calcext:value-type="float">
            <text:p>18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33806" calcext:value-type="float">
            <text:p>37033806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41972" calcext:value-type="float">
            <text:p>37541972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701062" calcext:value-type="float">
            <text:p>35701062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62131" calcext:value-type="float">
            <text:p>49662131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06480" calcext:value-type="float">
            <text:p>4820648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142021" calcext:value-type="float">
            <text:p>46142021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72784" calcext:value-type="float">
            <text:p>48872784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37373" calcext:value-type="float">
            <text:p>365373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006696" calcext:value-type="float">
            <text:p>3400669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72194" calcext:value-type="float">
            <text:p>37672194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67764" calcext:value-type="float">
            <text:p>500677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273739" calcext:value-type="float">
            <text:p>35273739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259289" calcext:value-type="float">
            <text:p>42259289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07022" calcext:value-type="float">
            <text:p>37707022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583372" calcext:value-type="float">
            <text:p>36583372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353146" calcext:value-type="float">
            <text:p>50353146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02849" calcext:value-type="float">
            <text:p>37302849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317490" calcext:value-type="float">
            <text:p>3317490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174774" calcext:value-type="float">
            <text:p>50174774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94483" calcext:value-type="float">
            <text:p>49694483</text:p>
          </table:table-cell>
          <table:table-cell office:value-type="float" office:value="11.9" calcext:value-type="float">
            <text:p>11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2889378" calcext:value-type="float">
            <text:p>32889378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64411" calcext:value-type="float">
            <text:p>2964411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37612" calcext:value-type="float">
            <text:p>37537612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8414414" calcext:value-type="float">
            <text:p>48414414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969242" calcext:value-type="float">
            <text:p>46969242</text:p>
          </table:table-cell>
          <table:table-cell office:value-type="float" office:value="14.9" calcext:value-type="float">
            <text:p>14,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93985" calcext:value-type="float">
            <text:p>36193985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5643683" calcext:value-type="float">
            <text:p>45643683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983068" calcext:value-type="float">
            <text:p>48983068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53417" calcext:value-type="float">
            <text:p>36953417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7670830" calcext:value-type="float">
            <text:p>47670830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29581" calcext:value-type="float">
            <text:p>50429581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42214" calcext:value-type="float">
            <text:p>50142214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4671334" calcext:value-type="float">
            <text:p>3467133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82285" calcext:value-type="float">
            <text:p>44882285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07712" calcext:value-type="float">
            <text:p>41607712</text:p>
          </table:table-cell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4235853" calcext:value-type="float">
            <text:p>44235853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26345" calcext:value-type="float">
            <text:p>49626345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90838" calcext:value-type="float">
            <text:p>49690838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731698" calcext:value-type="float">
            <text:p>35731698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01596" calcext:value-type="float">
            <text:p>38201596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46939" calcext:value-type="float">
            <text:p>36846939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930319" calcext:value-type="float">
            <text:p>3893031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834935" calcext:value-type="float">
            <text:p>47834935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51343" calcext:value-type="float">
            <text:p>36751343</text:p>
          </table:table-cell>
          <table:table-cell office:value-type="float" office:value="9.9" calcext:value-type="float">
            <text:p>9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1987144" calcext:value-type="float">
            <text:p>31987144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86547" calcext:value-type="float">
            <text:p>48786547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16757" calcext:value-type="float">
            <text:p>38216757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188285" calcext:value-type="float">
            <text:p>38188285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2781" calcext:value-type="float">
            <text:p>2532781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62296" calcext:value-type="float">
            <text:p>36262296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003038" calcext:value-type="float">
            <text:p>36003038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240616" calcext:value-type="float">
            <text:p>42240616</text:p>
          </table:table-cell>
          <table:table-cell office:value-type="float" office:value="24.8" calcext:value-type="float">
            <text:p>24,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59648" calcext:value-type="float">
            <text:p>38159648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76656" calcext:value-type="float">
            <text:p>357665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53632" calcext:value-type="float">
            <text:p>37553632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30322" calcext:value-type="float">
            <text:p>51030322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291580" calcext:value-type="float">
            <text:p>36291580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953566" calcext:value-type="float">
            <text:p>35953566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09245" calcext:value-type="float">
            <text:p>36209245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0933226" calcext:value-type="float">
            <text:p>5093322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129678" calcext:value-type="float">
            <text:p>51129678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68429" calcext:value-type="float">
            <text:p>43168429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544781" calcext:value-type="float">
            <text:p>36544781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48500" calcext:value-type="float">
            <text:p>43348500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61210" calcext:value-type="float">
            <text:p>37161210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6229082" calcext:value-type="float">
            <text:p>4622908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488408" calcext:value-type="float">
            <text:p>38488408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01006" calcext:value-type="float">
            <text:p>49801006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567669" calcext:value-type="float">
            <text:p>36567669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397372" calcext:value-type="float">
            <text:p>50397372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96691" calcext:value-type="float">
            <text:p>5149669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340464" calcext:value-type="float">
            <text:p>4834046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689778" calcext:value-type="float">
            <text:p>40689778</text:p>
          </table:table-cell>
          <table:table-cell office:value-type="float" office:value="16.8" calcext:value-type="float">
            <text:p>16,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07342" calcext:value-type="float">
            <text:p>49507342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577153" calcext:value-type="float">
            <text:p>36577153</text:p>
          </table:table-cell>
          <table:table-cell office:value-type="float" office:value="19.8" calcext:value-type="float">
            <text:p>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27196" calcext:value-type="float">
            <text:p>47927196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297781" calcext:value-type="float">
            <text:p>44297781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8231902" calcext:value-type="float">
            <text:p>4823190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45469" calcext:value-type="float">
            <text:p>48845469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62365" calcext:value-type="float">
            <text:p>4936236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245286" calcext:value-type="float">
            <text:p>37245286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34988" calcext:value-type="float">
            <text:p>43934988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7093" calcext:value-type="float">
            <text:p>4939709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989292" calcext:value-type="float">
            <text:p>47989292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14515" calcext:value-type="float">
            <text:p>48314515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67481" calcext:value-type="float">
            <text:p>4416748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713331" calcext:value-type="float">
            <text:p>4871333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27352" calcext:value-type="float">
            <text:p>37527352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75875" calcext:value-type="float">
            <text:p>361758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866713" calcext:value-type="float">
            <text:p>47866713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033121" calcext:value-type="float">
            <text:p>44033121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46761" calcext:value-type="float">
            <text:p>505467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923271" calcext:value-type="float">
            <text:p>4292327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07630" calcext:value-type="float">
            <text:p>36207630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46372" calcext:value-type="float">
            <text:p>36746372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669366" calcext:value-type="float">
            <text:p>4766936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326313" calcext:value-type="float">
            <text:p>49326313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45753" calcext:value-type="float">
            <text:p>5054575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315557" calcext:value-type="float">
            <text:p>48315557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06016" calcext:value-type="float">
            <text:p>48506016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87023" calcext:value-type="float">
            <text:p>494870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423905" calcext:value-type="float">
            <text:p>47423905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72357" calcext:value-type="float">
            <text:p>48872357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87410" calcext:value-type="float">
            <text:p>85874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260743" calcext:value-type="float">
            <text:p>48260743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754266" calcext:value-type="float">
            <text:p>51754266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47249" calcext:value-type="float">
            <text:p>4794724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999521" calcext:value-type="float">
            <text:p>47999521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773557" calcext:value-type="float">
            <text:p>36773557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67097" calcext:value-type="float">
            <text:p>493670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749619" calcext:value-type="float">
            <text:p>45749619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10084" calcext:value-type="float">
            <text:p>44810084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75868" calcext:value-type="float">
            <text:p>488758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261543" calcext:value-type="float">
            <text:p>48261543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483097" calcext:value-type="float">
            <text:p>45483097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38317" calcext:value-type="float">
            <text:p>39338317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803895" calcext:value-type="float">
            <text:p>34803895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59395" calcext:value-type="float">
            <text:p>4795939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67224" calcext:value-type="float">
            <text:p>499672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4699245" calcext:value-type="float">
            <text:p>44699245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676453" calcext:value-type="float">
            <text:p>38676453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71044" calcext:value-type="float">
            <text:p>515710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198999" calcext:value-type="float">
            <text:p>35198999</text:p>
          </table:table-cell>
          <table:table-cell office:value-type="float" office:value="18.8" calcext:value-type="float">
            <text:p>18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838109" calcext:value-type="float">
            <text:p>35838109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11673" calcext:value-type="float">
            <text:p>368116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392151" calcext:value-type="float">
            <text:p>47392151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44156" calcext:value-type="float">
            <text:p>36944156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01117" calcext:value-type="float">
            <text:p>47001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803692" calcext:value-type="float">
            <text:p>3580369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615146" calcext:value-type="float">
            <text:p>50615146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07750" calcext:value-type="float">
            <text:p>495077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146745" calcext:value-type="float">
            <text:p>47146745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85386" calcext:value-type="float">
            <text:p>49685386</text:p>
          </table:table-cell>
          <table:table-cell office:value-type="float" office:value="11.9" calcext:value-type="float">
            <text:p>11,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52326" calcext:value-type="float">
            <text:p>375523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529908" calcext:value-type="float">
            <text:p>35529908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51448" calcext:value-type="float">
            <text:p>49151448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94323" calcext:value-type="float">
            <text:p>471943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514303" calcext:value-type="float">
            <text:p>47514303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868281" calcext:value-type="float">
            <text:p>49868281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72842" calcext:value-type="float">
            <text:p>3647284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215653" calcext:value-type="float">
            <text:p>3521565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807743" calcext:value-type="float">
            <text:p>45807743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00588" calcext:value-type="float">
            <text:p>38100588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413227" calcext:value-type="float">
            <text:p>47413227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334671" calcext:value-type="float">
            <text:p>42334671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61225" calcext:value-type="float">
            <text:p>422612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834705" calcext:value-type="float">
            <text:p>47834705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634894" calcext:value-type="float">
            <text:p>51634894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35124" calcext:value-type="float">
            <text:p>499351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045668" calcext:value-type="float">
            <text:p>45045668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859537" calcext:value-type="float">
            <text:p>50859537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83329" calcext:value-type="float">
            <text:p>354833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831905" calcext:value-type="float">
            <text:p>46831905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14471" calcext:value-type="float">
            <text:p>48314471</text:p>
          </table:table-cell>
          <table:table-cell office:value-type="float" office:value="14" calcext:value-type="float">
            <text:p>1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75888" calcext:value-type="float">
            <text:p>473758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043116" calcext:value-type="float">
            <text:p>36043116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09342" calcext:value-type="float">
            <text:p>37409342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66715" calcext:value-type="float">
            <text:p>366667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963403" calcext:value-type="float">
            <text:p>43963403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68763" calcext:value-type="float">
            <text:p>48368763</text:p>
          </table:table-cell>
          <table:table-cell office:value-type="float" office:value="9.9" calcext:value-type="float">
            <text:p>9,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68880" calcext:value-type="float">
            <text:p>3666888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249916" calcext:value-type="float">
            <text:p>48249916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46266" calcext:value-type="float">
            <text:p>37346266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77096" calcext:value-type="float">
            <text:p>478770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601921" calcext:value-type="float">
            <text:p>46601921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21529" calcext:value-type="float">
            <text:p>37521529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41055" calcext:value-type="float">
            <text:p>32641055</text:p>
          </table:table-cell>
          <table:table-cell office:value-type="float" office:value="13.9" calcext:value-type="float">
            <text:p>13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678352" calcext:value-type="float">
            <text:p>4767835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495192" calcext:value-type="float">
            <text:p>35495192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526189" calcext:value-type="float">
            <text:p>385261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868181" calcext:value-type="float">
            <text:p>46868181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51845" calcext:value-type="float">
            <text:p>37451845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96196" calcext:value-type="float">
            <text:p>376961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086402" calcext:value-type="float">
            <text:p>45086402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60807" calcext:value-type="float">
            <text:p>43360807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56093" calcext:value-type="float">
            <text:p>451560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491712" calcext:value-type="float">
            <text:p>40491712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31157" calcext:value-type="float">
            <text:p>49231157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87234" calcext:value-type="float">
            <text:p>374872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106457" calcext:value-type="float">
            <text:p>35106457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014252" calcext:value-type="float">
            <text:p>5201425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39642" calcext:value-type="float">
            <text:p>4733964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287894" calcext:value-type="float">
            <text:p>4728789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64154" calcext:value-type="float">
            <text:p>37364154</text:p>
          </table:table-cell>
          <table:table-cell office:value-type="float" office:value="11.9" calcext:value-type="float">
            <text:p>11,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33631" calcext:value-type="float">
            <text:p>494336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256104" calcext:value-type="float">
            <text:p>4825610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435357" calcext:value-type="float">
            <text:p>38435357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1321" calcext:value-type="float">
            <text:p>493913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639000" calcext:value-type="float">
            <text:p>42639000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045962" calcext:value-type="float">
            <text:p>51045962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2369114.66" calcext:value-type="float">
            <text:p>42369114,66</text:p>
          </table:table-cell>
          <table:table-cell table:formula="of:=AVERAGE([.C11:.C110])" office:value-type="float" office:value="17.175" calcext:value-type="float">
            <text:p>17,175</text:p>
          </table:table-cell>
          <table:table-cell table:formula="of:=AVERAGE([.D11:.D110])" office:value-type="float" office:value="1.93" calcext:value-type="float">
            <text:p>1,93</text:p>
          </table:table-cell>
          <table:table-cell table:number-columns-repeated="2"/>
          <table:table-cell table:formula="of:=AVERAGE([.G11:.G110])" office:value-type="float" office:value="40246964.58" calcext:value-type="float">
            <text:p>40246964,58</text:p>
          </table:table-cell>
          <table:table-cell table:formula="of:=AVERAGE([.H11:.H110])" office:value-type="float" office:value="23.11" calcext:value-type="float">
            <text:p>23,11</text:p>
          </table:table-cell>
          <table:table-cell table:formula="of:=AVERAGE([.I11:.I110])" office:value-type="float" office:value="1.798" calcext:value-type="float">
            <text:p>1,798</text:p>
          </table:table-cell>
          <table:table-cell table:number-columns-repeated="2"/>
          <table:table-cell table:formula="of:=AVERAGE([.L11:.L110])" office:value-type="float" office:value="41405479" calcext:value-type="float">
            <text:p>41405479</text:p>
          </table:table-cell>
          <table:table-cell table:formula="of:=AVERAGE([.M11:.M110])" office:value-type="float" office:value="19.718" calcext:value-type="float">
            <text:p>19,718</text:p>
          </table:table-cell>
          <table:table-cell table:formula="of:=AVERAGE([.N11:.N110])" office:value-type="float" office:value="4.268" calcext:value-type="float">
            <text:p>4,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8338447.18663126" calcext:value-type="float">
            <text:p>8338447,18663126</text:p>
          </table:table-cell>
          <table:table-cell table:formula="of:=STDEVP([.C11:.C110])" office:value-type="float" office:value="17.9598907290663" calcext:value-type="float">
            <text:p>17,9598907290663</text:p>
          </table:table-cell>
          <table:table-cell table:formula="of:=STDEVP([.D11:.D110])" office:value-type="float" office:value="0.221585198061603" calcext:value-type="float">
            <text:p>0,221585198061603</text:p>
          </table:table-cell>
          <table:table-cell table:number-columns-repeated="2"/>
          <table:table-cell table:formula="of:=STDEVP([.G11:.G110])" office:value-type="float" office:value="8872011.08911021" calcext:value-type="float">
            <text:p>8872011,08911021</text:p>
          </table:table-cell>
          <table:table-cell table:formula="of:=STDEVP([.H11:.H110])" office:value-type="float" office:value="4.15945909945031" calcext:value-type="float">
            <text:p>4,15945909945031</text:p>
          </table:table-cell>
          <table:table-cell table:formula="of:=STDEVP([.I11:.I110])" office:value-type="float" office:value="0.014" calcext:value-type="float">
            <text:p>0,014</text:p>
          </table:table-cell>
          <table:table-cell table:number-columns-repeated="2"/>
          <table:table-cell table:formula="of:=STDEVP([.L11:.L110])" office:value-type="float" office:value="11651258.7398877" calcext:value-type="float">
            <text:p>11651258,7398877</text:p>
          </table:table-cell>
          <table:table-cell table:formula="of:=STDEVP([.M11:.M110])" office:value-type="float" office:value="25.8595064918107" calcext:value-type="float">
            <text:p>25,8595064918107</text:p>
          </table:table-cell>
          <table:table-cell table:formula="of:=STDEVP([.N11:.N110])" office:value-type="float" office:value="0.429390265376383" calcext:value-type="float">
            <text:p>0,4293902653763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3483906.5" calcext:value-type="float">
            <text:p>43483906,5</text:p>
          </table:table-cell>
          <table:table-cell table:formula="of:=MEDIAN([.C11:.C110])" office:value-type="float" office:value="13" calcext:value-type="float">
            <text:p>13</text:p>
          </table:table-cell>
          <table:table-cell table:formula="of:=MEDIAN([.D11:.D110])" office:value-type="float" office:value="2" calcext:value-type="float">
            <text:p>2</text:p>
          </table:table-cell>
          <table:table-cell table:number-columns-repeated="2"/>
          <table:table-cell table:formula="of:=MEDIAN([.G11:.G110])" office:value-type="float" office:value="41780160" calcext:value-type="float">
            <text:p>41780160</text:p>
          </table:table-cell>
          <table:table-cell table:formula="of:=MEDIAN([.H11:.H110])" office:value-type="float" office:value="22" calcext:value-type="float">
            <text:p>22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44014276.5" calcext:value-type="float">
            <text:p>44014276,5</text:p>
          </table:table-cell>
          <table:table-cell table:formula="of:=MEDIAN([.M11:.M110])" office:value-type="float" office:value="14" calcext:value-type="float">
            <text:p>14</text:p>
          </table:table-cell>
          <table:table-cell table:formula="of:=MEDIAN([.N11:.N110])"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1986785.76" calcext:value-type="float">
            <text:p>41986785,76</text:p>
          </table:table-cell>
          <table:table-cell table:formula="of:=AVERAGE([.C11:.C60])" office:value-type="float" office:value="21.002" calcext:value-type="float">
            <text:p>21,002</text:p>
          </table:table-cell>
          <table:table-cell table:formula="of:=AVERAGE([.D11:.D60])" office:value-type="float" office:value="1.838" calcext:value-type="float">
            <text:p>1,838</text:p>
          </table:table-cell>
          <table:table-cell table:number-columns-repeated="2"/>
          <table:table-cell table:formula="of:=AVERAGE([.G11:.G60])" office:value-type="float" office:value="37983489.16" calcext:value-type="float">
            <text:p>37983489,16</text:p>
          </table:table-cell>
          <table:table-cell table:formula="of:=AVERAGE([.H11:.H60])" office:value-type="float" office:value="25.124" calcext:value-type="float">
            <text:p>25,124</text:p>
          </table:table-cell>
          <table:table-cell table:formula="of:=AVERAGE([.I11:.I60])" office:value-type="float" office:value="1.796" calcext:value-type="float">
            <text:p>1,796</text:p>
          </table:table-cell>
          <table:table-cell table:number-columns-repeated="2"/>
          <table:table-cell table:formula="of:=AVERAGE([.L11:.L60])" office:value-type="float" office:value="39330836.2" calcext:value-type="float">
            <text:p>39330836,2</text:p>
          </table:table-cell>
          <table:table-cell table:formula="of:=AVERAGE([.M11:.M60])" office:value-type="float" office:value="25.912" calcext:value-type="float">
            <text:p>25,912</text:p>
          </table:table-cell>
          <table:table-cell table:formula="of:=AVERAGE([.N11:.N60])" office:value-type="float" office:value="4.072" calcext:value-type="float">
            <text:p>4,0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42751443.56" calcext:value-type="float">
            <text:p>42751443,56</text:p>
          </table:table-cell>
          <table:table-cell table:formula="of:=AVERAGE([.C61:.C110])" office:value-type="float" office:value="13.348" calcext:value-type="float">
            <text:p>13,348</text:p>
          </table:table-cell>
          <table:table-cell table:formula="of:=AVERAGE([.D61:.D110])" office:value-type="float" office:value="2.022" calcext:value-type="float">
            <text:p>2,022</text:p>
          </table:table-cell>
          <table:table-cell table:number-columns-repeated="2"/>
          <table:table-cell table:formula="of:=AVERAGE([.G61:.G110])" office:value-type="float" office:value="42510440" calcext:value-type="float">
            <text:p>42510440</text:p>
          </table:table-cell>
          <table:table-cell table:formula="of:=AVERAGE([.H61:.H110])" office:value-type="float" office:value="21.096" calcext:value-type="float">
            <text:p>21,096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43480121.8" calcext:value-type="float">
            <text:p>43480121,8</text:p>
          </table:table-cell>
          <table:table-cell table:formula="of:=AVERAGE([.M61:.M110])" office:value-type="float" office:value="13.524" calcext:value-type="float">
            <text:p>13,524</text:p>
          </table:table-cell>
          <table:table-cell table:formula="of:=AVERAGE([.N61:.N110])" office:value-type="float" office:value="4.464" calcext:value-type="float">
            <text:p>4,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7676826.72810633" calcext:value-type="float">
            <text:p>7676826,72810633</text:p>
          </table:table-cell>
          <table:table-cell table:formula="of:=STDEVP([.C61:.C110])" office:value-type="float" office:value="3.0377781354141" calcext:value-type="float">
            <text:p>3,0377781354141</text:p>
          </table:table-cell>
          <table:table-cell table:formula="of:=STDEVP([.D61:.D110])" office:value-type="float" office:value="0.041424630354416" calcext:value-type="float">
            <text:p>0,041424630354416</text:p>
          </table:table-cell>
          <table:table-cell table:number-columns-repeated="2"/>
          <table:table-cell table:formula="of:=STDEVP([.G61:.G110])" office:value-type="float" office:value="7728016.32196283" calcext:value-type="float">
            <text:p>7728016,32196283</text:p>
          </table:table-cell>
          <table:table-cell table:formula="of:=STDEVP([.H61:.H110])" office:value-type="float" office:value="1.83618735427516" calcext:value-type="float">
            <text:p>1,83618735427516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8052833.4379606" calcext:value-type="float">
            <text:p>8052833,4379606</text:p>
          </table:table-cell>
          <table:table-cell table:formula="of:=STDEVP([.M61:.M110])" office:value-type="float" office:value="4.71675990484994" calcext:value-type="float">
            <text:p>4,71675990484994</text:p>
          </table:table-cell>
          <table:table-cell table:formula="of:=STDEVP([.N61:.N110])" office:value-type="float" office:value="0.0479999999999998" calcext:value-type="float">
            <text:p>0,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43304493" calcext:value-type="float">
            <text:p>43304493</text:p>
          </table:table-cell>
          <table:table-cell table:formula="of:=MEDIAN([.C11:.C60])" office:value-type="float" office:value="14" calcext:value-type="float">
            <text:p>14</text:p>
          </table:table-cell>
          <table:table-cell table:formula="of:=MEDIAN([.D11:.D60])" office:value-type="float" office:value="2" calcext:value-type="float">
            <text:p>2</text:p>
          </table:table-cell>
          <table:table-cell table:number-columns-repeated="2"/>
          <table:table-cell table:formula="of:=MEDIAN([.G11:.G60])" office:value-type="float" office:value="37926800.5" calcext:value-type="float">
            <text:p>37926800,5</text:p>
          </table:table-cell>
          <table:table-cell table:formula="of:=MEDIAN([.H11:.H60])" office:value-type="float" office:value="25" calcext:value-type="float">
            <text:p>25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43075832.5" calcext:value-type="float">
            <text:p>43075832,5</text:p>
          </table:table-cell>
          <table:table-cell table:formula="of:=MEDIAN([.M11:.M60])" office:value-type="float" office:value="15.5" calcext:value-type="float">
            <text:p>15,5</text:p>
          </table:table-cell>
          <table:table-cell table:formula="of:=MEDIAN([.N11:.N60])"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44232631" calcext:value-type="float">
            <text:p>44232631</text:p>
          </table:table-cell>
          <table:table-cell table:formula="of:=MEDIAN([.C61:.C110])" office:value-type="float" office:value="13" calcext:value-type="float">
            <text:p>13</text:p>
          </table:table-cell>
          <table:table-cell table:formula="of:=MEDIAN([.D61:.D110])" office:value-type="float" office:value="2" calcext:value-type="float">
            <text:p>2</text:p>
          </table:table-cell>
          <table:table-cell table:number-columns-repeated="2"/>
          <table:table-cell table:formula="of:=MEDIAN([.G61:.G110])" office:value-type="float" office:value="45989350.5" calcext:value-type="float">
            <text:p>45989350,5</text:p>
          </table:table-cell>
          <table:table-cell table:formula="of:=MEDIAN([.H61:.H110])" office:value-type="float" office:value="21" calcext:value-type="float">
            <text:p>21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45146590.5" calcext:value-type="float">
            <text:p>45146590,5</text:p>
          </table:table-cell>
          <table:table-cell table:formula="of:=MEDIAN([.M61:.M110])" office:value-type="float" office:value="11.9" calcext:value-type="float">
            <text:p>11,9</text:p>
          </table:table-cell>
          <table:table-cell table:formula="of:=MEDIAN([.N61:.N110])"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942406" calcext:value-type="float">
            <text:p>22942406</text:p>
          </table:table-cell>
          <table:table-cell office:value-type="float" office:value="226.7" calcext:value-type="float">
            <text:p>22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2751041" calcext:value-type="float">
            <text:p>12751041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6783694" calcext:value-type="float">
            <text:p>26783694</text:p>
          </table:table-cell>
          <table:table-cell office:value-type="float" office:value="226.7" calcext:value-type="float">
            <text:p>226,7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5341" calcext:value-type="float">
            <text:p>4245341</text:p>
          </table:table-cell>
          <table:table-cell office:value-type="float" office:value="179" calcext:value-type="float">
            <text:p>17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9974207" calcext:value-type="float">
            <text:p>19974207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35819" calcext:value-type="float">
            <text:p>3935819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75804" calcext:value-type="float">
            <text:p>24375804</text:p>
          </table:table-cell>
          <table:table-cell office:value-type="float" office:value="74" calcext:value-type="float">
            <text:p>7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839486" calcext:value-type="float">
            <text:p>883948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18825" calcext:value-type="float">
            <text:p>23518825</text:p>
          </table:table-cell>
          <table:table-cell office:value-type="float" office:value="99" calcext:value-type="float">
            <text:p>9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3451" calcext:value-type="float">
            <text:p>3133451</text:p>
          </table:table-cell>
          <table:table-cell office:value-type="float" office:value="47" calcext:value-type="float">
            <text:p>4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3521680" calcext:value-type="float">
            <text:p>2352168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16321" calcext:value-type="float">
            <text:p>3116321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52712" calcext:value-type="float">
            <text:p>23552712</text:p>
          </table:table-cell>
          <table:table-cell office:value-type="float" office:value="33" calcext:value-type="float">
            <text:p>3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908882" calcext:value-type="float">
            <text:p>6908882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87105" calcext:value-type="float">
            <text:p>23787105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50107" calcext:value-type="float">
            <text:p>23650107</text:p>
          </table:table-cell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434970" calcext:value-type="float">
            <text:p>8434970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08271" calcext:value-type="float">
            <text:p>24508271</text:p>
          </table:table-cell>
          <table:table-cell office:value-type="float" office:value="41" calcext:value-type="float">
            <text:p>4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44116" calcext:value-type="float">
            <text:p>2374411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10525" calcext:value-type="float">
            <text:p>7710525</text:p>
          </table:table-cell>
          <table:table-cell office:value-type="float" office:value="65.3" calcext:value-type="float">
            <text:p>65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89905" calcext:value-type="float">
            <text:p>21989905</text:p>
          </table:table-cell>
          <table:table-cell office:value-type="float" office:value="43" calcext:value-type="float">
            <text:p>4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89547" calcext:value-type="float">
            <text:p>25189547</text:p>
          </table:table-cell>
          <table:table-cell office:value-type="float" office:value="26.7" calcext:value-type="float">
            <text:p>26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135374" calcext:value-type="float">
            <text:p>2113537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68300" calcext:value-type="float">
            <text:p>25168300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71471" calcext:value-type="float">
            <text:p>24971471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870446" calcext:value-type="float">
            <text:p>887044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14874" calcext:value-type="float">
            <text:p>23614874</text:p>
          </table:table-cell>
          <table:table-cell office:value-type="float" office:value="61" calcext:value-type="float">
            <text:p>6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15164" calcext:value-type="float">
            <text:p>22015164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844473" calcext:value-type="float">
            <text:p>684447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89467" calcext:value-type="float">
            <text:p>25389467</text:p>
          </table:table-cell>
          <table:table-cell office:value-type="float" office:value="71" calcext:value-type="float">
            <text:p>7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89165" calcext:value-type="float">
            <text:p>21489165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092755" calcext:value-type="float">
            <text:p>13092755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71813" calcext:value-type="float">
            <text:p>23571813</text:p>
          </table:table-cell>
          <table:table-cell office:value-type="float" office:value="48.5" calcext:value-type="float">
            <text:p>48,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92740" calcext:value-type="float">
            <text:p>2409274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938513" calcext:value-type="float">
            <text:p>23938513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97242" calcext:value-type="float">
            <text:p>25097242</text:p>
          </table:table-cell>
          <table:table-cell office:value-type="float" office:value="39" calcext:value-type="float">
            <text:p>3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4206" calcext:value-type="float">
            <text:p>34542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852104" calcext:value-type="float">
            <text:p>1885210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22548" calcext:value-type="float">
            <text:p>22122548</text:p>
          </table:table-cell>
          <table:table-cell office:value-type="float" office:value="34" calcext:value-type="float">
            <text:p>3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16815" calcext:value-type="float">
            <text:p>229168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94597" calcext:value-type="float">
            <text:p>7294597</text:p>
          </table:table-cell>
          <table:table-cell office:value-type="float" office:value="65.3" calcext:value-type="float">
            <text:p>65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74392" calcext:value-type="float">
            <text:p>21974392</text:p>
          </table:table-cell>
          <table:table-cell office:value-type="float" office:value="36" calcext:value-type="float">
            <text:p>3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87417" calcext:value-type="float">
            <text:p>234874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37782" calcext:value-type="float">
            <text:p>6437782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8927" calcext:value-type="float">
            <text:p>235289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12009" calcext:value-type="float">
            <text:p>22112009</text:p>
          </table:table-cell>
          <table:table-cell office:value-type="float" office:value="25.7" calcext:value-type="float">
            <text:p>25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604843" calcext:value-type="float">
            <text:p>7604843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97495" calcext:value-type="float">
            <text:p>2419749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51199" calcext:value-type="float">
            <text:p>2205119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690749" calcext:value-type="float">
            <text:p>17690749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5648" calcext:value-type="float">
            <text:p>23525648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7742" calcext:value-type="float">
            <text:p>2727742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800083" calcext:value-type="float">
            <text:p>1180008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91532" calcext:value-type="float">
            <text:p>23491532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01462" calcext:value-type="float">
            <text:p>21701462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192327" calcext:value-type="float">
            <text:p>14192327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50312" calcext:value-type="float">
            <text:p>23650312</text:p>
          </table:table-cell>
          <table:table-cell office:value-type="float" office:value="25.7" calcext:value-type="float">
            <text:p>25,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54991" calcext:value-type="float">
            <text:p>21454991</text:p>
          </table:table-cell>
          <table:table-cell office:value-type="float" office:value="23" calcext:value-type="float">
            <text:p>2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623147" calcext:value-type="float">
            <text:p>18623147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28923" calcext:value-type="float">
            <text:p>24828923</text:p>
          </table:table-cell>
          <table:table-cell office:value-type="float" office:value="26" calcext:value-type="float">
            <text:p>26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86704" calcext:value-type="float">
            <text:p>25486704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384170" calcext:value-type="float">
            <text:p>4384170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30708" calcext:value-type="float">
            <text:p>24830708</text:p>
          </table:table-cell>
          <table:table-cell office:value-type="float" office:value="29" calcext:value-type="float">
            <text:p>29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82727" calcext:value-type="float">
            <text:p>24982727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336047" calcext:value-type="float">
            <text:p>7336047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8002" calcext:value-type="float">
            <text:p>23378002</text:p>
          </table:table-cell>
          <table:table-cell office:value-type="float" office:value="33" calcext:value-type="float">
            <text:p>3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06639" calcext:value-type="float">
            <text:p>22006639</text:p>
          </table:table-cell>
          <table:table-cell office:value-type="float" office:value="28.7" calcext:value-type="float">
            <text:p>28,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959389" calcext:value-type="float">
            <text:p>995938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82649" calcext:value-type="float">
            <text:p>25082649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03492" calcext:value-type="float">
            <text:p>23203492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873090" calcext:value-type="float">
            <text:p>16873090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89732" calcext:value-type="float">
            <text:p>25189732</text:p>
          </table:table-cell>
          <table:table-cell office:value-type="float" office:value="27" calcext:value-type="float">
            <text:p>27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33045" calcext:value-type="float">
            <text:p>22533045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071482" calcext:value-type="float">
            <text:p>1107148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1530" calcext:value-type="float">
            <text:p>23321530</text:p>
          </table:table-cell>
          <table:table-cell office:value-type="float" office:value="34" calcext:value-type="float">
            <text:p>34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72597" calcext:value-type="float">
            <text:p>24072597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068657" calcext:value-type="float">
            <text:p>1406865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03391" calcext:value-type="float">
            <text:p>24903391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25529" calcext:value-type="float">
            <text:p>23525529</text:p>
          </table:table-cell>
          <table:table-cell office:value-type="float" office:value="28" calcext:value-type="float">
            <text:p>2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900296" calcext:value-type="float">
            <text:p>16900296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2878" calcext:value-type="float">
            <text:p>23422878</text:p>
          </table:table-cell>
          <table:table-cell office:value-type="float" office:value="36.6" calcext:value-type="float">
            <text:p>36,6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26012" calcext:value-type="float">
            <text:p>23826012</text:p>
          </table:table-cell>
          <table:table-cell office:value-type="float" office:value="29" calcext:value-type="float">
            <text:p>2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252117" calcext:value-type="float">
            <text:p>7252117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42299" calcext:value-type="float">
            <text:p>23842299</text:p>
          </table:table-cell>
          <table:table-cell office:value-type="float" office:value="38" calcext:value-type="float">
            <text:p>38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04227" calcext:value-type="float">
            <text:p>22104227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621036" calcext:value-type="float">
            <text:p>21621036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43772" calcext:value-type="float">
            <text:p>24243772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42109" calcext:value-type="float">
            <text:p>22842109</text:p>
          </table:table-cell>
          <table:table-cell office:value-type="float" office:value="22" calcext:value-type="float">
            <text:p>2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539854" calcext:value-type="float">
            <text:p>8539854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21184" calcext:value-type="float">
            <text:p>22721184</text:p>
          </table:table-cell>
          <table:table-cell office:value-type="float" office:value="21" calcext:value-type="float">
            <text:p>2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05968" calcext:value-type="float">
            <text:p>21605968</text:p>
          </table:table-cell>
          <table:table-cell office:value-type="float" office:value="22.8" calcext:value-type="float">
            <text:p>22,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497475" calcext:value-type="float">
            <text:p>1449747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95989" calcext:value-type="float">
            <text:p>23695989</text:p>
          </table:table-cell>
          <table:table-cell office:value-type="float" office:value="22" calcext:value-type="float">
            <text:p>2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89823" calcext:value-type="float">
            <text:p>24389823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182686" calcext:value-type="float">
            <text:p>2118268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7260" calcext:value-type="float">
            <text:p>23307260</text:p>
          </table:table-cell>
          <table:table-cell office:value-type="float" office:value="26" calcext:value-type="float">
            <text:p>26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45151" calcext:value-type="float">
            <text:p>23345151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744947" calcext:value-type="float">
            <text:p>9744947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57488" calcext:value-type="float">
            <text:p>24657488</text:p>
          </table:table-cell>
          <table:table-cell office:value-type="float" office:value="20" calcext:value-type="float">
            <text:p>20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39282" calcext:value-type="float">
            <text:p>25239282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809222" calcext:value-type="float">
            <text:p>680922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3541" calcext:value-type="float">
            <text:p>23263541</text:p>
          </table:table-cell>
          <table:table-cell office:value-type="float" office:value="21" calcext:value-type="float">
            <text:p>2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13123" calcext:value-type="float">
            <text:p>22913123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073151" calcext:value-type="float">
            <text:p>807315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55047" calcext:value-type="float">
            <text:p>24755047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52672" calcext:value-type="float">
            <text:p>23452672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7383661" calcext:value-type="float">
            <text:p>17383661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13931" calcext:value-type="float">
            <text:p>22713931</text:p>
          </table:table-cell>
          <table:table-cell office:value-type="float" office:value="20.8" calcext:value-type="float">
            <text:p>20,8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40549" calcext:value-type="float">
            <text:p>24340549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5177492" calcext:value-type="float">
            <text:p>517749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69306" calcext:value-type="float">
            <text:p>25269306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14239" calcext:value-type="float">
            <text:p>23614239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5253477" calcext:value-type="float">
            <text:p>5253477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30991" calcext:value-type="float">
            <text:p>25030991</text:p>
          </table:table-cell>
          <table:table-cell office:value-type="float" office:value="21" calcext:value-type="float">
            <text:p>2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45024" calcext:value-type="float">
            <text:p>23445024</text:p>
          </table:table-cell>
          <table:table-cell office:value-type="float" office:value="29.7" calcext:value-type="float">
            <text:p>29,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6534086" calcext:value-type="float">
            <text:p>1653408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15391" calcext:value-type="float">
            <text:p>24215391</text:p>
          </table:table-cell>
          <table:table-cell office:value-type="float" office:value="37" calcext:value-type="float">
            <text:p>3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015" calcext:value-type="float">
            <text:p>2580015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450321" calcext:value-type="float">
            <text:p>1045032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53354" calcext:value-type="float">
            <text:p>23253354</text:p>
          </table:table-cell>
          <table:table-cell office:value-type="float" office:value="26" calcext:value-type="float">
            <text:p>26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6079" calcext:value-type="float">
            <text:p>2546079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553331" calcext:value-type="float">
            <text:p>2155333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43416" calcext:value-type="float">
            <text:p>24243416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07877" calcext:value-type="float">
            <text:p>3207877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104092" calcext:value-type="float">
            <text:p>1310409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72737" calcext:value-type="float">
            <text:p>23272737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47461" calcext:value-type="float">
            <text:p>23147461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799495" calcext:value-type="float">
            <text:p>7799495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71733" calcext:value-type="float">
            <text:p>24671733</text:p>
          </table:table-cell>
          <table:table-cell office:value-type="float" office:value="22" calcext:value-type="float">
            <text:p>2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09959" calcext:value-type="float">
            <text:p>23709959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872549" calcext:value-type="float">
            <text:p>14872549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84281" calcext:value-type="float">
            <text:p>23084281</text:p>
          </table:table-cell>
          <table:table-cell office:value-type="float" office:value="24.8" calcext:value-type="float">
            <text:p>24,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16207" calcext:value-type="float">
            <text:p>22216207</text:p>
          </table:table-cell>
          <table:table-cell office:value-type="float" office:value="22.8" calcext:value-type="float">
            <text:p>22,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650942" calcext:value-type="float">
            <text:p>14650942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64543" calcext:value-type="float">
            <text:p>26364543</text:p>
          </table:table-cell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15264" calcext:value-type="float">
            <text:p>23715264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289543" calcext:value-type="float">
            <text:p>8289543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21059" calcext:value-type="float">
            <text:p>24321059</text:p>
          </table:table-cell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05163" calcext:value-type="float">
            <text:p>24705163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661682" calcext:value-type="float">
            <text:p>1066168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60859" calcext:value-type="float">
            <text:p>22660859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36725" calcext:value-type="float">
            <text:p>24036725</text:p>
          </table:table-cell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848809" calcext:value-type="float">
            <text:p>10848809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63752" calcext:value-type="float">
            <text:p>24163752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56830" calcext:value-type="float">
            <text:p>24356830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502141" calcext:value-type="float">
            <text:p>750214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01980" calcext:value-type="float">
            <text:p>22901980</text:p>
          </table:table-cell>
          <table:table-cell office:value-type="float" office:value="20" calcext:value-type="float">
            <text:p>2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30598" calcext:value-type="float">
            <text:p>24130598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638397" calcext:value-type="float">
            <text:p>2163839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03534" calcext:value-type="float">
            <text:p>24303534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92094" calcext:value-type="float">
            <text:p>23092094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762575" calcext:value-type="float">
            <text:p>1576257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81719" calcext:value-type="float">
            <text:p>24981719</text:p>
          </table:table-cell>
          <table:table-cell office:value-type="float" office:value="21.8" calcext:value-type="float">
            <text:p>21,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86343" calcext:value-type="float">
            <text:p>27486343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429781" calcext:value-type="float">
            <text:p>7429781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36333" calcext:value-type="float">
            <text:p>21936333</text:p>
          </table:table-cell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40252" calcext:value-type="float">
            <text:p>25140252</text:p>
          </table:table-cell>
          <table:table-cell office:value-type="float" office:value="21.8" calcext:value-type="float">
            <text:p>21,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0777708" calcext:value-type="float">
            <text:p>2077770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69197" calcext:value-type="float">
            <text:p>22769197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93421" calcext:value-type="float">
            <text:p>21993421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259082" calcext:value-type="float">
            <text:p>725908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88892" calcext:value-type="float">
            <text:p>24888892</text:p>
          </table:table-cell>
          <table:table-cell office:value-type="float" office:value="34" calcext:value-type="float">
            <text:p>3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6452" calcext:value-type="float">
            <text:p>2436452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805090" calcext:value-type="float">
            <text:p>6805090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34677" calcext:value-type="float">
            <text:p>24734677</text:p>
          </table:table-cell>
          <table:table-cell office:value-type="float" office:value="27" calcext:value-type="float">
            <text:p>2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01134" calcext:value-type="float">
            <text:p>22901134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129242" calcext:value-type="float">
            <text:p>612924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21571" calcext:value-type="float">
            <text:p>23921571</text:p>
          </table:table-cell>
          <table:table-cell office:value-type="float" office:value="30.7" calcext:value-type="float">
            <text:p>30,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35724" calcext:value-type="float">
            <text:p>23235724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142637" calcext:value-type="float">
            <text:p>4142637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7371" calcext:value-type="float">
            <text:p>1377371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45363" calcext:value-type="float">
            <text:p>23445363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415817" calcext:value-type="float">
            <text:p>1141581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91809" calcext:value-type="float">
            <text:p>25091809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83178" calcext:value-type="float">
            <text:p>23983178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546665" calcext:value-type="float">
            <text:p>1654666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2750" calcext:value-type="float">
            <text:p>2500275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383408" calcext:value-type="float">
            <text:p>20383408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804707" calcext:value-type="float">
            <text:p>680470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64837" calcext:value-type="float">
            <text:p>24964837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26079" calcext:value-type="float">
            <text:p>22126079</text:p>
          </table:table-cell>
          <table:table-cell office:value-type="float" office:value="28.7" calcext:value-type="float">
            <text:p>28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460104" calcext:value-type="float">
            <text:p>7460104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18746" calcext:value-type="float">
            <text:p>23218746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35834" calcext:value-type="float">
            <text:p>21335834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310461" calcext:value-type="float">
            <text:p>731046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82989" calcext:value-type="float">
            <text:p>24682989</text:p>
          </table:table-cell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07522" calcext:value-type="float">
            <text:p>24707522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331633" calcext:value-type="float">
            <text:p>7331633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09503" calcext:value-type="float">
            <text:p>24309503</text:p>
          </table:table-cell>
          <table:table-cell office:value-type="float" office:value="20.8" calcext:value-type="float">
            <text:p>20,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48437" calcext:value-type="float">
            <text:p>25448437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454036" calcext:value-type="float">
            <text:p>445403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49784" calcext:value-type="float">
            <text:p>24849784</text:p>
          </table:table-cell>
          <table:table-cell office:value-type="float" office:value="20" calcext:value-type="float">
            <text:p>2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25807" calcext:value-type="float">
            <text:p>25025807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6735572" calcext:value-type="float">
            <text:p>26735572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91501" calcext:value-type="float">
            <text:p>24091501</text:p>
          </table:table-cell>
          <table:table-cell office:value-type="float" office:value="27" calcext:value-type="float">
            <text:p>2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14464" calcext:value-type="float">
            <text:p>23414464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525490" calcext:value-type="float">
            <text:p>20525490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65629" calcext:value-type="float">
            <text:p>23565629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29961" calcext:value-type="float">
            <text:p>23029961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454112" calcext:value-type="float">
            <text:p>745411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16019" calcext:value-type="float">
            <text:p>23416019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43243" calcext:value-type="float">
            <text:p>23043243</text:p>
          </table:table-cell>
          <table:table-cell office:value-type="float" office:value="22.8" calcext:value-type="float">
            <text:p>22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614985" calcext:value-type="float">
            <text:p>5614985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32269" calcext:value-type="float">
            <text:p>25032269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42863" calcext:value-type="float">
            <text:p>25242863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1271753" calcext:value-type="float">
            <text:p>2127175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7880" calcext:value-type="float">
            <text:p>22897880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70572" calcext:value-type="float">
            <text:p>24570572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256417" calcext:value-type="float">
            <text:p>8256417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07962" calcext:value-type="float">
            <text:p>24707962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59674" calcext:value-type="float">
            <text:p>24459674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145407" calcext:value-type="float">
            <text:p>514540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02196" calcext:value-type="float">
            <text:p>25102196</text:p>
          </table:table-cell>
          <table:table-cell office:value-type="float" office:value="18.8" calcext:value-type="float">
            <text:p>18,8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28515" calcext:value-type="float">
            <text:p>23628515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588890" calcext:value-type="float">
            <text:p>8588890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54737" calcext:value-type="float">
            <text:p>23154737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94039" calcext:value-type="float">
            <text:p>22994039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770517" calcext:value-type="float">
            <text:p>1577051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74795" calcext:value-type="float">
            <text:p>22874795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41699" calcext:value-type="float">
            <text:p>23541699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204847" calcext:value-type="float">
            <text:p>1820484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91090" calcext:value-type="float">
            <text:p>23191090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54515" calcext:value-type="float">
            <text:p>24154515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427713" calcext:value-type="float">
            <text:p>24427713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98082" calcext:value-type="float">
            <text:p>24998082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15967" calcext:value-type="float">
            <text:p>25315967</text:p>
          </table:table-cell>
          <table:table-cell office:value-type="float" office:value="24.8" calcext:value-type="float">
            <text:p>24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886772" calcext:value-type="float">
            <text:p>788677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5689" calcext:value-type="float">
            <text:p>23225689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67136" calcext:value-type="float">
            <text:p>21767136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655078" calcext:value-type="float">
            <text:p>7655078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50970" calcext:value-type="float">
            <text:p>24050970</text:p>
          </table:table-cell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82812" calcext:value-type="float">
            <text:p>22082812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619963" calcext:value-type="float">
            <text:p>961996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62939" calcext:value-type="float">
            <text:p>22262939</text:p>
          </table:table-cell>
          <table:table-cell office:value-type="float" office:value="28" calcext:value-type="float">
            <text:p>28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43187" calcext:value-type="float">
            <text:p>24743187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112606" calcext:value-type="float">
            <text:p>1711260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5282" calcext:value-type="float">
            <text:p>1325282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37780" calcext:value-type="float">
            <text:p>25237780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729811" calcext:value-type="float">
            <text:p>2072981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19948" calcext:value-type="float">
            <text:p>24619948</text:p>
          </table:table-cell>
          <table:table-cell office:value-type="float" office:value="19.8" calcext:value-type="float">
            <text:p>19,8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45903" calcext:value-type="float">
            <text:p>23645903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526604" calcext:value-type="float">
            <text:p>20526604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46293" calcext:value-type="float">
            <text:p>23146293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98774" calcext:value-type="float">
            <text:p>24798774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940833" calcext:value-type="float">
            <text:p>494083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59724" calcext:value-type="float">
            <text:p>24159724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70008" calcext:value-type="float">
            <text:p>22270008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289391" calcext:value-type="float">
            <text:p>10289391</text:p>
          </table:table-cell>
          <table:table-cell office:value-type="float" office:value="48.5" calcext:value-type="float">
            <text:p>48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84542" calcext:value-type="float">
            <text:p>2268454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7721" calcext:value-type="float">
            <text:p>1467721</text:p>
          </table:table-cell>
          <table:table-cell office:value-type="float" office:value="22.8" calcext:value-type="float">
            <text:p>22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322531" calcext:value-type="float">
            <text:p>14322531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14552" calcext:value-type="float">
            <text:p>2531455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577983" calcext:value-type="float">
            <text:p>20577983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882566" calcext:value-type="float">
            <text:p>4882566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52171" calcext:value-type="float">
            <text:p>24652171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51915" calcext:value-type="float">
            <text:p>22751915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972098" calcext:value-type="float">
            <text:p>7972098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35023" calcext:value-type="float">
            <text:p>22635023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64423" calcext:value-type="float">
            <text:p>21664423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652524" calcext:value-type="float">
            <text:p>1365252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55304" calcext:value-type="float">
            <text:p>23655304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41150" calcext:value-type="float">
            <text:p>21841150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811636" calcext:value-type="float">
            <text:p>17811636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45313" calcext:value-type="float">
            <text:p>24845313</text:p>
          </table:table-cell>
          <table:table-cell office:value-type="float" office:value="25.7" calcext:value-type="float">
            <text:p>25,7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02398" calcext:value-type="float">
            <text:p>22902398</text:p>
          </table:table-cell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076574" calcext:value-type="float">
            <text:p>10076574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03510" calcext:value-type="float">
            <text:p>24803510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31784" calcext:value-type="float">
            <text:p>23331784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973031" calcext:value-type="float">
            <text:p>16973031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38297" calcext:value-type="float">
            <text:p>23738297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92730" calcext:value-type="float">
            <text:p>23192730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439869" calcext:value-type="float">
            <text:p>7439869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36446" calcext:value-type="float">
            <text:p>24936446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37723" calcext:value-type="float">
            <text:p>24637723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379110" calcext:value-type="float">
            <text:p>737911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3321" calcext:value-type="float">
            <text:p>23003321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78642" calcext:value-type="float">
            <text:p>22078642</text:p>
          </table:table-cell>
          <table:table-cell office:value-type="float" office:value="20.8" calcext:value-type="float">
            <text:p>20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213240" calcext:value-type="float">
            <text:p>721324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12250" calcext:value-type="float">
            <text:p>24812250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64509" calcext:value-type="float">
            <text:p>22864509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809617" calcext:value-type="float">
            <text:p>780961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37672" calcext:value-type="float">
            <text:p>2313767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95892" calcext:value-type="float">
            <text:p>24495892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188930" calcext:value-type="float">
            <text:p>15188930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0918" calcext:value-type="float">
            <text:p>23300918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16319" calcext:value-type="float">
            <text:p>25016319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812486" calcext:value-type="float">
            <text:p>1081248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51024" calcext:value-type="float">
            <text:p>23151024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82967" calcext:value-type="float">
            <text:p>23782967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877937" calcext:value-type="float">
            <text:p>1387793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27989" calcext:value-type="float">
            <text:p>23127989</text:p>
          </table:table-cell>
          <table:table-cell office:value-type="float" office:value="21.8" calcext:value-type="float">
            <text:p>21,8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372" calcext:value-type="float">
            <text:p>2017372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211517" calcext:value-type="float">
            <text:p>821151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47049" calcext:value-type="float">
            <text:p>23547049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63399" calcext:value-type="float">
            <text:p>24163399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542805" calcext:value-type="float">
            <text:p>18542805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1195" calcext:value-type="float">
            <text:p>23331195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5830" calcext:value-type="float">
            <text:p>20175830</text:p>
          </table:table-cell>
          <table:table-cell office:value-type="float" office:value="22.8" calcext:value-type="float">
            <text:p>22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9250173" calcext:value-type="float">
            <text:p>4925017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17202" calcext:value-type="float">
            <text:p>2501720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1362338.72" calcext:value-type="float">
            <text:p>21362338,72</text:p>
          </table:table-cell>
          <table:table-cell table:formula="of:=AVERAGE([.C121:.C220])" office:value-type="float" office:value="30.686" calcext:value-type="float">
            <text:p>30,686</text:p>
          </table:table-cell>
          <table:table-cell table:formula="of:=AVERAGE([.D121:.D220])" office:value-type="float" office:value="2.2" calcext:value-type="float">
            <text:p>2,2</text:p>
          </table:table-cell>
          <table:table-cell table:number-columns-repeated="2"/>
          <table:table-cell table:formula="of:=AVERAGE([.G121:.G220])" office:value-type="float" office:value="12503545.64" calcext:value-type="float">
            <text:p>12503545,64</text:p>
          </table:table-cell>
          <table:table-cell table:formula="of:=AVERAGE([.H121:.H220])" office:value-type="float" office:value="59.866" calcext:value-type="float">
            <text:p>59,866</text:p>
          </table:table-cell>
          <table:table-cell table:formula="of:=AVERAGE([.I121:.I220])" office:value-type="float" office:value="1.8" calcext:value-type="float">
            <text:p>1,8</text:p>
          </table:table-cell>
          <table:table-cell table:number-columns-repeated="2"/>
          <table:table-cell table:formula="of:=AVERAGE([.L121:.L220])" office:value-type="float" office:value="23111347.11" calcext:value-type="float">
            <text:p>23111347,11</text:p>
          </table:table-cell>
          <table:table-cell table:formula="of:=AVERAGE([.M121:.M220])" office:value-type="float" office:value="31.155" calcext:value-type="float">
            <text:p>31,155</text:p>
          </table:table-cell>
          <table:table-cell table:formula="of:=AVERAGE([.N121:.N220])" office:value-type="float" office:value="5.32" calcext:value-type="float">
            <text:p>5,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6319144.76069662" calcext:value-type="float">
            <text:p>6319144,76069662</text:p>
          </table:table-cell>
          <table:table-cell table:formula="of:=STDEVP([.C121:.C220])" office:value-type="float" office:value="25.8901140206064" calcext:value-type="float">
            <text:p>25,8901140206064</text:p>
          </table:table-cell>
          <table:table-cell table:formula="of:=STDEVP([.D121:.D220])" office:value-type="float" office:value="0.277488738510232" calcext:value-type="float">
            <text:p>0,277488738510232</text:p>
          </table:table-cell>
          <table:table-cell table:number-columns-repeated="2"/>
          <table:table-cell table:formula="of:=STDEVP([.G121:.G220])" office:value-type="float" office:value="6780088.46304087" calcext:value-type="float">
            <text:p>6780088,46304087</text:p>
          </table:table-cell>
          <table:table-cell table:formula="of:=STDEVP([.H121:.H220])" office:value-type="float" office:value="6.04807771114096" calcext:value-type="float">
            <text:p>6,04807771114096</text:p>
          </table:table-cell>
          <table:table-cell table:formula="of:=STDEVP([.I121:.I220])" office:value-type="float" office:value="0" calcext:value-type="float">
            <text:p>0</text:p>
          </table:table-cell>
          <table:table-cell table:number-columns-repeated="2"/>
          <table:table-cell table:formula="of:=STDEVP([.L121:.L220])" office:value-type="float" office:value="4332402.14769297" calcext:value-type="float">
            <text:p>4332402,14769297</text:p>
          </table:table-cell>
          <table:table-cell table:formula="of:=STDEVP([.M121:.M220])" office:value-type="float" office:value="31.2105827404744" calcext:value-type="float">
            <text:p>31,2105827404744</text:p>
          </table:table-cell>
          <table:table-cell table:formula="of:=STDEVP([.N121:.N220])" office:value-type="float" office:value="0.608604962188119" calcext:value-type="float">
            <text:p>0,6086049621881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3338467.5" calcext:value-type="float">
            <text:p>23338467,5</text:p>
          </table:table-cell>
          <table:table-cell table:formula="of:=MEDIAN([.C121:.C220])" office:value-type="float" office:value="25" calcext:value-type="float">
            <text:p>25</text:p>
          </table:table-cell>
          <table:table-cell table:formula="of:=MEDIAN([.D121:.D220])" office:value-type="float" office:value="2.3" calcext:value-type="float">
            <text:p>2,3</text:p>
          </table:table-cell>
          <table:table-cell table:number-columns-repeated="2"/>
          <table:table-cell table:formula="of:=MEDIAN([.G121:.G220])" office:value-type="float" office:value="10369856" calcext:value-type="float">
            <text:p>10369856</text:p>
          </table:table-cell>
          <table:table-cell table:formula="of:=MEDIAN([.H121:.H220])" office:value-type="float" office:value="59" calcext:value-type="float">
            <text:p>59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23762701" calcext:value-type="float">
            <text:p>23762701</text:p>
          </table:table-cell>
          <table:table-cell table:formula="of:=MEDIAN([.M121:.M220])" office:value-type="float" office:value="23" calcext:value-type="float">
            <text:p>23</text:p>
          </table:table-cell>
          <table:table-cell table:formula="of:=MEDIAN([.N121:.N220])"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20571779.1" calcext:value-type="float">
            <text:p>20571779,1</text:p>
          </table:table-cell>
          <table:table-cell table:formula="of:=AVERAGE([.C121:.C170])" office:value-type="float" office:value="36.602" calcext:value-type="float">
            <text:p>36,602</text:p>
          </table:table-cell>
          <table:table-cell table:formula="of:=AVERAGE([.D121:.D170])" office:value-type="float" office:value="2.028" calcext:value-type="float">
            <text:p>2,028</text:p>
          </table:table-cell>
          <table:table-cell table:number-columns-repeated="2"/>
          <table:table-cell table:formula="of:=AVERAGE([.G121:.G170])" office:value-type="float" office:value="12571032.42" calcext:value-type="float">
            <text:p>12571032,42</text:p>
          </table:table-cell>
          <table:table-cell table:formula="of:=AVERAGE([.H121:.H170])" office:value-type="float" office:value="63.11" calcext:value-type="float">
            <text:p>63,11</text:p>
          </table:table-cell>
          <table:table-cell table:formula="of:=AVERAGE([.I121:.I170])" office:value-type="float" office:value="1.8" calcext:value-type="float">
            <text:p>1,8</text:p>
          </table:table-cell>
          <table:table-cell table:number-columns-repeated="2"/>
          <table:table-cell table:formula="of:=AVERAGE([.L121:.L170])" office:value-type="float" office:value="23177755" calcext:value-type="float">
            <text:p>23177755</text:p>
          </table:table-cell>
          <table:table-cell table:formula="of:=AVERAGE([.M121:.M170])" office:value-type="float" office:value="39.302" calcext:value-type="float">
            <text:p>39,302</text:p>
          </table:table-cell>
          <table:table-cell table:formula="of:=AVERAGE([.N121:.N170])" office:value-type="float" office:value="5.108" calcext:value-type="float">
            <text:p>5,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2152898.34" calcext:value-type="float">
            <text:p>22152898,34</text:p>
          </table:table-cell>
          <table:table-cell table:formula="of:=AVERAGE([.C171:.C220])" office:value-type="float" office:value="24.77" calcext:value-type="float">
            <text:p>24,77</text:p>
          </table:table-cell>
          <table:table-cell table:formula="of:=AVERAGE([.D171:.D220])" office:value-type="float" office:value="2.372" calcext:value-type="float">
            <text:p>2,372</text:p>
          </table:table-cell>
          <table:table-cell table:number-columns-repeated="2"/>
          <table:table-cell table:formula="of:=AVERAGE([.G171:.G220])" office:value-type="float" office:value="12436058.86" calcext:value-type="float">
            <text:p>12436058,86</text:p>
          </table:table-cell>
          <table:table-cell table:formula="of:=AVERAGE([.H171:.H220])" office:value-type="float" office:value="56.622" calcext:value-type="float">
            <text:p>56,622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23044939.22" calcext:value-type="float">
            <text:p>23044939,22</text:p>
          </table:table-cell>
          <table:table-cell table:formula="of:=AVERAGE([.M171:.M220])" office:value-type="float" office:value="23.008" calcext:value-type="float">
            <text:p>23,008</text:p>
          </table:table-cell>
          <table:table-cell table:formula="of:=AVERAGE([.N171:.N220])" office:value-type="float" office:value="5.532" calcext:value-type="float">
            <text:p>5,5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5295339.74703904" calcext:value-type="float">
            <text:p>5295339,74703904</text:p>
          </table:table-cell>
          <table:table-cell table:formula="of:=STDEVP([.C171:.C220])" office:value-type="float" office:value="3.13842317095703" calcext:value-type="float">
            <text:p>3,13842317095703</text:p>
          </table:table-cell>
          <table:table-cell table:formula="of:=STDEVP([.D171:.D220])" office:value-type="float" office:value="0.0448998886412874" calcext:value-type="float">
            <text:p>0,044899888641287</text:p>
          </table:table-cell>
          <table:table-cell table:number-columns-repeated="2"/>
          <table:table-cell table:formula="of:=STDEVP([.G171:.G220])" office:value-type="float" office:value="7853101.70982358" calcext:value-type="float">
            <text:p>7853101,70982358</text:p>
          </table:table-cell>
          <table:table-cell table:formula="of:=STDEVP([.H171:.H220])" office:value-type="float" office:value="4.72492497294931" calcext:value-type="float">
            <text:p>4,72492497294931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4517885.65267059" calcext:value-type="float">
            <text:p>4517885,65267059</text:p>
          </table:table-cell>
          <table:table-cell table:formula="of:=STDEVP([.M171:.M220])" office:value-type="float" office:value="3.15650693013654" calcext:value-type="float">
            <text:p>3,15650693013654</text:p>
          </table:table-cell>
          <table:table-cell table:formula="of:=STDEVP([.N171:.N220])" office:value-type="float" office:value="0.0466476151587622" calcext:value-type="float">
            <text:p>0,046647615158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3395087.5" calcext:value-type="float">
            <text:p>23395087,5</text:p>
          </table:table-cell>
          <table:table-cell table:formula="of:=MEDIAN([.C121:.C170])" office:value-type="float" office:value="27" calcext:value-type="float">
            <text:p>27</text:p>
          </table:table-cell>
          <table:table-cell table:formula="of:=MEDIAN([.D121:.D170])" office:value-type="float" office:value="2.1" calcext:value-type="float">
            <text:p>2,1</text:p>
          </table:table-cell>
          <table:table-cell table:number-columns-repeated="2"/>
          <table:table-cell table:formula="of:=MEDIAN([.G121:.G170])" office:value-type="float" office:value="10960145.5" calcext:value-type="float">
            <text:p>10960145,5</text:p>
          </table:table-cell>
          <table:table-cell table:formula="of:=MEDIAN([.H121:.H170])" office:value-type="float" office:value="63" calcext:value-type="float">
            <text:p>63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3741547" calcext:value-type="float">
            <text:p>23741547</text:p>
          </table:table-cell>
          <table:table-cell table:formula="of:=MEDIAN([.M121:.M170])" office:value-type="float" office:value="26" calcext:value-type="float">
            <text:p>26</text:p>
          </table:table-cell>
          <table:table-cell table:formula="of:=MEDIAN([.N121:.N170])"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3283754" calcext:value-type="float">
            <text:p>23283754</text:p>
          </table:table-cell>
          <table:table-cell table:formula="of:=MEDIAN([.C171:.C220])" office:value-type="float" office:value="23.5" calcext:value-type="float">
            <text:p>23,5</text:p>
          </table:table-cell>
          <table:table-cell table:formula="of:=MEDIAN([.D171:.D220])" office:value-type="float" office:value="2.4" calcext:value-type="float">
            <text:p>2,4</text:p>
          </table:table-cell>
          <table:table-cell table:number-columns-repeated="2"/>
          <table:table-cell table:formula="of:=MEDIAN([.G171:.G220])" office:value-type="float" office:value="9104426.5" calcext:value-type="float">
            <text:p>9104426,5</text:p>
          </table:table-cell>
          <table:table-cell table:formula="of:=MEDIAN([.H171:.H220])" office:value-type="float" office:value="56.2" calcext:value-type="float">
            <text:p>56,2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23829934" calcext:value-type="float">
            <text:p>23829934</text:p>
          </table:table-cell>
          <table:table-cell table:formula="of:=MEDIAN([.M171:.M220])" office:value-type="float" office:value="22" calcext:value-type="float">
            <text:p>22</text:p>
          </table:table-cell>
          <table:table-cell table:formula="of:=MEDIAN([.N171:.N220])" office:value-type="float" office:value="5.5" calcext:value-type="float">
            <text:p>5,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207325" calcext:value-type="float">
            <text:p>10207325</text:p>
          </table:table-cell>
          <table:table-cell office:value-type="float" office:value="118.8" calcext:value-type="float">
            <text:p>118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7325545" calcext:value-type="float">
            <text:p>732554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2992861" calcext:value-type="float">
            <text:p>32992861</text:p>
          </table:table-cell>
          <table:table-cell office:value-type="float" office:value="200" calcext:value-type="float">
            <text:p>20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9002" calcext:value-type="float">
            <text:p>3999002</text:p>
          </table:table-cell>
          <table:table-cell office:value-type="float" office:value="176" calcext:value-type="float">
            <text:p>17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558125" calcext:value-type="float">
            <text:p>555812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05564" calcext:value-type="float">
            <text:p>11305564</text:p>
          </table:table-cell>
          <table:table-cell office:value-type="float" office:value="182" calcext:value-type="float">
            <text:p>18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0935" calcext:value-type="float">
            <text:p>3320935</text:p>
          </table:table-cell>
          <table:table-cell office:value-type="float" office:value="140" calcext:value-type="float">
            <text:p>14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361713" calcext:value-type="float">
            <text:p>7361713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97688" calcext:value-type="float">
            <text:p>4197688</text:p>
          </table:table-cell>
          <table:table-cell office:value-type="float" office:value="158" calcext:value-type="float">
            <text:p>15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3659" calcext:value-type="float">
            <text:p>3423659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41013" calcext:value-type="float">
            <text:p>49410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57115" calcext:value-type="float">
            <text:p>4057115</text:p>
          </table:table-cell>
          <table:table-cell office:value-type="float" office:value="109.9" calcext:value-type="float">
            <text:p>109,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1845" calcext:value-type="float">
            <text:p>2931845</text:p>
          </table:table-cell>
          <table:table-cell office:value-type="float" office:value="119" calcext:value-type="float">
            <text:p>11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402973" calcext:value-type="float">
            <text:p>54029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18345" calcext:value-type="float">
            <text:p>3018345</text:p>
          </table:table-cell>
          <table:table-cell office:value-type="float" office:value="110" calcext:value-type="float">
            <text:p>11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47670" calcext:value-type="float">
            <text:p>12047670</text:p>
          </table:table-cell>
          <table:table-cell office:value-type="float" office:value="109" calcext:value-type="float">
            <text:p>10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876853" calcext:value-type="float">
            <text:p>687685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42714" calcext:value-type="float">
            <text:p>3042714</text:p>
          </table:table-cell>
          <table:table-cell office:value-type="float" office:value="152" calcext:value-type="float">
            <text:p>15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3632" calcext:value-type="float">
            <text:p>2783632</text:p>
          </table:table-cell>
          <table:table-cell office:value-type="float" office:value="60.4" calcext:value-type="float">
            <text:p>60,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330029" calcext:value-type="float">
            <text:p>733002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103790" calcext:value-type="float">
            <text:p>6103790</text:p>
          </table:table-cell>
          <table:table-cell office:value-type="float" office:value="133" calcext:value-type="float">
            <text:p>13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3330" calcext:value-type="float">
            <text:p>3073330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5919992" calcext:value-type="float">
            <text:p>5919992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55616" calcext:value-type="float">
            <text:p>10655616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19326" calcext:value-type="float">
            <text:p>11419326</text:p>
          </table:table-cell>
          <table:table-cell office:value-type="float" office:value="59" calcext:value-type="float">
            <text:p>5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424557" calcext:value-type="float">
            <text:p>74245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85212" calcext:value-type="float">
            <text:p>1885212</text:p>
          </table:table-cell>
          <table:table-cell office:value-type="float" office:value="60" calcext:value-type="float">
            <text:p>60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2432" calcext:value-type="float">
            <text:p>2532432</text:p>
          </table:table-cell>
          <table:table-cell office:value-type="float" office:value="67" calcext:value-type="float">
            <text:p>6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413149" calcext:value-type="float">
            <text:p>741314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99374" calcext:value-type="float">
            <text:p>11699374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2809" calcext:value-type="float">
            <text:p>1762809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159554" calcext:value-type="float">
            <text:p>715955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44792" calcext:value-type="float">
            <text:p>10844792</text:p>
          </table:table-cell>
          <table:table-cell office:value-type="float" office:value="63" calcext:value-type="float">
            <text:p>63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05462" calcext:value-type="float">
            <text:p>1110546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05203" calcext:value-type="float">
            <text:p>1090520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4208" calcext:value-type="float">
            <text:p>2454208</text:p>
          </table:table-cell>
          <table:table-cell office:value-type="float" office:value="53.5" calcext:value-type="float">
            <text:p>53,5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8262" calcext:value-type="float">
            <text:p>424826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51300" calcext:value-type="float">
            <text:p>645130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30384" calcext:value-type="float">
            <text:p>3930384</text:p>
          </table:table-cell>
          <table:table-cell office:value-type="float" office:value="63" calcext:value-type="float">
            <text:p>6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7339" calcext:value-type="float">
            <text:p>1707339</text:p>
          </table:table-cell>
          <table:table-cell office:value-type="float" office:value="61.4" calcext:value-type="float">
            <text:p>61,4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401029" calcext:value-type="float">
            <text:p>7401029</text:p>
          </table:table-cell>
          <table:table-cell office:value-type="float" office:value="91.1" calcext:value-type="float">
            <text:p>91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91017" calcext:value-type="float">
            <text:p>11791017</text:p>
          </table:table-cell>
          <table:table-cell office:value-type="float" office:value="76" calcext:value-type="float">
            <text:p>76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435" calcext:value-type="float">
            <text:p>2471435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575930" calcext:value-type="float">
            <text:p>757593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84162" calcext:value-type="float">
            <text:p>12484162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29628" calcext:value-type="float">
            <text:p>11729628</text:p>
          </table:table-cell>
          <table:table-cell office:value-type="float" office:value="48" calcext:value-type="float">
            <text:p>4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450509" calcext:value-type="float">
            <text:p>745050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50024" calcext:value-type="float">
            <text:p>12050024</text:p>
          </table:table-cell>
          <table:table-cell office:value-type="float" office:value="54" calcext:value-type="float">
            <text:p>5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50418" calcext:value-type="float">
            <text:p>13850418</text:p>
          </table:table-cell>
          <table:table-cell office:value-type="float" office:value="52" calcext:value-type="float">
            <text:p>5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2592110" calcext:value-type="float">
            <text:p>1259211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47752" calcext:value-type="float">
            <text:p>11547752</text:p>
          </table:table-cell>
          <table:table-cell office:value-type="float" office:value="72" calcext:value-type="float">
            <text:p>7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98663" calcext:value-type="float">
            <text:p>11998663</text:p>
          </table:table-cell>
          <table:table-cell office:value-type="float" office:value="52" calcext:value-type="float">
            <text:p>52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141605" calcext:value-type="float">
            <text:p>714160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60352" calcext:value-type="float">
            <text:p>12560352</text:p>
          </table:table-cell>
          <table:table-cell office:value-type="float" office:value="50" calcext:value-type="float">
            <text:p>50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3215" calcext:value-type="float">
            <text:p>2363215</text:p>
          </table:table-cell>
          <table:table-cell office:value-type="float" office:value="56" calcext:value-type="float">
            <text:p>5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969243" calcext:value-type="float">
            <text:p>6969243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707265" calcext:value-type="float">
            <text:p>12707265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50708" calcext:value-type="float">
            <text:p>9850708</text:p>
          </table:table-cell>
          <table:table-cell office:value-type="float" office:value="46" calcext:value-type="float">
            <text:p>4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591658" calcext:value-type="float">
            <text:p>75916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6516" calcext:value-type="float">
            <text:p>2386516</text:p>
          </table:table-cell>
          <table:table-cell office:value-type="float" office:value="66" calcext:value-type="float">
            <text:p>6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35200" calcext:value-type="float">
            <text:p>12135200</text:p>
          </table:table-cell>
          <table:table-cell office:value-type="float" office:value="51" calcext:value-type="float">
            <text:p>51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919743" calcext:value-type="float">
            <text:p>69197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26525" calcext:value-type="float">
            <text:p>13326525</text:p>
          </table:table-cell>
          <table:table-cell office:value-type="float" office:value="38.6" calcext:value-type="float">
            <text:p>38,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9372" calcext:value-type="float">
            <text:p>2739372</text:p>
          </table:table-cell>
          <table:table-cell office:value-type="float" office:value="58.4" calcext:value-type="float">
            <text:p>58,4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4315846" calcext:value-type="float">
            <text:p>4315846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03499" calcext:value-type="float">
            <text:p>11303499</text:p>
          </table:table-cell>
          <table:table-cell office:value-type="float" office:value="47" calcext:value-type="float">
            <text:p>47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09892" calcext:value-type="float">
            <text:p>14409892</text:p>
          </table:table-cell>
          <table:table-cell office:value-type="float" office:value="62" calcext:value-type="float">
            <text:p>6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8613734" calcext:value-type="float">
            <text:p>8613734</text:p>
          </table:table-cell>
          <table:table-cell office:value-type="float" office:value="90.1" calcext:value-type="float">
            <text:p>90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53647" calcext:value-type="float">
            <text:p>11153647</text:p>
          </table:table-cell>
          <table:table-cell office:value-type="float" office:value="54" calcext:value-type="float">
            <text:p>54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7304" calcext:value-type="float">
            <text:p>2187304</text:p>
          </table:table-cell>
          <table:table-cell office:value-type="float" office:value="48" calcext:value-type="float">
            <text:p>4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1811156" calcext:value-type="float">
            <text:p>1181115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58931" calcext:value-type="float">
            <text:p>3358931</text:p>
          </table:table-cell>
          <table:table-cell office:value-type="float" office:value="59" calcext:value-type="float">
            <text:p>5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15283" calcext:value-type="float">
            <text:p>12215283</text:p>
          </table:table-cell>
          <table:table-cell office:value-type="float" office:value="46" calcext:value-type="float">
            <text:p>46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084145" calcext:value-type="float">
            <text:p>60841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35179" calcext:value-type="float">
            <text:p>12535179</text:p>
          </table:table-cell>
          <table:table-cell office:value-type="float" office:value="54" calcext:value-type="float">
            <text:p>54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11023" calcext:value-type="float">
            <text:p>12211023</text:p>
          </table:table-cell>
          <table:table-cell office:value-type="float" office:value="49" calcext:value-type="float">
            <text:p>4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545005" calcext:value-type="float">
            <text:p>354500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70141" calcext:value-type="float">
            <text:p>2870141</text:p>
          </table:table-cell>
          <table:table-cell office:value-type="float" office:value="50" calcext:value-type="float">
            <text:p>50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65322" calcext:value-type="float">
            <text:p>10665322</text:p>
          </table:table-cell>
          <table:table-cell office:value-type="float" office:value="53" calcext:value-type="float">
            <text:p>5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988585" calcext:value-type="float">
            <text:p>698858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83965" calcext:value-type="float">
            <text:p>9883965</text:p>
          </table:table-cell>
          <table:table-cell office:value-type="float" office:value="75.2" calcext:value-type="float">
            <text:p>75,2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02915" calcext:value-type="float">
            <text:p>11402915</text:p>
          </table:table-cell>
          <table:table-cell office:value-type="float" office:value="65" calcext:value-type="float">
            <text:p>6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945849" calcext:value-type="float">
            <text:p>794584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39129" calcext:value-type="float">
            <text:p>9839129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8750" calcext:value-type="float">
            <text:p>1958750</text:p>
          </table:table-cell>
          <table:table-cell office:value-type="float" office:value="58.4" calcext:value-type="float">
            <text:p>58,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581704" calcext:value-type="float">
            <text:p>658170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26175" calcext:value-type="float">
            <text:p>11526175</text:p>
          </table:table-cell>
          <table:table-cell office:value-type="float" office:value="49" calcext:value-type="float">
            <text:p>49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8644" calcext:value-type="float">
            <text:p>2638644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803981" calcext:value-type="float">
            <text:p>5803981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21329" calcext:value-type="float">
            <text:p>12321329</text:p>
          </table:table-cell>
          <table:table-cell office:value-type="float" office:value="46" calcext:value-type="float">
            <text:p>46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2352" calcext:value-type="float">
            <text:p>1692352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189416" calcext:value-type="float">
            <text:p>718941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1893" calcext:value-type="float">
            <text:p>1421893</text:p>
          </table:table-cell>
          <table:table-cell office:value-type="float" office:value="39" calcext:value-type="float">
            <text:p>39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1317" calcext:value-type="float">
            <text:p>1561317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293545" calcext:value-type="float">
            <text:p>729354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73555" calcext:value-type="float">
            <text:p>11573555</text:p>
          </table:table-cell>
          <table:table-cell office:value-type="float" office:value="52" calcext:value-type="float">
            <text:p>52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95654" calcext:value-type="float">
            <text:p>10895654</text:p>
          </table:table-cell>
          <table:table-cell office:value-type="float" office:value="46" calcext:value-type="float">
            <text:p>46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900108" calcext:value-type="float">
            <text:p>690010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72768" calcext:value-type="float">
            <text:p>11972768</text:p>
          </table:table-cell>
          <table:table-cell office:value-type="float" office:value="68" calcext:value-type="float">
            <text:p>6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25110" calcext:value-type="float">
            <text:p>12025110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259694" calcext:value-type="float">
            <text:p>725969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92983" calcext:value-type="float">
            <text:p>11292983</text:p>
          </table:table-cell>
          <table:table-cell office:value-type="float" office:value="66" calcext:value-type="float">
            <text:p>6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79351" calcext:value-type="float">
            <text:p>10879351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24268143" calcext:value-type="float">
            <text:p>2426814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75952" calcext:value-type="float">
            <text:p>11175952</text:p>
          </table:table-cell>
          <table:table-cell office:value-type="float" office:value="40.6" calcext:value-type="float">
            <text:p>40,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37236" calcext:value-type="float">
            <text:p>12437236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536786" calcext:value-type="float">
            <text:p>753678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74433" calcext:value-type="float">
            <text:p>11674433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97284" calcext:value-type="float">
            <text:p>12797284</text:p>
          </table:table-cell>
          <table:table-cell office:value-type="float" office:value="44.6" calcext:value-type="float">
            <text:p>44,6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513384" calcext:value-type="float">
            <text:p>751338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52146" calcext:value-type="float">
            <text:p>11252146</text:p>
          </table:table-cell>
          <table:table-cell office:value-type="float" office:value="44" calcext:value-type="float">
            <text:p>44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0986" calcext:value-type="float">
            <text:p>2260986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633405" calcext:value-type="float">
            <text:p>663340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65695" calcext:value-type="float">
            <text:p>12465695</text:p>
          </table:table-cell>
          <table:table-cell office:value-type="float" office:value="46" calcext:value-type="float">
            <text:p>4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1132" calcext:value-type="float">
            <text:p>1961132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354798" calcext:value-type="float">
            <text:p>735479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8434" calcext:value-type="float">
            <text:p>2538434</text:p>
          </table:table-cell>
          <table:table-cell office:value-type="float" office:value="51" calcext:value-type="float">
            <text:p>51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7548" calcext:value-type="float">
            <text:p>1637548</text:p>
          </table:table-cell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7644006" calcext:value-type="float">
            <text:p>27644006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75966" calcext:value-type="float">
            <text:p>11275966</text:p>
          </table:table-cell>
          <table:table-cell office:value-type="float" office:value="48" calcext:value-type="float">
            <text:p>48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6571" calcext:value-type="float">
            <text:p>2846571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935423" calcext:value-type="float">
            <text:p>169354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0977" calcext:value-type="float">
            <text:p>1430977</text:p>
          </table:table-cell>
          <table:table-cell office:value-type="float" office:value="51" calcext:value-type="float">
            <text:p>51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6870" calcext:value-type="float">
            <text:p>2796870</text:p>
          </table:table-cell>
          <table:table-cell office:value-type="float" office:value="53" calcext:value-type="float">
            <text:p>5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52389" calcext:value-type="float">
            <text:p>7052389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07417" calcext:value-type="float">
            <text:p>12307417</text:p>
          </table:table-cell>
          <table:table-cell office:value-type="float" office:value="49" calcext:value-type="float">
            <text:p>49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16123" calcext:value-type="float">
            <text:p>12316123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3597707" calcext:value-type="float">
            <text:p>1359770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587" calcext:value-type="float">
            <text:p>1393587</text:p>
          </table:table-cell>
          <table:table-cell office:value-type="float" office:value="40.6" calcext:value-type="float">
            <text:p>40,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04542" calcext:value-type="float">
            <text:p>10904542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753014" calcext:value-type="float">
            <text:p>67530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3823" calcext:value-type="float">
            <text:p>2213823</text:p>
          </table:table-cell>
          <table:table-cell office:value-type="float" office:value="46" calcext:value-type="float">
            <text:p>4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5137" calcext:value-type="float">
            <text:p>2555137</text:p>
          </table:table-cell>
          <table:table-cell office:value-type="float" office:value="51.5" calcext:value-type="float">
            <text:p>51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151143" calcext:value-type="float">
            <text:p>71511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70263" calcext:value-type="float">
            <text:p>12170263</text:p>
          </table:table-cell>
          <table:table-cell office:value-type="float" office:value="58" calcext:value-type="float">
            <text:p>58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98172" calcext:value-type="float">
            <text:p>10298172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874742" calcext:value-type="float">
            <text:p>687474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73772" calcext:value-type="float">
            <text:p>12173772</text:p>
          </table:table-cell>
          <table:table-cell office:value-type="float" office:value="48" calcext:value-type="float">
            <text:p>48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8155" calcext:value-type="float">
            <text:p>1588155</text:p>
          </table:table-cell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130502" calcext:value-type="float">
            <text:p>413050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96564" calcext:value-type="float">
            <text:p>11196564</text:p>
          </table:table-cell>
          <table:table-cell office:value-type="float" office:value="46" calcext:value-type="float">
            <text:p>4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5611" calcext:value-type="float">
            <text:p>1725611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055296" calcext:value-type="float">
            <text:p>705529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7798" calcext:value-type="float">
            <text:p>1467798</text:p>
          </table:table-cell>
          <table:table-cell office:value-type="float" office:value="51" calcext:value-type="float">
            <text:p>51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6044" calcext:value-type="float">
            <text:p>10166044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685216" calcext:value-type="float">
            <text:p>468521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97207" calcext:value-type="float">
            <text:p>12097207</text:p>
          </table:table-cell>
          <table:table-cell office:value-type="float" office:value="44" calcext:value-type="float">
            <text:p>44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59119" calcext:value-type="float">
            <text:p>12059119</text:p>
          </table:table-cell>
          <table:table-cell office:value-type="float" office:value="53" calcext:value-type="float">
            <text:p>5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075812" calcext:value-type="float">
            <text:p>7075812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87446" calcext:value-type="float">
            <text:p>11087446</text:p>
          </table:table-cell>
          <table:table-cell office:value-type="float" office:value="43" calcext:value-type="float">
            <text:p>43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92585" calcext:value-type="float">
            <text:p>12792585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698148" calcext:value-type="float">
            <text:p>769814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84594" calcext:value-type="float">
            <text:p>11184594</text:p>
          </table:table-cell>
          <table:table-cell office:value-type="float" office:value="45.5" calcext:value-type="float">
            <text:p>45,5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33995" calcext:value-type="float">
            <text:p>11533995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615928" calcext:value-type="float">
            <text:p>761592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55856" calcext:value-type="float">
            <text:p>11055856</text:p>
          </table:table-cell>
          <table:table-cell office:value-type="float" office:value="49" calcext:value-type="float">
            <text:p>49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9313" calcext:value-type="float">
            <text:p>3469313</text:p>
          </table:table-cell>
          <table:table-cell office:value-type="float" office:value="47.5" calcext:value-type="float">
            <text:p>47,5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8011640" calcext:value-type="float">
            <text:p>80116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61428" calcext:value-type="float">
            <text:p>11261428</text:p>
          </table:table-cell>
          <table:table-cell office:value-type="float" office:value="41" calcext:value-type="float">
            <text:p>41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1774" calcext:value-type="float">
            <text:p>258177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235035" calcext:value-type="float">
            <text:p>6235035</text:p>
          </table:table-cell>
          <table:table-cell office:value-type="float" office:value="88.1" calcext:value-type="float">
            <text:p>88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48896" calcext:value-type="float">
            <text:p>11148896</text:p>
          </table:table-cell>
          <table:table-cell office:value-type="float" office:value="43" calcext:value-type="float">
            <text:p>43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24452" calcext:value-type="float">
            <text:p>1252445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811651" calcext:value-type="float">
            <text:p>581165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88230" calcext:value-type="float">
            <text:p>11888230</text:p>
          </table:table-cell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50028" calcext:value-type="float">
            <text:p>1235002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642244" calcext:value-type="float">
            <text:p>764224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3384" calcext:value-type="float">
            <text:p>2293384</text:p>
          </table:table-cell>
          <table:table-cell office:value-type="float" office:value="61" calcext:value-type="float">
            <text:p>61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8536" calcext:value-type="float">
            <text:p>306853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36235" calcext:value-type="float">
            <text:p>753623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59588" calcext:value-type="float">
            <text:p>11359588</text:p>
          </table:table-cell>
          <table:table-cell office:value-type="float" office:value="40" calcext:value-type="float">
            <text:p>40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5428" calcext:value-type="float">
            <text:p>270542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43402" calcext:value-type="float">
            <text:p>13743402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78842" calcext:value-type="float">
            <text:p>11278842</text:p>
          </table:table-cell>
          <table:table-cell office:value-type="float" office:value="38" calcext:value-type="float">
            <text:p>38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5801" calcext:value-type="float">
            <text:p>187580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043870" calcext:value-type="float">
            <text:p>704387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6911" calcext:value-type="float">
            <text:p>2386911</text:p>
          </table:table-cell>
          <table:table-cell office:value-type="float" office:value="44.6" calcext:value-type="float">
            <text:p>44,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39401" calcext:value-type="float">
            <text:p>10839401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160019" calcext:value-type="float">
            <text:p>716001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57830" calcext:value-type="float">
            <text:p>11357830</text:p>
          </table:table-cell>
          <table:table-cell office:value-type="float" office:value="53" calcext:value-type="float">
            <text:p>53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4968" calcext:value-type="float">
            <text:p>2644968</text:p>
          </table:table-cell>
          <table:table-cell office:value-type="float" office:value="54" calcext:value-type="float">
            <text:p>5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662414" calcext:value-type="float">
            <text:p>666241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51239" calcext:value-type="float">
            <text:p>12051239</text:p>
          </table:table-cell>
          <table:table-cell office:value-type="float" office:value="39" calcext:value-type="float">
            <text:p>39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24164" calcext:value-type="float">
            <text:p>10724164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466156" calcext:value-type="float">
            <text:p>746615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42621" calcext:value-type="float">
            <text:p>10842621</text:p>
          </table:table-cell>
          <table:table-cell office:value-type="float" office:value="36" calcext:value-type="float">
            <text:p>3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50643" calcext:value-type="float">
            <text:p>10150643</text:p>
          </table:table-cell>
          <table:table-cell office:value-type="float" office:value="53" calcext:value-type="float">
            <text:p>5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064432" calcext:value-type="float">
            <text:p>806443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23118" calcext:value-type="float">
            <text:p>11923118</text:p>
          </table:table-cell>
          <table:table-cell office:value-type="float" office:value="44" calcext:value-type="float">
            <text:p>44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27936" calcext:value-type="float">
            <text:p>11227936</text:p>
          </table:table-cell>
          <table:table-cell office:value-type="float" office:value="53" calcext:value-type="float">
            <text:p>5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296818" calcext:value-type="float">
            <text:p>7296818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00956" calcext:value-type="float">
            <text:p>11900956</text:p>
          </table:table-cell>
          <table:table-cell office:value-type="float" office:value="37" calcext:value-type="float">
            <text:p>37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09360" calcext:value-type="float">
            <text:p>10709360</text:p>
          </table:table-cell>
          <table:table-cell office:value-type="float" office:value="55.4" calcext:value-type="float">
            <text:p>55,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780139" calcext:value-type="float">
            <text:p>678013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19583" calcext:value-type="float">
            <text:p>11019583</text:p>
          </table:table-cell>
          <table:table-cell office:value-type="float" office:value="42" calcext:value-type="float">
            <text:p>42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35190" calcext:value-type="float">
            <text:p>10735190</text:p>
          </table:table-cell>
          <table:table-cell office:value-type="float" office:value="56" calcext:value-type="float">
            <text:p>5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235874" calcext:value-type="float">
            <text:p>723587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70276" calcext:value-type="float">
            <text:p>11370276</text:p>
          </table:table-cell>
          <table:table-cell office:value-type="float" office:value="46" calcext:value-type="float">
            <text:p>4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00033" calcext:value-type="float">
            <text:p>9900033</text:p>
          </table:table-cell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626661" calcext:value-type="float">
            <text:p>662666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73679" calcext:value-type="float">
            <text:p>11373679</text:p>
          </table:table-cell>
          <table:table-cell office:value-type="float" office:value="37.6" calcext:value-type="float">
            <text:p>37,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8479" calcext:value-type="float">
            <text:p>4738479</text:p>
          </table:table-cell>
          <table:table-cell office:value-type="float" office:value="58" calcext:value-type="float">
            <text:p>5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296736" calcext:value-type="float">
            <text:p>729673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93889" calcext:value-type="float">
            <text:p>11093889</text:p>
          </table:table-cell>
          <table:table-cell office:value-type="float" office:value="36" calcext:value-type="float">
            <text:p>3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8996" calcext:value-type="float">
            <text:p>3488996</text:p>
          </table:table-cell>
          <table:table-cell office:value-type="float" office:value="62" calcext:value-type="float">
            <text:p>62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883964" calcext:value-type="float">
            <text:p>7883964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04995" calcext:value-type="float">
            <text:p>11804995</text:p>
          </table:table-cell>
          <table:table-cell office:value-type="float" office:value="49" calcext:value-type="float">
            <text:p>4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0049" calcext:value-type="float">
            <text:p>4790049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957259" calcext:value-type="float">
            <text:p>69572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74875" calcext:value-type="float">
            <text:p>11174875</text:p>
          </table:table-cell>
          <table:table-cell office:value-type="float" office:value="41" calcext:value-type="float">
            <text:p>41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2784" calcext:value-type="float">
            <text:p>2632784</text:p>
          </table:table-cell>
          <table:table-cell office:value-type="float" office:value="56" calcext:value-type="float">
            <text:p>56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22010063" calcext:value-type="float">
            <text:p>22010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3771" calcext:value-type="float">
            <text:p>2433771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68780" calcext:value-type="float">
            <text:p>11268780</text:p>
          </table:table-cell>
          <table:table-cell office:value-type="float" office:value="51.5" calcext:value-type="float">
            <text:p>51,5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241813" calcext:value-type="float">
            <text:p>7241813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2661" calcext:value-type="float">
            <text:p>2272661</text:p>
          </table:table-cell>
          <table:table-cell office:value-type="float" office:value="37" calcext:value-type="float">
            <text:p>37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20350" calcext:value-type="float">
            <text:p>13020350</text:p>
          </table:table-cell>
          <table:table-cell office:value-type="float" office:value="53" calcext:value-type="float">
            <text:p>53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960182" calcext:value-type="float">
            <text:p>796018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9728" calcext:value-type="float">
            <text:p>2279728</text:p>
          </table:table-cell>
          <table:table-cell office:value-type="float" office:value="48" calcext:value-type="float">
            <text:p>4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39660" calcext:value-type="float">
            <text:p>11839660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539437" calcext:value-type="float">
            <text:p>7539437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5075" calcext:value-type="float">
            <text:p>2295075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37732" calcext:value-type="float">
            <text:p>10937732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44640" calcext:value-type="float">
            <text:p>73446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12939" calcext:value-type="float">
            <text:p>11112939</text:p>
          </table:table-cell>
          <table:table-cell office:value-type="float" office:value="40.6" calcext:value-type="float">
            <text:p>40,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18381" calcext:value-type="float">
            <text:p>10818381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8118083" calcext:value-type="float">
            <text:p>811808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63797" calcext:value-type="float">
            <text:p>11963797</text:p>
          </table:table-cell>
          <table:table-cell office:value-type="float" office:value="49" calcext:value-type="float">
            <text:p>4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04859" calcext:value-type="float">
            <text:p>10404859</text:p>
          </table:table-cell>
          <table:table-cell office:value-type="float" office:value="57" calcext:value-type="float">
            <text:p>57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895483" calcext:value-type="float">
            <text:p>689548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16922" calcext:value-type="float">
            <text:p>11616922</text:p>
          </table:table-cell>
          <table:table-cell office:value-type="float" office:value="59" calcext:value-type="float">
            <text:p>5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3411" calcext:value-type="float">
            <text:p>2213411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490530" calcext:value-type="float">
            <text:p>74905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45993" calcext:value-type="float">
            <text:p>11745993</text:p>
          </table:table-cell>
          <table:table-cell office:value-type="float" office:value="41" calcext:value-type="float">
            <text:p>41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42684" calcext:value-type="float">
            <text:p>10942684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453695" calcext:value-type="float">
            <text:p>645369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43907" calcext:value-type="float">
            <text:p>11243907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84180" calcext:value-type="float">
            <text:p>11984180</text:p>
          </table:table-cell>
          <table:table-cell office:value-type="float" office:value="47.5" calcext:value-type="float">
            <text:p>47,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44889" calcext:value-type="float">
            <text:p>734488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4196" calcext:value-type="float">
            <text:p>1474196</text:p>
          </table:table-cell>
          <table:table-cell office:value-type="float" office:value="37" calcext:value-type="float">
            <text:p>37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90361" calcext:value-type="float">
            <text:p>11290361</text:p>
          </table:table-cell>
          <table:table-cell office:value-type="float" office:value="48" calcext:value-type="float">
            <text:p>48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465530" calcext:value-type="float">
            <text:p>646553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88921" calcext:value-type="float">
            <text:p>11488921</text:p>
          </table:table-cell>
          <table:table-cell office:value-type="float" office:value="48" calcext:value-type="float">
            <text:p>4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62811" calcext:value-type="float">
            <text:p>11862811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234358" calcext:value-type="float">
            <text:p>72343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12706" calcext:value-type="float">
            <text:p>11312706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49608" calcext:value-type="float">
            <text:p>11849608</text:p>
          </table:table-cell>
          <table:table-cell office:value-type="float" office:value="48" calcext:value-type="float">
            <text:p>48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612901" calcext:value-type="float">
            <text:p>661290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45103" calcext:value-type="float">
            <text:p>11645103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4620" calcext:value-type="float">
            <text:p>1724620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25618" calcext:value-type="float">
            <text:p>73256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57093" calcext:value-type="float">
            <text:p>11257093</text:p>
          </table:table-cell>
          <table:table-cell office:value-type="float" office:value="49.5" calcext:value-type="float">
            <text:p>49,5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48714" calcext:value-type="float">
            <text:p>9848714</text:p>
          </table:table-cell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833452" calcext:value-type="float">
            <text:p>783345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60282" calcext:value-type="float">
            <text:p>11660282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72192" calcext:value-type="float">
            <text:p>11572192</text:p>
          </table:table-cell>
          <table:table-cell office:value-type="float" office:value="57.4" calcext:value-type="float">
            <text:p>57,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89513" calcext:value-type="float">
            <text:p>738951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41783" calcext:value-type="float">
            <text:p>11041783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01639" calcext:value-type="float">
            <text:p>12501639</text:p>
          </table:table-cell>
          <table:table-cell office:value-type="float" office:value="51" calcext:value-type="float">
            <text:p>51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84842" calcext:value-type="float">
            <text:p>738484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91226" calcext:value-type="float">
            <text:p>11991226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2864" calcext:value-type="float">
            <text:p>1692864</text:p>
          </table:table-cell>
          <table:table-cell office:value-type="float" office:value="69" calcext:value-type="float">
            <text:p>6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0218201" calcext:value-type="float">
            <text:p>1021820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38923" calcext:value-type="float">
            <text:p>10538923</text:p>
          </table:table-cell>
          <table:table-cell office:value-type="float" office:value="54" calcext:value-type="float">
            <text:p>54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8305" calcext:value-type="float">
            <text:p>2688305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464152" calcext:value-type="float">
            <text:p>746415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19181" calcext:value-type="float">
            <text:p>11019181</text:p>
          </table:table-cell>
          <table:table-cell office:value-type="float" office:value="42" calcext:value-type="float">
            <text:p>42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5508" calcext:value-type="float">
            <text:p>2665508</text:p>
          </table:table-cell>
          <table:table-cell office:value-type="float" office:value="45" calcext:value-type="float">
            <text:p>4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285239" calcext:value-type="float">
            <text:p>728523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1139" calcext:value-type="float">
            <text:p>1411139</text:p>
          </table:table-cell>
          <table:table-cell office:value-type="float" office:value="39" calcext:value-type="float">
            <text:p>3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40565" calcext:value-type="float">
            <text:p>10840565</text:p>
          </table:table-cell>
          <table:table-cell office:value-type="float" office:value="45" calcext:value-type="float">
            <text:p>4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808752" calcext:value-type="float">
            <text:p>78087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51280" calcext:value-type="float">
            <text:p>10851280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52746" calcext:value-type="float">
            <text:p>12752746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896739" calcext:value-type="float">
            <text:p>689673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05295" calcext:value-type="float">
            <text:p>11305295</text:p>
          </table:table-cell>
          <table:table-cell office:value-type="float" office:value="46.5" calcext:value-type="float">
            <text:p>46,5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99075" calcext:value-type="float">
            <text:p>11899075</text:p>
          </table:table-cell>
          <table:table-cell office:value-type="float" office:value="48" calcext:value-type="float">
            <text:p>48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977607" calcext:value-type="float">
            <text:p>69776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97849" calcext:value-type="float">
            <text:p>11297849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72628" calcext:value-type="float">
            <text:p>11172628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501781" calcext:value-type="float">
            <text:p>750178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91038" calcext:value-type="float">
            <text:p>11091038</text:p>
          </table:table-cell>
          <table:table-cell office:value-type="float" office:value="39" calcext:value-type="float">
            <text:p>3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7044" calcext:value-type="float">
            <text:p>11717044</text:p>
          </table:table-cell>
          <table:table-cell office:value-type="float" office:value="52.5" calcext:value-type="float">
            <text:p>52,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696319" calcext:value-type="float">
            <text:p>669631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97699" calcext:value-type="float">
            <text:p>10897699</text:p>
          </table:table-cell>
          <table:table-cell office:value-type="float" office:value="50" calcext:value-type="float">
            <text:p>50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43898" calcext:value-type="float">
            <text:p>10443898</text:p>
          </table:table-cell>
          <table:table-cell office:value-type="float" office:value="47" calcext:value-type="float">
            <text:p>47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010156" calcext:value-type="float">
            <text:p>701015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88713" calcext:value-type="float">
            <text:p>12088713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80090" calcext:value-type="float">
            <text:p>10780090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928028" calcext:value-type="float">
            <text:p>692802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42678" calcext:value-type="float">
            <text:p>10842678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25569" calcext:value-type="float">
            <text:p>11025569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040441" calcext:value-type="float">
            <text:p>704044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50839" calcext:value-type="float">
            <text:p>12050839</text:p>
          </table:table-cell>
          <table:table-cell office:value-type="float" office:value="39" calcext:value-type="float">
            <text:p>3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56153" calcext:value-type="float">
            <text:p>11356153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792920" calcext:value-type="float">
            <text:p>679292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00387" calcext:value-type="float">
            <text:p>11100387</text:p>
          </table:table-cell>
          <table:table-cell office:value-type="float" office:value="48.5" calcext:value-type="float">
            <text:p>48,5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28693" calcext:value-type="float">
            <text:p>12028693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07425" calcext:value-type="float">
            <text:p>730742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28399" calcext:value-type="float">
            <text:p>11828399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7854221.49" calcext:value-type="float">
            <text:p>7854221,49</text:p>
          </table:table-cell>
          <table:table-cell table:formula="of:=AVERAGE([.C236:.C335])" office:value-type="float" office:value="56.249" calcext:value-type="float">
            <text:p>56,249</text:p>
          </table:table-cell>
          <table:table-cell table:formula="of:=AVERAGE([.D236:.D335])" office:value-type="float" office:value="3.698" calcext:value-type="float">
            <text:p>3,698</text:p>
          </table:table-cell>
          <table:table-cell table:number-columns-repeated="2"/>
          <table:table-cell table:formula="of:=AVERAGE([.G236:.G335])" office:value-type="float" office:value="7916477.81" calcext:value-type="float">
            <text:p>7916477,81</text:p>
          </table:table-cell>
          <table:table-cell table:formula="of:=AVERAGE([.H236:.H335])" office:value-type="float" office:value="99.263" calcext:value-type="float">
            <text:p>99,263</text:p>
          </table:table-cell>
          <table:table-cell table:formula="of:=AVERAGE([.I236:.I335])" office:value-type="float" office:value="1.8" calcext:value-type="float">
            <text:p>1,8</text:p>
          </table:table-cell>
          <table:table-cell table:number-columns-repeated="2"/>
          <table:table-cell table:formula="of:=AVERAGE([.L236:.L335])" office:value-type="float" office:value="9489462.63" calcext:value-type="float">
            <text:p>9489462,63</text:p>
          </table:table-cell>
          <table:table-cell table:formula="of:=AVERAGE([.M236:.M335])" office:value-type="float" office:value="55.682" calcext:value-type="float">
            <text:p>55,682</text:p>
          </table:table-cell>
          <table:table-cell table:formula="of:=AVERAGE([.N236:.N335])" office:value-type="float" office:value="8.94400000000002" calcext:value-type="float">
            <text:p>8,94400000000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4447652.40042742" calcext:value-type="float">
            <text:p>4447652,40042742</text:p>
          </table:table-cell>
          <table:table-cell table:formula="of:=STDEVP([.C236:.C335])" office:value-type="float" office:value="20.5056504164096" calcext:value-type="float">
            <text:p>20,5056504164096</text:p>
          </table:table-cell>
          <table:table-cell table:formula="of:=STDEVP([.D236:.D335])" office:value-type="float" office:value="0.699997142851312" calcext:value-type="float">
            <text:p>0,699997142851312</text:p>
          </table:table-cell>
          <table:table-cell table:number-columns-repeated="2"/>
          <table:table-cell table:formula="of:=STDEVP([.G236:.G335])" office:value-type="float" office:value="3462648.76498303" calcext:value-type="float">
            <text:p>3462648,76498303</text:p>
          </table:table-cell>
          <table:table-cell table:formula="of:=STDEVP([.H236:.H335])" office:value-type="float" office:value="3.19611185661579" calcext:value-type="float">
            <text:p>3,19611185661579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4582926.93295522" calcext:value-type="float">
            <text:p>4582926,93295522</text:p>
          </table:table-cell>
          <table:table-cell table:formula="of:=STDEVP([.M236:.M335])" office:value-type="float" office:value="28.9421401420144" calcext:value-type="float">
            <text:p>28,9421401420144</text:p>
          </table:table-cell>
          <table:table-cell table:formula="of:=STDEVP([.N236:.N335])" office:value-type="float" office:value="1.65700452624608" calcext:value-type="float">
            <text:p>1,657004526246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0554610" calcext:value-type="float">
            <text:p>10554610</text:p>
          </table:table-cell>
          <table:table-cell table:formula="of:=MEDIAN([.C236:.C335])" office:value-type="float" office:value="50.5" calcext:value-type="float">
            <text:p>50,5</text:p>
          </table:table-cell>
          <table:table-cell table:formula="of:=MEDIAN([.D236:.D335])" office:value-type="float" office:value="3.9" calcext:value-type="float">
            <text:p>3,9</text:p>
          </table:table-cell>
          <table:table-cell table:number-columns-repeated="2"/>
          <table:table-cell table:formula="of:=MEDIAN([.G236:.G335])" office:value-type="float" office:value="7272466.5" calcext:value-type="float">
            <text:p>7272466,5</text:p>
          </table:table-cell>
          <table:table-cell table:formula="of:=MEDIAN([.H236:.H335])" office:value-type="float" office:value="100" calcext:value-type="float">
            <text:p>100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1248026.5" calcext:value-type="float">
            <text:p>11248026,5</text:p>
          </table:table-cell>
          <table:table-cell table:formula="of:=MEDIAN([.M236:.M335])" office:value-type="float" office:value="48" calcext:value-type="float">
            <text:p>48</text:p>
          </table:table-cell>
          <table:table-cell table:formula="of:=MEDIAN([.N236:.N335])"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6895902.28" calcext:value-type="float">
            <text:p>6895902,28</text:p>
          </table:table-cell>
          <table:table-cell table:formula="of:=AVERAGE([.C236:.C285])" office:value-type="float" office:value="61.93" calcext:value-type="float">
            <text:p>61,93</text:p>
          </table:table-cell>
          <table:table-cell table:formula="of:=AVERAGE([.D236:.D285])" office:value-type="float" office:value="3.204" calcext:value-type="float">
            <text:p>3,204</text:p>
          </table:table-cell>
          <table:table-cell table:number-columns-repeated="2"/>
          <table:table-cell table:formula="of:=AVERAGE([.G236:.G285])" office:value-type="float" office:value="8126127.34" calcext:value-type="float">
            <text:p>8126127,34</text:p>
          </table:table-cell>
          <table:table-cell table:formula="of:=AVERAGE([.H236:.H285])" office:value-type="float" office:value="98.964" calcext:value-type="float">
            <text:p>98,964</text:p>
          </table:table-cell>
          <table:table-cell table:formula="of:=AVERAGE([.I236:.I285])" office:value-type="float" office:value="1.8" calcext:value-type="float">
            <text:p>1,8</text:p>
          </table:table-cell>
          <table:table-cell table:number-columns-repeated="2"/>
          <table:table-cell table:formula="of:=AVERAGE([.L236:.L285])" office:value-type="float" office:value="9080319" calcext:value-type="float">
            <text:p>9080319</text:p>
          </table:table-cell>
          <table:table-cell table:formula="of:=AVERAGE([.M236:.M285])" office:value-type="float" office:value="67.868" calcext:value-type="float">
            <text:p>67,868</text:p>
          </table:table-cell>
          <table:table-cell table:formula="of:=AVERAGE([.N236:.N285])" office:value-type="float" office:value="8.162" calcext:value-type="float">
            <text:p>8,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8812540.7" calcext:value-type="float">
            <text:p>8812540,7</text:p>
          </table:table-cell>
          <table:table-cell table:formula="of:=AVERAGE([.C286:.C335])" office:value-type="float" office:value="50.568" calcext:value-type="float">
            <text:p>50,568</text:p>
          </table:table-cell>
          <table:table-cell table:formula="of:=AVERAGE([.D286:.D335])" office:value-type="float" office:value="4.192" calcext:value-type="float">
            <text:p>4,192</text:p>
          </table:table-cell>
          <table:table-cell table:number-columns-repeated="2"/>
          <table:table-cell table:formula="of:=AVERAGE([.G286:.G335])" office:value-type="float" office:value="7706828.28" calcext:value-type="float">
            <text:p>7706828,28</text:p>
          </table:table-cell>
          <table:table-cell table:formula="of:=AVERAGE([.H286:.H335])" office:value-type="float" office:value="99.562" calcext:value-type="float">
            <text:p>99,562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9898606.26" calcext:value-type="float">
            <text:p>9898606,26</text:p>
          </table:table-cell>
          <table:table-cell table:formula="of:=AVERAGE([.M286:.M335])" office:value-type="float" office:value="43.496" calcext:value-type="float">
            <text:p>43,496</text:p>
          </table:table-cell>
          <table:table-cell table:formula="of:=AVERAGE([.N286:.N335])" office:value-type="float" office:value="9.72599999999999" calcext:value-type="float">
            <text:p>9,725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3983104.53335343" calcext:value-type="float">
            <text:p>3983104,53335343</text:p>
          </table:table-cell>
          <table:table-cell table:formula="of:=STDEVP([.C286:.C335])" office:value-type="float" office:value="4.93953196163361" calcext:value-type="float">
            <text:p>4,93953196163361</text:p>
          </table:table-cell>
          <table:table-cell table:formula="of:=STDEVP([.D286:.D335])" office:value-type="float" office:value="0.130904545375629" calcext:value-type="float">
            <text:p>0,130904545375629</text:p>
          </table:table-cell>
          <table:table-cell table:number-columns-repeated="2"/>
          <table:table-cell table:formula="of:=STDEVP([.G286:.G335])" office:value-type="float" office:value="2322862.87401539" calcext:value-type="float">
            <text:p>2322862,87401539</text:p>
          </table:table-cell>
          <table:table-cell table:formula="of:=STDEVP([.H286:.H335])" office:value-type="float" office:value="3.41765358104065" calcext:value-type="float">
            <text:p>3,41765358104065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3423518.19009494" calcext:value-type="float">
            <text:p>3423518,19009494</text:p>
          </table:table-cell>
          <table:table-cell table:formula="of:=STDEVP([.M286:.M335])" office:value-type="float" office:value="7.28447554735411" calcext:value-type="float">
            <text:p>7,28447554735411</text:p>
          </table:table-cell>
          <table:table-cell table:formula="of:=STDEVP([.N286:.N335])" office:value-type="float" office:value="0.0438634243989232" calcext:value-type="float">
            <text:p>0,0438634243989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4123632" calcext:value-type="float">
            <text:p>4123632</text:p>
          </table:table-cell>
          <table:table-cell table:formula="of:=MEDIAN([.C236:.C285])" office:value-type="float" office:value="52" calcext:value-type="float">
            <text:p>52</text:p>
          </table:table-cell>
          <table:table-cell table:formula="of:=MEDIAN([.D236:.D285])" office:value-type="float" office:value="3.4" calcext:value-type="float">
            <text:p>3,4</text:p>
          </table:table-cell>
          <table:table-cell table:number-columns-repeated="2"/>
          <table:table-cell table:formula="of:=MEDIAN([.G236:.G285])" office:value-type="float" office:value="7155348.5" calcext:value-type="float">
            <text:p>7155348,5</text:p>
          </table:table-cell>
          <table:table-cell table:formula="of:=MEDIAN([.H236:.H285])" office:value-type="float" office:value="100" calcext:value-type="float">
            <text:p>100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1224355" calcext:value-type="float">
            <text:p>11224355</text:p>
          </table:table-cell>
          <table:table-cell table:formula="of:=MEDIAN([.M236:.M285])" office:value-type="float" office:value="54" calcext:value-type="float">
            <text:p>54</text:p>
          </table:table-cell>
          <table:table-cell table:formula="of:=MEDIAN([.N236:.N285])"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0828891" calcext:value-type="float">
            <text:p>10828891</text:p>
          </table:table-cell>
          <table:table-cell table:formula="of:=MEDIAN([.C286:.C335])" office:value-type="float" office:value="49" calcext:value-type="float">
            <text:p>49</text:p>
          </table:table-cell>
          <table:table-cell table:formula="of:=MEDIAN([.D286:.D335])" office:value-type="float" office:value="4.3" calcext:value-type="float">
            <text:p>4,3</text:p>
          </table:table-cell>
          <table:table-cell table:number-columns-repeated="2"/>
          <table:table-cell table:formula="of:=MEDIAN([.G286:.G335])" office:value-type="float" office:value="7302121.5" calcext:value-type="float">
            <text:p>7302121,5</text:p>
          </table:table-cell>
          <table:table-cell table:formula="of:=MEDIAN([.H286:.H335])" office:value-type="float" office:value="100" calcext:value-type="float">
            <text:p>100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11250500" calcext:value-type="float">
            <text:p>11250500</text:p>
          </table:table-cell>
          <table:table-cell table:formula="of:=MEDIAN([.M286:.M335])" office:value-type="float" office:value="40.8" calcext:value-type="float">
            <text:p>40,8</text:p>
          </table:table-cell>
          <table:table-cell table:formula="of:=MEDIAN([.N286:.N335])" office:value-type="float" office:value="9.7" calcext:value-type="float">
            <text:p>9,7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7690613" calcext:value-type="float">
            <text:p>17690613</text:p>
          </table:table-cell>
          <table:table-cell office:value-type="float" office:value="93.3" calcext:value-type="float">
            <text:p>93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48082847" calcext:value-type="float">
            <text:p>4808284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0094207" calcext:value-type="float">
            <text:p>10094207</text:p>
          </table:table-cell>
          <table:table-cell office:value-type="float" office:value="220" calcext:value-type="float">
            <text:p>22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7981" calcext:value-type="float">
            <text:p>4297981</text:p>
          </table:table-cell>
          <table:table-cell office:value-type="float" office:value="149.5" calcext:value-type="float">
            <text:p>149,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118450" calcext:value-type="float">
            <text:p>511845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3791" calcext:value-type="float">
            <text:p>2273791</text:p>
          </table:table-cell>
          <table:table-cell office:value-type="float" office:value="227.7" calcext:value-type="float">
            <text:p>227,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6969" calcext:value-type="float">
            <text:p>7256969</text:p>
          </table:table-cell>
          <table:table-cell office:value-type="float" office:value="146" calcext:value-type="float">
            <text:p>14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5591441" calcext:value-type="float">
            <text:p>559144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19918" calcext:value-type="float">
            <text:p>2919918</text:p>
          </table:table-cell>
          <table:table-cell office:value-type="float" office:value="134" calcext:value-type="float">
            <text:p>13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7926" calcext:value-type="float">
            <text:p>3777926</text:p>
          </table:table-cell>
          <table:table-cell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49364" calcext:value-type="float">
            <text:p>454936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3878" calcext:value-type="float">
            <text:p>1633878</text:p>
          </table:table-cell>
          <table:table-cell office:value-type="float" office:value="188" calcext:value-type="float">
            <text:p>18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3394" calcext:value-type="float">
            <text:p>3273394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705640" calcext:value-type="float">
            <text:p>37056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80918" calcext:value-type="float">
            <text:p>1680918</text:p>
          </table:table-cell>
          <table:table-cell office:value-type="float" office:value="154" calcext:value-type="float">
            <text:p>154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7211" calcext:value-type="float">
            <text:p>2937211</text:p>
          </table:table-cell>
          <table:table-cell office:value-type="float" office:value="160" calcext:value-type="float">
            <text:p>16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471325" calcext:value-type="float">
            <text:p>647132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45460" calcext:value-type="float">
            <text:p>2045460</text:p>
          </table:table-cell>
          <table:table-cell office:value-type="float" office:value="121" calcext:value-type="float">
            <text:p>121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4524" calcext:value-type="float">
            <text:p>2464524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5362173" calcext:value-type="float">
            <text:p>53621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08035" calcext:value-type="float">
            <text:p>1608035</text:p>
          </table:table-cell>
          <table:table-cell office:value-type="float" office:value="128" calcext:value-type="float">
            <text:p>128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9822" calcext:value-type="float">
            <text:p>1689822</text:p>
          </table:table-cell>
          <table:table-cell office:value-type="float" office:value="117" calcext:value-type="float">
            <text:p>117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4871310" calcext:value-type="float">
            <text:p>487131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1941" calcext:value-type="float">
            <text:p>1511941</text:p>
          </table:table-cell>
          <table:table-cell office:value-type="float" office:value="101" calcext:value-type="float">
            <text:p>10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6803" calcext:value-type="float">
            <text:p>1756803</text:p>
          </table:table-cell>
          <table:table-cell office:value-type="float" office:value="105" calcext:value-type="float">
            <text:p>10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5507926" calcext:value-type="float">
            <text:p>550792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40128" calcext:value-type="float">
            <text:p>3340128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8205" calcext:value-type="float">
            <text:p>2878205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133742" calcext:value-type="float">
            <text:p>713374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9846" calcext:value-type="float">
            <text:p>2469846</text:p>
          </table:table-cell>
          <table:table-cell office:value-type="float" office:value="80" calcext:value-type="float">
            <text:p>80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7534" calcext:value-type="float">
            <text:p>3217534</text:p>
          </table:table-cell>
          <table:table-cell office:value-type="float" office:value="105" calcext:value-type="float">
            <text:p>10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558697" calcext:value-type="float">
            <text:p>75586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4914" calcext:value-type="float">
            <text:p>2394914</text:p>
          </table:table-cell>
          <table:table-cell office:value-type="float" office:value="89.1" calcext:value-type="float">
            <text:p>89,1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4599" calcext:value-type="float">
            <text:p>1524599</text:p>
          </table:table-cell>
          <table:table-cell office:value-type="float" office:value="109" calcext:value-type="float">
            <text:p>10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4050490" calcext:value-type="float">
            <text:p>40504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3641" calcext:value-type="float">
            <text:p>1453641</text:p>
          </table:table-cell>
          <table:table-cell office:value-type="float" office:value="72" calcext:value-type="float">
            <text:p>7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2746" calcext:value-type="float">
            <text:p>2652746</text:p>
          </table:table-cell>
          <table:table-cell office:value-type="float" office:value="103" calcext:value-type="float">
            <text:p>103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4440536" calcext:value-type="float">
            <text:p>444053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0987" calcext:value-type="float">
            <text:p>2390987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9170" calcext:value-type="float">
            <text:p>1599170</text:p>
          </table:table-cell>
          <table:table-cell office:value-type="float" office:value="107" calcext:value-type="float">
            <text:p>107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8571452" calcext:value-type="float">
            <text:p>85714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8867" calcext:value-type="float">
            <text:p>1428867</text:p>
          </table:table-cell>
          <table:table-cell office:value-type="float" office:value="97" calcext:value-type="float">
            <text:p>97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7858" calcext:value-type="float">
            <text:p>2977858</text:p>
          </table:table-cell>
          <table:table-cell office:value-type="float" office:value="117" calcext:value-type="float">
            <text:p>117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993091" calcext:value-type="float">
            <text:p>39930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7314" calcext:value-type="float">
            <text:p>1557314</text:p>
          </table:table-cell>
          <table:table-cell office:value-type="float" office:value="89" calcext:value-type="float">
            <text:p>8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2531" calcext:value-type="float">
            <text:p>1532531</text:p>
          </table:table-cell>
          <table:table-cell office:value-type="float" office:value="121.8" calcext:value-type="float">
            <text:p>121,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210245" calcext:value-type="float">
            <text:p>42102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53390" calcext:value-type="float">
            <text:p>5253390</text:p>
          </table:table-cell>
          <table:table-cell office:value-type="float" office:value="102" calcext:value-type="float">
            <text:p>10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0455" calcext:value-type="float">
            <text:p>2490455</text:p>
          </table:table-cell>
          <table:table-cell office:value-type="float" office:value="108" calcext:value-type="float">
            <text:p>108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7423814" calcext:value-type="float">
            <text:p>74238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8588" calcext:value-type="float">
            <text:p>1368588</text:p>
          </table:table-cell>
          <table:table-cell office:value-type="float" office:value="97" calcext:value-type="float">
            <text:p>9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2092" calcext:value-type="float">
            <text:p>3122092</text:p>
          </table:table-cell>
          <table:table-cell office:value-type="float" office:value="108" calcext:value-type="float">
            <text:p>108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3727758" calcext:value-type="float">
            <text:p>372775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4074" calcext:value-type="float">
            <text:p>2444074</text:p>
          </table:table-cell>
          <table:table-cell office:value-type="float" office:value="77" calcext:value-type="float">
            <text:p>7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2052" calcext:value-type="float">
            <text:p>1522052</text:p>
          </table:table-cell>
          <table:table-cell office:value-type="float" office:value="110" calcext:value-type="float">
            <text:p>11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4109656" calcext:value-type="float">
            <text:p>410965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2117" calcext:value-type="float">
            <text:p>2752117</text:p>
          </table:table-cell>
          <table:table-cell office:value-type="float" office:value="81" calcext:value-type="float">
            <text:p>8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5215" calcext:value-type="float">
            <text:p>2675215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7773479" calcext:value-type="float">
            <text:p>77734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2204" calcext:value-type="float">
            <text:p>2282204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5624" calcext:value-type="float">
            <text:p>1515624</text:p>
          </table:table-cell>
          <table:table-cell office:value-type="float" office:value="104" calcext:value-type="float">
            <text:p>104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7752253" calcext:value-type="float">
            <text:p>77522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4595" calcext:value-type="float">
            <text:p>4964595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8117" calcext:value-type="float">
            <text:p>1878117</text:p>
          </table:table-cell>
          <table:table-cell office:value-type="float" office:value="104" calcext:value-type="float">
            <text:p>10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6062204" calcext:value-type="float">
            <text:p>606220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062" calcext:value-type="float">
            <text:p>2500062</text:p>
          </table:table-cell>
          <table:table-cell office:value-type="float" office:value="83" calcext:value-type="float">
            <text:p>8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1605" calcext:value-type="float">
            <text:p>2701605</text:p>
          </table:table-cell>
          <table:table-cell office:value-type="float" office:value="110" calcext:value-type="float">
            <text:p>110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5690601" calcext:value-type="float">
            <text:p>569060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64766" calcext:value-type="float">
            <text:p>5264766</text:p>
          </table:table-cell>
          <table:table-cell office:value-type="float" office:value="85" calcext:value-type="float">
            <text:p>8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6131" calcext:value-type="float">
            <text:p>1506131</text:p>
          </table:table-cell>
          <table:table-cell office:value-type="float" office:value="102" calcext:value-type="float">
            <text:p>10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4392387" calcext:value-type="float">
            <text:p>43923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5719" calcext:value-type="float">
            <text:p>1515719</text:p>
          </table:table-cell>
          <table:table-cell office:value-type="float" office:value="87" calcext:value-type="float">
            <text:p>8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5941" calcext:value-type="float">
            <text:p>1645941</text:p>
          </table:table-cell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5631546" calcext:value-type="float">
            <text:p>563154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414189" calcext:value-type="float">
            <text:p>7414189</text:p>
          </table:table-cell>
          <table:table-cell office:value-type="float" office:value="83" calcext:value-type="float">
            <text:p>8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5696" calcext:value-type="float">
            <text:p>2505696</text:p>
          </table:table-cell>
          <table:table-cell office:value-type="float" office:value="104" calcext:value-type="float">
            <text:p>10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6144872" calcext:value-type="float">
            <text:p>61448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1253" calcext:value-type="float">
            <text:p>2081253</text:p>
          </table:table-cell>
          <table:table-cell office:value-type="float" office:value="91" calcext:value-type="float">
            <text:p>9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6445" calcext:value-type="float">
            <text:p>171644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200961" calcext:value-type="float">
            <text:p>620096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09346" calcext:value-type="float">
            <text:p>5609346</text:p>
          </table:table-cell>
          <table:table-cell office:value-type="float" office:value="72.3" calcext:value-type="float">
            <text:p>72,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3550" calcext:value-type="float">
            <text:p>170355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739192" calcext:value-type="float">
            <text:p>37391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6794" calcext:value-type="float">
            <text:p>1416794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9177" calcext:value-type="float">
            <text:p>1849177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315110" calcext:value-type="float">
            <text:p>531511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0773" calcext:value-type="float">
            <text:p>1630773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2479" calcext:value-type="float">
            <text:p>2702479</text:p>
          </table:table-cell>
          <table:table-cell office:value-type="float" office:value="89" calcext:value-type="float">
            <text:p>89</text:p>
          </table:table-cell>
          <table:table-cell office:value-type="float" office:value="7.1" calcext:value-type="float">
            <text:p>7,1</text:p>
          </table:table-cell>
          <table:table-cell table:number-columns-repeated="2"/>
          <table:table-cell office:value-type="float" office:value="6942696" calcext:value-type="float">
            <text:p>694269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30449" calcext:value-type="float">
            <text:p>5730449</text:p>
          </table:table-cell>
          <table:table-cell office:value-type="float" office:value="81" calcext:value-type="float">
            <text:p>8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6584" calcext:value-type="float">
            <text:p>3126584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,1</text:p>
          </table:table-cell>
          <table:table-cell table:number-columns-repeated="2"/>
          <table:table-cell office:value-type="float" office:value="4053051" calcext:value-type="float">
            <text:p>4053051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87812" calcext:value-type="float">
            <text:p>5187812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8787" calcext:value-type="float">
            <text:p>1908787</text:p>
          </table:table-cell>
          <table:table-cell office:value-type="float" office:value="99" calcext:value-type="float">
            <text:p>99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5320588" calcext:value-type="float">
            <text:p>532058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08039" calcext:value-type="float">
            <text:p>5208039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0769" calcext:value-type="float">
            <text:p>1750769</text:p>
          </table:table-cell>
          <table:table-cell office:value-type="float" office:value="95" calcext:value-type="float">
            <text:p>95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6255768" calcext:value-type="float">
            <text:p>62557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1359" calcext:value-type="float">
            <text:p>1501359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9306" calcext:value-type="float">
            <text:p>4689306</text:p>
          </table:table-cell>
          <table:table-cell office:value-type="float" office:value="105" calcext:value-type="float">
            <text:p>105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6809495" calcext:value-type="float">
            <text:p>680949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83766" calcext:value-type="float">
            <text:p>2183766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3222" calcext:value-type="float">
            <text:p>2173222</text:p>
          </table:table-cell>
          <table:table-cell office:value-type="float" office:value="101" calcext:value-type="float">
            <text:p>101</text:p>
          </table:table-cell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4699046" calcext:value-type="float">
            <text:p>469904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8689" calcext:value-type="float">
            <text:p>2388689</text:p>
          </table:table-cell>
          <table:table-cell office:value-type="float" office:value="83.2" calcext:value-type="float">
            <text:p>83,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0255" calcext:value-type="float">
            <text:p>2870255</text:p>
          </table:table-cell>
          <table:table-cell office:value-type="float" office:value="85.1" calcext:value-type="float">
            <text:p>85,1</text:p>
          </table:table-cell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4051137" calcext:value-type="float">
            <text:p>405113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3577" calcext:value-type="float">
            <text:p>1433577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1534" calcext:value-type="float">
            <text:p>1841534</text:p>
          </table:table-cell>
          <table:table-cell office:value-type="float" office:value="94" calcext:value-type="float">
            <text:p>94</text:p>
          </table:table-cell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7080622" calcext:value-type="float">
            <text:p>708062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966" calcext:value-type="float">
            <text:p>2334966</text:p>
          </table:table-cell>
          <table:table-cell office:value-type="float" office:value="79" calcext:value-type="float">
            <text:p>7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4038" calcext:value-type="float">
            <text:p>4954038</text:p>
          </table:table-cell>
          <table:table-cell office:value-type="float" office:value="96" calcext:value-type="float">
            <text:p>96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14385818" calcext:value-type="float">
            <text:p>1438581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9619" calcext:value-type="float">
            <text:p>1459619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22101" calcext:value-type="float">
            <text:p>2922101</text:p>
          </table:table-cell>
          <table:table-cell office:value-type="float" office:value="91" calcext:value-type="float">
            <text:p>91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6699777" calcext:value-type="float">
            <text:p>6699777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77752" calcext:value-type="float">
            <text:p>5577752</text:p>
          </table:table-cell>
          <table:table-cell office:value-type="float" office:value="110" calcext:value-type="float">
            <text:p>110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4507" calcext:value-type="float">
            <text:p>2994507</text:p>
          </table:table-cell>
          <table:table-cell office:value-type="float" office:value="110" calcext:value-type="float">
            <text:p>110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4943304" calcext:value-type="float">
            <text:p>49433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2224" calcext:value-type="float">
            <text:p>1552224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3142" calcext:value-type="float">
            <text:p>1873142</text:p>
          </table:table-cell>
          <table:table-cell office:value-type="float" office:value="98" calcext:value-type="float">
            <text:p>98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3834803" calcext:value-type="float">
            <text:p>383480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8471" calcext:value-type="float">
            <text:p>1448471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7240" calcext:value-type="float">
            <text:p>3107240</text:p>
          </table:table-cell>
          <table:table-cell office:value-type="float" office:value="91" calcext:value-type="float">
            <text:p>91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6647647" calcext:value-type="float">
            <text:p>664764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1747" calcext:value-type="float">
            <text:p>1531747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2476" calcext:value-type="float">
            <text:p>2882476</text:p>
          </table:table-cell>
          <table:table-cell office:value-type="float" office:value="99" calcext:value-type="float">
            <text:p>99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6793410" calcext:value-type="float">
            <text:p>679341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3176" calcext:value-type="float">
            <text:p>1503176</text:p>
          </table:table-cell>
          <table:table-cell office:value-type="float" office:value="78.2" calcext:value-type="float">
            <text:p>78,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8976" calcext:value-type="float">
            <text:p>2138976</text:p>
          </table:table-cell>
          <table:table-cell office:value-type="float" office:value="94.1" calcext:value-type="float">
            <text:p>94,1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6596803" calcext:value-type="float">
            <text:p>659680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65983" calcext:value-type="float">
            <text:p>566598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5958" calcext:value-type="float">
            <text:p>1785958</text:p>
          </table:table-cell>
          <table:table-cell office:value-type="float" office:value="94" calcext:value-type="float">
            <text:p>94</text:p>
          </table:table-cell>
          <table:table-cell office:value-type="float" office:value="7.6" calcext:value-type="float">
            <text:p>7,6</text:p>
          </table:table-cell>
          <table:table-cell table:number-columns-repeated="2"/>
          <table:table-cell office:value-type="float" office:value="11358626" calcext:value-type="float">
            <text:p>1135862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5794" calcext:value-type="float">
            <text:p>1485794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0413" calcext:value-type="float">
            <text:p>3130413</text:p>
          </table:table-cell>
          <table:table-cell office:value-type="float" office:value="98" calcext:value-type="float">
            <text:p>98</text:p>
          </table:table-cell>
          <table:table-cell office:value-type="float" office:value="7.6" calcext:value-type="float">
            <text:p>7,6</text:p>
          </table:table-cell>
          <table:table-cell table:number-columns-repeated="2"/>
          <table:table-cell office:value-type="float" office:value="6035413" calcext:value-type="float">
            <text:p>603541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3381" calcext:value-type="float">
            <text:p>2303381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1968" calcext:value-type="float">
            <text:p>5811968</text:p>
          </table:table-cell>
          <table:table-cell office:value-type="float" office:value="95" calcext:value-type="float">
            <text:p>95</text:p>
          </table:table-cell>
          <table:table-cell office:value-type="float" office:value="7.6" calcext:value-type="float">
            <text:p>7,6</text:p>
          </table:table-cell>
          <table:table-cell table:number-columns-repeated="2"/>
          <table:table-cell office:value-type="float" office:value="4325930" calcext:value-type="float">
            <text:p>432593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9933" calcext:value-type="float">
            <text:p>1489933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8040" calcext:value-type="float">
            <text:p>4508040</text:p>
          </table:table-cell>
          <table:table-cell office:value-type="float" office:value="88" calcext:value-type="float">
            <text:p>88</text:p>
          </table:table-cell>
          <table:table-cell office:value-type="float" office:value="7.6" calcext:value-type="float">
            <text:p>7,6</text:p>
          </table:table-cell>
          <table:table-cell table:number-columns-repeated="2"/>
          <table:table-cell office:value-type="float" office:value="6203479" calcext:value-type="float">
            <text:p>62034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77836" calcext:value-type="float">
            <text:p>4777836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3483" calcext:value-type="float">
            <text:p>2933483</text:p>
          </table:table-cell>
          <table:table-cell office:value-type="float" office:value="93" calcext:value-type="float">
            <text:p>93</text:p>
          </table:table-cell>
          <table:table-cell office:value-type="float" office:value="7.7" calcext:value-type="float">
            <text:p>7,7</text:p>
          </table:table-cell>
          <table:table-cell table:number-columns-repeated="2"/>
          <table:table-cell office:value-type="float" office:value="5062517" calcext:value-type="float">
            <text:p>50625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4451" calcext:value-type="float">
            <text:p>2354451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8918" calcext:value-type="float">
            <text:p>2888918</text:p>
          </table:table-cell>
          <table:table-cell office:value-type="float" office:value="94" calcext:value-type="float">
            <text:p>94</text:p>
          </table:table-cell>
          <table:table-cell office:value-type="float" office:value="7.7" calcext:value-type="float">
            <text:p>7,7</text:p>
          </table:table-cell>
          <table:table-cell table:number-columns-repeated="2"/>
          <table:table-cell office:value-type="float" office:value="5226155" calcext:value-type="float">
            <text:p>522615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44338" calcext:value-type="float">
            <text:p>4744338</text:p>
          </table:table-cell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7255" calcext:value-type="float">
            <text:p>1557255</text:p>
          </table:table-cell>
          <table:table-cell office:value-type="float" office:value="98" calcext:value-type="float">
            <text:p>98</text:p>
          </table:table-cell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7218845" calcext:value-type="float">
            <text:p>721884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5550" calcext:value-type="float">
            <text:p>2545550</text:p>
          </table:table-cell>
          <table:table-cell office:value-type="float" office:value="74.3" calcext:value-type="float">
            <text:p>74,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7328" calcext:value-type="float">
            <text:p>7907328</text:p>
          </table:table-cell>
          <table:table-cell office:value-type="float" office:value="91" calcext:value-type="float">
            <text:p>91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3816161" calcext:value-type="float">
            <text:p>381616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17394" calcext:value-type="float">
            <text:p>5517394</text:p>
          </table:table-cell>
          <table:table-cell office:value-type="float" office:value="74" calcext:value-type="float">
            <text:p>7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4578" calcext:value-type="float">
            <text:p>1634578</text:p>
          </table:table-cell>
          <table:table-cell office:value-type="float" office:value="91.1" calcext:value-type="float">
            <text:p>91,1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5760162" calcext:value-type="float">
            <text:p>576016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78309" calcext:value-type="float">
            <text:p>5578309</text:p>
          </table:table-cell>
          <table:table-cell office:value-type="float" office:value="74" calcext:value-type="float">
            <text:p>7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4789" calcext:value-type="float">
            <text:p>2014789</text:p>
          </table:table-cell>
          <table:table-cell office:value-type="float" office:value="93" calcext:value-type="float">
            <text:p>93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4300215" calcext:value-type="float">
            <text:p>43002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7272" calcext:value-type="float">
            <text:p>2357272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3878" calcext:value-type="float">
            <text:p>1643878</text:p>
          </table:table-cell>
          <table:table-cell office:value-type="float" office:value="91" calcext:value-type="float">
            <text:p>91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4403088" calcext:value-type="float">
            <text:p>440308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109" calcext:value-type="float">
            <text:p>2326109</text:p>
          </table:table-cell>
          <table:table-cell office:value-type="float" office:value="84" calcext:value-type="float">
            <text:p>8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5230" calcext:value-type="float">
            <text:p>1585230</text:p>
          </table:table-cell>
          <table:table-cell office:value-type="float" office:value="92" calcext:value-type="float">
            <text:p>92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3875324" calcext:value-type="float">
            <text:p>387532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5403" calcext:value-type="float">
            <text:p>149540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8570" calcext:value-type="float">
            <text:p>6108570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3866962" calcext:value-type="float">
            <text:p>38669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23785" calcext:value-type="float">
            <text:p>5623785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6075" calcext:value-type="float">
            <text:p>1626075</text:p>
          </table:table-cell>
          <table:table-cell office:value-type="float" office:value="87.1" calcext:value-type="float">
            <text:p>87,1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5935492" calcext:value-type="float">
            <text:p>593549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9158" calcext:value-type="float">
            <text:p>1489158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7709" calcext:value-type="float">
            <text:p>285770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86770" calcext:value-type="float">
            <text:p>44867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6210" calcext:value-type="float">
            <text:p>2336210</text:p>
          </table:table-cell>
          <table:table-cell office:value-type="float" office:value="78.2" calcext:value-type="float">
            <text:p>78,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8831" calcext:value-type="float">
            <text:p>2178831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96587" calcext:value-type="float">
            <text:p>37965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59156" calcext:value-type="float">
            <text:p>5559156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3926" calcext:value-type="float">
            <text:p>2273926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56496" calcext:value-type="float">
            <text:p>375649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4319" calcext:value-type="float">
            <text:p>1514319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7594" calcext:value-type="float">
            <text:p>1697594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230002" calcext:value-type="float">
            <text:p>723000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46012" calcext:value-type="float">
            <text:p>5546012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85807" calcext:value-type="float">
            <text:p>1885807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80385" calcext:value-type="float">
            <text:p>40803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34329" calcext:value-type="float">
            <text:p>5634329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8671" calcext:value-type="float">
            <text:p>2968671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348260" calcext:value-type="float">
            <text:p>434826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1276" calcext:value-type="float">
            <text:p>1451276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8979" calcext:value-type="float">
            <text:p>638897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196533" calcext:value-type="float">
            <text:p>51965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4420" calcext:value-type="float">
            <text:p>2294420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3287" calcext:value-type="float">
            <text:p>2813287</text:p>
          </table:table-cell>
          <table:table-cell office:value-type="float" office:value="86.1" calcext:value-type="float">
            <text:p>86,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522542" calcext:value-type="float">
            <text:p>552254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50148" calcext:value-type="float">
            <text:p>5150148</text:p>
          </table:table-cell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8774" calcext:value-type="float">
            <text:p>1958774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37250" calcext:value-type="float">
            <text:p>453725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9466" calcext:value-type="float">
            <text:p>2349466</text:p>
          </table:table-cell>
          <table:table-cell office:value-type="float" office:value="76.2" calcext:value-type="float">
            <text:p>76,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7060" calcext:value-type="float">
            <text:p>293706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249554" calcext:value-type="float">
            <text:p>724955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2130" calcext:value-type="float">
            <text:p>2302130</text:p>
          </table:table-cell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7488" calcext:value-type="float">
            <text:p>2667488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139835" calcext:value-type="float">
            <text:p>71398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80289" calcext:value-type="float">
            <text:p>2180289</text:p>
          </table:table-cell>
          <table:table-cell office:value-type="float" office:value="81" calcext:value-type="float">
            <text:p>8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5484" calcext:value-type="float">
            <text:p>2615484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664924" calcext:value-type="float">
            <text:p>566492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7271" calcext:value-type="float">
            <text:p>5097271</text:p>
          </table:table-cell>
          <table:table-cell office:value-type="float" office:value="79" calcext:value-type="float">
            <text:p>7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7474" calcext:value-type="float">
            <text:p>2577474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23211" calcext:value-type="float">
            <text:p>40232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3780" calcext:value-type="float">
            <text:p>2383780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6929" calcext:value-type="float">
            <text:p>2616929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86546" calcext:value-type="float">
            <text:p>488654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7546" calcext:value-type="float">
            <text:p>4427546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6860" calcext:value-type="float">
            <text:p>270686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66729" calcext:value-type="float">
            <text:p>386672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6621" calcext:value-type="float">
            <text:p>2346621</text:p>
          </table:table-cell>
          <table:table-cell office:value-type="float" office:value="81" calcext:value-type="float">
            <text:p>8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1487" calcext:value-type="float">
            <text:p>1951487</text:p>
          </table:table-cell>
          <table:table-cell office:value-type="float" office:value="93.1" calcext:value-type="float">
            <text:p>93,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187677" calcext:value-type="float">
            <text:p>418767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0209" calcext:value-type="float">
            <text:p>1530209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5751" calcext:value-type="float">
            <text:p>259575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37687" calcext:value-type="float">
            <text:p>40376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15297" calcext:value-type="float">
            <text:p>2815297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2991" calcext:value-type="float">
            <text:p>1592991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898662" calcext:value-type="float">
            <text:p>68986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36871" calcext:value-type="float">
            <text:p>4236871</text:p>
          </table:table-cell>
          <table:table-cell office:value-type="float" office:value="79.2" calcext:value-type="float">
            <text:p>79,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6357" calcext:value-type="float">
            <text:p>2626357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78290" calcext:value-type="float">
            <text:p>44782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62365" calcext:value-type="float">
            <text:p>5462365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1600" calcext:value-type="float">
            <text:p>147160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375836" calcext:value-type="float">
            <text:p>33758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4996" calcext:value-type="float">
            <text:p>1424996</text:p>
          </table:table-cell>
          <table:table-cell office:value-type="float" office:value="74" calcext:value-type="float">
            <text:p>7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9187" calcext:value-type="float">
            <text:p>495918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87004" calcext:value-type="float">
            <text:p>40870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9082" calcext:value-type="float">
            <text:p>1619082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5982" calcext:value-type="float">
            <text:p>1585982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554270" calcext:value-type="float">
            <text:p>55542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8509" calcext:value-type="float">
            <text:p>2288509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4558" calcext:value-type="float">
            <text:p>1574558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843260" calcext:value-type="float">
            <text:p>684326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888" calcext:value-type="float">
            <text:p>2332888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9049" calcext:value-type="float">
            <text:p>4869049</text:p>
          </table:table-cell>
          <table:table-cell office:value-type="float" office:value="86.1" calcext:value-type="float">
            <text:p>86,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672587" calcext:value-type="float">
            <text:p>667258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9684" calcext:value-type="float">
            <text:p>5049684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0710" calcext:value-type="float">
            <text:p>161071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928063" calcext:value-type="float">
            <text:p>6928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0499" calcext:value-type="float">
            <text:p>1520499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4148" calcext:value-type="float">
            <text:p>2624148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394079" calcext:value-type="float">
            <text:p>43940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59601" calcext:value-type="float">
            <text:p>4159601</text:p>
          </table:table-cell>
          <table:table-cell office:value-type="float" office:value="79.2" calcext:value-type="float">
            <text:p>79,2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8101" calcext:value-type="float">
            <text:p>2878101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974008" calcext:value-type="float">
            <text:p>697400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3341" calcext:value-type="float">
            <text:p>2323341</text:p>
          </table:table-cell>
          <table:table-cell office:value-type="float" office:value="80" calcext:value-type="float">
            <text:p>8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1117" calcext:value-type="float">
            <text:p>2621117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056523" calcext:value-type="float">
            <text:p>60565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9361" calcext:value-type="float">
            <text:p>4809361</text:p>
          </table:table-cell>
          <table:table-cell office:value-type="float" office:value="79" calcext:value-type="float">
            <text:p>7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6746" calcext:value-type="float">
            <text:p>1656746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83283" calcext:value-type="float">
            <text:p>40832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21764" calcext:value-type="float">
            <text:p>1621764</text:p>
          </table:table-cell>
          <table:table-cell office:value-type="float" office:value="77" calcext:value-type="float">
            <text:p>77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9774" calcext:value-type="float">
            <text:p>1719774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08230" calcext:value-type="float">
            <text:p>40082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4999" calcext:value-type="float">
            <text:p>1454999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3904" calcext:value-type="float">
            <text:p>476390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563823" calcext:value-type="float">
            <text:p>756382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9998" calcext:value-type="float">
            <text:p>1519998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2891" calcext:value-type="float">
            <text:p>2782891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315436" calcext:value-type="float">
            <text:p>531543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2280" calcext:value-type="float">
            <text:p>2282280</text:p>
          </table:table-cell>
          <table:table-cell office:value-type="float" office:value="80" calcext:value-type="float">
            <text:p>8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8659" calcext:value-type="float">
            <text:p>1538659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574438" calcext:value-type="float">
            <text:p>1557443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1925" calcext:value-type="float">
            <text:p>2331925</text:p>
          </table:table-cell>
          <table:table-cell office:value-type="float" office:value="80.2" calcext:value-type="float">
            <text:p>80,2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3584" calcext:value-type="float">
            <text:p>1573584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106956" calcext:value-type="float">
            <text:p>410695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697" calcext:value-type="float">
            <text:p>2333697</text:p>
          </table:table-cell>
          <table:table-cell office:value-type="float" office:value="79" calcext:value-type="float">
            <text:p>7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5130" calcext:value-type="float">
            <text:p>285513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333917" calcext:value-type="float">
            <text:p>53339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866" calcext:value-type="float">
            <text:p>2322866</text:p>
          </table:table-cell>
          <table:table-cell office:value-type="float" office:value="81" calcext:value-type="float">
            <text:p>81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4596" calcext:value-type="float">
            <text:p>435459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210846" calcext:value-type="float">
            <text:p>721084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7378" calcext:value-type="float">
            <text:p>2287378</text:p>
          </table:table-cell>
          <table:table-cell office:value-type="float" office:value="75" calcext:value-type="float">
            <text:p>75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9568" calcext:value-type="float">
            <text:p>152956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795912" calcext:value-type="float">
            <text:p>779591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6857" calcext:value-type="float">
            <text:p>1766857</text:p>
          </table:table-cell>
          <table:table-cell office:value-type="float" office:value="89" calcext:value-type="float">
            <text:p>8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4966" calcext:value-type="float">
            <text:p>5104966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332210" calcext:value-type="float">
            <text:p>7332210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2564" calcext:value-type="float">
            <text:p>1512564</text:p>
          </table:table-cell>
          <table:table-cell office:value-type="float" office:value="78" calcext:value-type="float">
            <text:p>7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95535" calcext:value-type="float">
            <text:p>4495535</text:p>
          </table:table-cell>
          <table:table-cell office:value-type="float" office:value="93.1" calcext:value-type="float">
            <text:p>93,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151012" calcext:value-type="float">
            <text:p>71510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17884" calcext:value-type="float">
            <text:p>2917884</text:p>
          </table:table-cell>
          <table:table-cell office:value-type="float" office:value="70" calcext:value-type="float">
            <text:p>7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5555" calcext:value-type="float">
            <text:p>1605555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323396" calcext:value-type="float">
            <text:p>73233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64592" calcext:value-type="float">
            <text:p>2064592</text:p>
          </table:table-cell>
          <table:table-cell office:value-type="float" office:value="78" calcext:value-type="float">
            <text:p>7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6122" calcext:value-type="float">
            <text:p>3796122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146400" calcext:value-type="float">
            <text:p>614640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4935" calcext:value-type="float">
            <text:p>1474935</text:p>
          </table:table-cell>
          <table:table-cell office:value-type="float" office:value="75.2" calcext:value-type="float">
            <text:p>75,2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1690" calcext:value-type="float">
            <text:p>264169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92335" calcext:value-type="float">
            <text:p>389233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5749" calcext:value-type="float">
            <text:p>2335749</text:p>
          </table:table-cell>
          <table:table-cell office:value-type="float" office:value="78" calcext:value-type="float">
            <text:p>7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899565.16" calcext:value-type="float">
            <text:p>2899565,16</text:p>
          </table:table-cell>
          <table:table-cell table:formula="of:=AVERAGE([.C351:.C450])" office:value-type="float" office:value="98.754" calcext:value-type="float">
            <text:p>98,754</text:p>
          </table:table-cell>
          <table:table-cell table:formula="of:=AVERAGE([.D351:.D450])" office:value-type="float" office:value="7.046" calcext:value-type="float">
            <text:p>7,046</text:p>
          </table:table-cell>
          <table:table-cell table:number-columns-repeated="2"/>
          <table:table-cell table:formula="of:=AVERAGE([.G351:.G450])" office:value-type="float" office:value="6147966.6" calcext:value-type="float">
            <text:p>6147966,6</text:p>
          </table:table-cell>
          <table:table-cell table:formula="of:=AVERAGE([.H351:.H450])" office:value-type="float" office:value="101.22" calcext:value-type="float">
            <text:p>101,22</text:p>
          </table:table-cell>
          <table:table-cell table:formula="of:=AVERAGE([.I351:.I450])" office:value-type="float" office:value="1.8" calcext:value-type="float">
            <text:p>1,8</text:p>
          </table:table-cell>
          <table:table-cell table:number-columns-repeated="2"/>
          <table:table-cell table:formula="of:=AVERAGE([.L351:.L450])" office:value-type="float" office:value="2924712.21" calcext:value-type="float">
            <text:p>2924712,21</text:p>
          </table:table-cell>
          <table:table-cell table:formula="of:=AVERAGE([.M351:.M450])" office:value-type="float" office:value="86.07" calcext:value-type="float">
            <text:p>86,07</text:p>
          </table:table-cell>
          <table:table-cell table:formula="of:=AVERAGE([.N351:.N450])" office:value-type="float" office:value="8.365" calcext:value-type="float">
            <text:p>8,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977380.2360048" calcext:value-type="float">
            <text:p>1977380,2360048</text:p>
          </table:table-cell>
          <table:table-cell table:formula="of:=STDEVP([.C351:.C450])" office:value-type="float" office:value="12.6286216191634" calcext:value-type="float">
            <text:p>12,6286216191634</text:p>
          </table:table-cell>
          <table:table-cell table:formula="of:=STDEVP([.D351:.D450])" office:value-type="float" office:value="1.58558632688353" calcext:value-type="float">
            <text:p>1,58558632688353</text:p>
          </table:table-cell>
          <table:table-cell table:number-columns-repeated="2"/>
          <table:table-cell table:formula="of:=STDEVP([.G351:.G450])" office:value-type="float" office:value="4642704.10838402" calcext:value-type="float">
            <text:p>4642704,10838402</text:p>
          </table:table-cell>
          <table:table-cell table:formula="of:=STDEVP([.H351:.H450])" office:value-type="float" office:value="1.31590273196768" calcext:value-type="float">
            <text:p>1,31590273196768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1690868.5481804" calcext:value-type="float">
            <text:p>1690868,5481804</text:p>
          </table:table-cell>
          <table:table-cell table:formula="of:=STDEVP([.M351:.M450])" office:value-type="float" office:value="25.8965074865319" calcext:value-type="float">
            <text:p>25,8965074865319</text:p>
          </table:table-cell>
          <table:table-cell table:formula="of:=STDEVP([.N351:.N450])" office:value-type="float" office:value="1.03570024621026" calcext:value-type="float">
            <text:p>1,035700246210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2619023" calcext:value-type="float">
            <text:p>2619023</text:p>
          </table:table-cell>
          <table:table-cell table:formula="of:=MEDIAN([.C351:.C450])" office:value-type="float" office:value="95" calcext:value-type="float">
            <text:p>95</text:p>
          </table:table-cell>
          <table:table-cell table:formula="of:=MEDIAN([.D351:.D450])" office:value-type="float" office:value="7.75" calcext:value-type="float">
            <text:p>7,75</text:p>
          </table:table-cell>
          <table:table-cell table:number-columns-repeated="2"/>
          <table:table-cell table:formula="of:=MEDIAN([.G351:.G450])" office:value-type="float" office:value="5435049.5" calcext:value-type="float">
            <text:p>5435049,5</text:p>
          </table:table-cell>
          <table:table-cell table:formula="of:=MEDIAN([.H351:.H450])" office:value-type="float" office:value="102" calcext:value-type="float">
            <text:p>10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2329017" calcext:value-type="float">
            <text:p>2329017</text:p>
          </table:table-cell>
          <table:table-cell table:formula="of:=MEDIAN([.M351:.M450])" office:value-type="float" office:value="78" calcext:value-type="float">
            <text:p>78</text:p>
          </table:table-cell>
          <table:table-cell table:formula="of:=MEDIAN([.N351:.N450])"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027083.64" calcext:value-type="float">
            <text:p>3027083,64</text:p>
          </table:table-cell>
          <table:table-cell table:formula="of:=AVERAGE([.C351:.C400])" office:value-type="float" office:value="104.936" calcext:value-type="float">
            <text:p>104,936</text:p>
          </table:table-cell>
          <table:table-cell table:formula="of:=AVERAGE([.D351:.D400])" office:value-type="float" office:value="6.11" calcext:value-type="float">
            <text:p>6,11</text:p>
          </table:table-cell>
          <table:table-cell table:number-columns-repeated="2"/>
          <table:table-cell table:formula="of:=AVERAGE([.G351:.G400])" office:value-type="float" office:value="6730172.94" calcext:value-type="float">
            <text:p>6730172,94</text:p>
          </table:table-cell>
          <table:table-cell table:formula="of:=AVERAGE([.H351:.H400])" office:value-type="float" office:value="100.94" calcext:value-type="float">
            <text:p>100,94</text:p>
          </table:table-cell>
          <table:table-cell table:formula="of:=AVERAGE([.I351:.I400])" office:value-type="float" office:value="1.8" calcext:value-type="float">
            <text:p>1,8</text:p>
          </table:table-cell>
          <table:table-cell table:number-columns-repeated="2"/>
          <table:table-cell table:formula="of:=AVERAGE([.L351:.L400])" office:value-type="float" office:value="2943301.54" calcext:value-type="float">
            <text:p>2943301,54</text:p>
          </table:table-cell>
          <table:table-cell table:formula="of:=AVERAGE([.M351:.M400])" office:value-type="float" office:value="94.75" calcext:value-type="float">
            <text:p>94,75</text:p>
          </table:table-cell>
          <table:table-cell table:formula="of:=AVERAGE([.N351:.N400])" office:value-type="float" office:value="7.99599999999999" calcext:value-type="float">
            <text:p>7,995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2772046.68" calcext:value-type="float">
            <text:p>2772046,68</text:p>
          </table:table-cell>
          <table:table-cell table:formula="of:=AVERAGE([.C401:.C450])" office:value-type="float" office:value="92.572" calcext:value-type="float">
            <text:p>92,572</text:p>
          </table:table-cell>
          <table:table-cell table:formula="of:=AVERAGE([.D401:.D450])" office:value-type="float" office:value="7.982" calcext:value-type="float">
            <text:p>7,982</text:p>
          </table:table-cell>
          <table:table-cell table:number-columns-repeated="2"/>
          <table:table-cell table:formula="of:=AVERAGE([.G401:.G450])" office:value-type="float" office:value="5565760.26" calcext:value-type="float">
            <text:p>5565760,26</text:p>
          </table:table-cell>
          <table:table-cell table:formula="of:=AVERAGE([.H401:.H450])" office:value-type="float" office:value="101.5" calcext:value-type="float">
            <text:p>101,5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2906122.88" calcext:value-type="float">
            <text:p>2906122,88</text:p>
          </table:table-cell>
          <table:table-cell table:formula="of:=AVERAGE([.M401:.M450])" office:value-type="float" office:value="77.39" calcext:value-type="float">
            <text:p>77,39</text:p>
          </table:table-cell>
          <table:table-cell table:formula="of:=AVERAGE([.N401:.N450])" office:value-type="float" office:value="8.734" calcext:value-type="float">
            <text:p>8,7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433214.59223402" calcext:value-type="float">
            <text:p>1433214,59223402</text:p>
          </table:table-cell>
          <table:table-cell table:formula="of:=STDEVP([.C401:.C450])" office:value-type="float" office:value="3.62353639418731" calcext:value-type="float">
            <text:p>3,62353639418731</text:p>
          </table:table-cell>
          <table:table-cell table:formula="of:=STDEVP([.D401:.D450])" office:value-type="float" office:value="0.0433128156554153" calcext:value-type="float">
            <text:p>0,043312815655415</text:p>
          </table:table-cell>
          <table:table-cell table:number-columns-repeated="2"/>
          <table:table-cell table:formula="of:=STDEVP([.G401:.G450])" office:value-type="float" office:value="1969757.43690839" calcext:value-type="float">
            <text:p>1969757,43690839</text:p>
          </table:table-cell>
          <table:table-cell table:formula="of:=STDEVP([.H401:.H450])" office:value-type="float" office:value="1.33041346956501" calcext:value-type="float">
            <text:p>1,33041346956501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461751.62073992" calcext:value-type="float">
            <text:p>1461751,62073992</text:p>
          </table:table-cell>
          <table:table-cell table:formula="of:=STDEVP([.M401:.M450])" office:value-type="float" office:value="3.16520141539207" calcext:value-type="float">
            <text:p>3,16520141539207</text:p>
          </table:table-cell>
          <table:table-cell table:formula="of:=STDEVP([.N401:.N450])" office:value-type="float" office:value="0.0473708771293087" calcext:value-type="float">
            <text:p>0,0473708771293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2688410" calcext:value-type="float">
            <text:p>2688410</text:p>
          </table:table-cell>
          <table:table-cell table:formula="of:=MEDIAN([.C351:.C400])" office:value-type="float" office:value="102.5" calcext:value-type="float">
            <text:p>102,5</text:p>
          </table:table-cell>
          <table:table-cell table:formula="of:=MEDIAN([.D351:.D400])" office:value-type="float" office:value="6.8" calcext:value-type="float">
            <text:p>6,8</text:p>
          </table:table-cell>
          <table:table-cell table:number-columns-repeated="2"/>
          <table:table-cell table:formula="of:=MEDIAN([.G351:.G400])" office:value-type="float" office:value="5611493.5" calcext:value-type="float">
            <text:p>5611493,5</text:p>
          </table:table-cell>
          <table:table-cell table:formula="of:=MEDIAN([.H351:.H400])" office:value-type="float" office:value="101" calcext:value-type="float">
            <text:p>101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2292792.5" calcext:value-type="float">
            <text:p>2292792,5</text:p>
          </table:table-cell>
          <table:table-cell table:formula="of:=MEDIAN([.M351:.M400])" office:value-type="float" office:value="81" calcext:value-type="float">
            <text:p>81</text:p>
          </table:table-cell>
          <table:table-cell table:formula="of:=MEDIAN([.N351:.N400])"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2605617.5" calcext:value-type="float">
            <text:p>2605617,5</text:p>
          </table:table-cell>
          <table:table-cell table:formula="of:=MEDIAN([.C401:.C450])" office:value-type="float" office:value="93" calcext:value-type="float">
            <text:p>93</text:p>
          </table:table-cell>
          <table:table-cell table:formula="of:=MEDIAN([.D401:.D450])" office:value-type="float" office:value="8" calcext:value-type="float">
            <text:p>8</text:p>
          </table:table-cell>
          <table:table-cell table:number-columns-repeated="2"/>
          <table:table-cell table:formula="of:=MEDIAN([.G401:.G450])" office:value-type="float" office:value="5255984.5" calcext:value-type="float">
            <text:p>5255984,5</text:p>
          </table:table-cell>
          <table:table-cell table:formula="of:=MEDIAN([.H401:.H450])" office:value-type="float" office:value="102" calcext:value-type="float">
            <text:p>102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2332406.5" calcext:value-type="float">
            <text:p>2332406,5</text:p>
          </table:table-cell>
          <table:table-cell table:formula="of:=MEDIAN([.M401:.M450])" office:value-type="float" office:value="77" calcext:value-type="float">
            <text:p>77</text:p>
          </table:table-cell>
          <table:table-cell table:formula="of:=MEDIAN([.N401:.N450])" office:value-type="float" office:value="8.7" calcext:value-type="float">
            <text:p>8,7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9616722" calcext:value-type="float">
            <text:p>961672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3969495" calcext:value-type="float">
            <text:p>396949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9786287" calcext:value-type="float">
            <text:p>9786287</text:p>
          </table:table-cell>
          <table:table-cell office:value-type="float" office:value="220" calcext:value-type="float">
            <text:p>220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2257" calcext:value-type="float">
            <text:p>2832257</text:p>
          </table:table-cell>
          <table:table-cell office:value-type="float" office:value="194" calcext:value-type="float">
            <text:p>19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194399" calcext:value-type="float">
            <text:p>41943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0544" calcext:value-type="float">
            <text:p>3620544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7194" calcext:value-type="float">
            <text:p>3607194</text:p>
          </table:table-cell>
          <table:table-cell office:value-type="float" office:value="125" calcext:value-type="float">
            <text:p>12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124488" calcext:value-type="float">
            <text:p>41244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96664" calcext:value-type="float">
            <text:p>8196664</text:p>
          </table:table-cell>
          <table:table-cell office:value-type="float" office:value="130" calcext:value-type="float">
            <text:p>13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1487" calcext:value-type="float">
            <text:p>1831487</text:p>
          </table:table-cell>
          <table:table-cell office:value-type="float" office:value="155" calcext:value-type="float">
            <text:p>15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822558" calcext:value-type="float">
            <text:p>58225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61494" calcext:value-type="float">
            <text:p>2961494</text:p>
          </table:table-cell>
          <table:table-cell office:value-type="float" office:value="116" calcext:value-type="float">
            <text:p>11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3780" calcext:value-type="float">
            <text:p>1733780</text:p>
          </table:table-cell>
          <table:table-cell office:value-type="float" office:value="158" calcext:value-type="float">
            <text:p>15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111158" calcext:value-type="float">
            <text:p>411115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97926" calcext:value-type="float">
            <text:p>3597926</text:p>
          </table:table-cell>
          <table:table-cell office:value-type="float" office:value="148" calcext:value-type="float">
            <text:p>14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3431" calcext:value-type="float">
            <text:p>1843431</text:p>
          </table:table-cell>
          <table:table-cell office:value-type="float" office:value="118.8" calcext:value-type="float">
            <text:p>118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902050" calcext:value-type="float">
            <text:p>690205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57004" calcext:value-type="float">
            <text:p>1857004</text:p>
          </table:table-cell>
          <table:table-cell office:value-type="float" office:value="184" calcext:value-type="float">
            <text:p>184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0829" calcext:value-type="float">
            <text:p>2100829</text:p>
          </table:table-cell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527606" calcext:value-type="float">
            <text:p>352760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2877" calcext:value-type="float">
            <text:p>2662877</text:p>
          </table:table-cell>
          <table:table-cell office:value-type="float" office:value="113.9" calcext:value-type="float">
            <text:p>113,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3464" calcext:value-type="float">
            <text:p>1683464</text:p>
          </table:table-cell>
          <table:table-cell office:value-type="float" office:value="115" calcext:value-type="float">
            <text:p>11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916991" calcext:value-type="float">
            <text:p>39169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3129" calcext:value-type="float">
            <text:p>2483129</text:p>
          </table:table-cell>
          <table:table-cell office:value-type="float" office:value="121" calcext:value-type="float">
            <text:p>121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5576" calcext:value-type="float">
            <text:p>2185576</text:p>
          </table:table-cell>
          <table:table-cell office:value-type="float" office:value="111" calcext:value-type="float">
            <text:p>11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207381" calcext:value-type="float">
            <text:p>720738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15296" calcext:value-type="float">
            <text:p>2815296</text:p>
          </table:table-cell>
          <table:table-cell office:value-type="float" office:value="105" calcext:value-type="float">
            <text:p>10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3921" calcext:value-type="float">
            <text:p>1693921</text:p>
          </table:table-cell>
          <table:table-cell office:value-type="float" office:value="104" calcext:value-type="float">
            <text:p>10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206758" calcext:value-type="float">
            <text:p>420675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6699" calcext:value-type="float">
            <text:p>1496699</text:p>
          </table:table-cell>
          <table:table-cell office:value-type="float" office:value="151" calcext:value-type="float">
            <text:p>15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0543" calcext:value-type="float">
            <text:p>2810543</text:p>
          </table:table-cell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267419" calcext:value-type="float">
            <text:p>42674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1648" calcext:value-type="float">
            <text:p>1561648</text:p>
          </table:table-cell>
          <table:table-cell office:value-type="float" office:value="117" calcext:value-type="float">
            <text:p>11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9804" calcext:value-type="float">
            <text:p>174980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148525" calcext:value-type="float">
            <text:p>814852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0640" calcext:value-type="float">
            <text:p>1380640</text:p>
          </table:table-cell>
          <table:table-cell office:value-type="float" office:value="148" calcext:value-type="float">
            <text:p>14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86893" calcext:value-type="float">
            <text:p>2986893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388686" calcext:value-type="float">
            <text:p>738868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47938" calcext:value-type="float">
            <text:p>2747938</text:p>
          </table:table-cell>
          <table:table-cell office:value-type="float" office:value="116" calcext:value-type="float">
            <text:p>11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2121" calcext:value-type="float">
            <text:p>1592121</text:p>
          </table:table-cell>
          <table:table-cell office:value-type="float" office:value="128.7" calcext:value-type="float">
            <text:p>128,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9705929" calcext:value-type="float">
            <text:p>970592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1002" calcext:value-type="float">
            <text:p>2411002</text:p>
          </table:table-cell>
          <table:table-cell office:value-type="float" office:value="115" calcext:value-type="float">
            <text:p>115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5214" calcext:value-type="float">
            <text:p>2645214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174476" calcext:value-type="float">
            <text:p>717447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4571" calcext:value-type="float">
            <text:p>1414571</text:p>
          </table:table-cell>
          <table:table-cell office:value-type="float" office:value="169.3" calcext:value-type="float">
            <text:p>169,3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1172" calcext:value-type="float">
            <text:p>1731172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062259" calcext:value-type="float">
            <text:p>50622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2328" calcext:value-type="float">
            <text:p>2492328</text:p>
          </table:table-cell>
          <table:table-cell office:value-type="float" office:value="111" calcext:value-type="float">
            <text:p>11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3537" calcext:value-type="float">
            <text:p>1723537</text:p>
          </table:table-cell>
          <table:table-cell office:value-type="float" office:value="103" calcext:value-type="float">
            <text:p>10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053606" calcext:value-type="float">
            <text:p>70536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2504" calcext:value-type="float">
            <text:p>1392504</text:p>
          </table:table-cell>
          <table:table-cell office:value-type="float" office:value="151" calcext:value-type="float">
            <text:p>15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4315" calcext:value-type="float">
            <text:p>2434315</text:p>
          </table:table-cell>
          <table:table-cell office:value-type="float" office:value="113" calcext:value-type="float">
            <text:p>11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3924407" calcext:value-type="float">
            <text:p>39244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9275" calcext:value-type="float">
            <text:p>1329275</text:p>
          </table:table-cell>
          <table:table-cell office:value-type="float" office:value="116" calcext:value-type="float">
            <text:p>11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0221" calcext:value-type="float">
            <text:p>1670221</text:p>
          </table:table-cell>
          <table:table-cell office:value-type="float" office:value="103" calcext:value-type="float">
            <text:p>10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754735" calcext:value-type="float">
            <text:p>675473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2399" calcext:value-type="float">
            <text:p>1352399</text:p>
          </table:table-cell>
          <table:table-cell office:value-type="float" office:value="127" calcext:value-type="float">
            <text:p>127</text:p>
          </table:table-cell>
          <table:table-cell office:value-type="float" office:value="8.5" calcext:value-type="float">
            <text:p>8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1814" calcext:value-type="float">
            <text:p>1601814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289363" calcext:value-type="float">
            <text:p>728936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45142" calcext:value-type="float">
            <text:p>2045142</text:p>
          </table:table-cell>
          <table:table-cell office:value-type="float" office:value="119" calcext:value-type="float">
            <text:p>119</text:p>
          </table:table-cell>
          <table:table-cell office:value-type="float" office:value="8.5" calcext:value-type="float">
            <text:p>8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7527" calcext:value-type="float">
            <text:p>1657527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814107" calcext:value-type="float">
            <text:p>381410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2956" calcext:value-type="float">
            <text:p>1342956</text:p>
          </table:table-cell>
          <table:table-cell office:value-type="float" office:value="113.9" calcext:value-type="float">
            <text:p>113,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85029" calcext:value-type="float">
            <text:p>1985029</text:p>
          </table:table-cell>
          <table:table-cell office:value-type="float" office:value="103" calcext:value-type="float">
            <text:p>10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511233" calcext:value-type="float">
            <text:p>751123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238" calcext:value-type="float">
            <text:p>2512238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4649" calcext:value-type="float">
            <text:p>1574649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566199" calcext:value-type="float">
            <text:p>75661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1058" calcext:value-type="float">
            <text:p>2321058</text:p>
          </table:table-cell>
          <table:table-cell office:value-type="float" office:value="112" calcext:value-type="float">
            <text:p>112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6341" calcext:value-type="float">
            <text:p>2576341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4464935" calcext:value-type="float">
            <text:p>44649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1609" calcext:value-type="float">
            <text:p>1341609</text:p>
          </table:table-cell>
          <table:table-cell office:value-type="float" office:value="116" calcext:value-type="float">
            <text:p>116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9169" calcext:value-type="float">
            <text:p>1639169</text:p>
          </table:table-cell>
          <table:table-cell office:value-type="float" office:value="103" calcext:value-type="float">
            <text:p>10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819715" calcext:value-type="float">
            <text:p>381971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4742" calcext:value-type="float">
            <text:p>1434742</text:p>
          </table:table-cell>
          <table:table-cell office:value-type="float" office:value="133" calcext:value-type="float">
            <text:p>133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7899" calcext:value-type="float">
            <text:p>2727899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27336" calcext:value-type="float">
            <text:p>68273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5697" calcext:value-type="float">
            <text:p>2305697</text:p>
          </table:table-cell>
          <table:table-cell office:value-type="float" office:value="121" calcext:value-type="float">
            <text:p>121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7620" calcext:value-type="float">
            <text:p>1597620</text:p>
          </table:table-cell>
          <table:table-cell office:value-type="float" office:value="114" calcext:value-type="float">
            <text:p>11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841512" calcext:value-type="float">
            <text:p>38415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0225" calcext:value-type="float">
            <text:p>2360225</text:p>
          </table:table-cell>
          <table:table-cell office:value-type="float" office:value="113" calcext:value-type="float">
            <text:p>113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3707" calcext:value-type="float">
            <text:p>2673707</text:p>
          </table:table-cell>
          <table:table-cell office:value-type="float" office:value="105" calcext:value-type="float">
            <text:p>105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266356" calcext:value-type="float">
            <text:p>62663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130" calcext:value-type="float">
            <text:p>2322130</text:p>
          </table:table-cell>
          <table:table-cell office:value-type="float" office:value="111" calcext:value-type="float">
            <text:p>111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5663" calcext:value-type="float">
            <text:p>3095663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8652212" calcext:value-type="float">
            <text:p>865221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91981" calcext:value-type="float">
            <text:p>1291981</text:p>
          </table:table-cell>
          <table:table-cell office:value-type="float" office:value="112.9" calcext:value-type="float">
            <text:p>112,9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5745" calcext:value-type="float">
            <text:p>1605745</text:p>
          </table:table-cell>
          <table:table-cell office:value-type="float" office:value="104" calcext:value-type="float">
            <text:p>10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369567" calcext:value-type="float">
            <text:p>33695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3469" calcext:value-type="float">
            <text:p>1313469</text:p>
          </table:table-cell>
          <table:table-cell office:value-type="float" office:value="126" calcext:value-type="float">
            <text:p>126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0563" calcext:value-type="float">
            <text:p>1580563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626829" calcext:value-type="float">
            <text:p>362682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3937" calcext:value-type="float">
            <text:p>1353937</text:p>
          </table:table-cell>
          <table:table-cell office:value-type="float" office:value="105" calcext:value-type="float">
            <text:p>105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3330" calcext:value-type="float">
            <text:p>168333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670055" calcext:value-type="float">
            <text:p>667005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9259" calcext:value-type="float">
            <text:p>2309259</text:p>
          </table:table-cell>
          <table:table-cell office:value-type="float" office:value="118" calcext:value-type="float">
            <text:p>11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6457" calcext:value-type="float">
            <text:p>1626457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399901" calcext:value-type="float">
            <text:p>339990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1329" calcext:value-type="float">
            <text:p>1401329</text:p>
          </table:table-cell>
          <table:table-cell office:value-type="float" office:value="115" calcext:value-type="float">
            <text:p>115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3898" calcext:value-type="float">
            <text:p>1623898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508574" calcext:value-type="float">
            <text:p>350857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1138" calcext:value-type="float">
            <text:p>1351138</text:p>
          </table:table-cell>
          <table:table-cell office:value-type="float" office:value="114" calcext:value-type="float">
            <text:p>114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4037" calcext:value-type="float">
            <text:p>1574037</text:p>
          </table:table-cell>
          <table:table-cell office:value-type="float" office:value="114" calcext:value-type="float">
            <text:p>11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295525" calcext:value-type="float">
            <text:p>729552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3224" calcext:value-type="float">
            <text:p>1423224</text:p>
          </table:table-cell>
          <table:table-cell office:value-type="float" office:value="119" calcext:value-type="float">
            <text:p>11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6407" calcext:value-type="float">
            <text:p>2406407</text:p>
          </table:table-cell>
          <table:table-cell office:value-type="float" office:value="105" calcext:value-type="float">
            <text:p>10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297846" calcext:value-type="float">
            <text:p>429784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7643" calcext:value-type="float">
            <text:p>1367643</text:p>
          </table:table-cell>
          <table:table-cell office:value-type="float" office:value="120" calcext:value-type="float">
            <text:p>12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9983" calcext:value-type="float">
            <text:p>1589983</text:p>
          </table:table-cell>
          <table:table-cell office:value-type="float" office:value="103" calcext:value-type="float">
            <text:p>103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494996" calcext:value-type="float">
            <text:p>749499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2038" calcext:value-type="float">
            <text:p>1392038</text:p>
          </table:table-cell>
          <table:table-cell office:value-type="float" office:value="108.9" calcext:value-type="float">
            <text:p>108,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4510" calcext:value-type="float">
            <text:p>1644510</text:p>
          </table:table-cell>
          <table:table-cell office:value-type="float" office:value="103" calcext:value-type="float">
            <text:p>103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195907" calcext:value-type="float">
            <text:p>61959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5915" calcext:value-type="float">
            <text:p>2455915</text:p>
          </table:table-cell>
          <table:table-cell office:value-type="float" office:value="104" calcext:value-type="float">
            <text:p>104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1653" calcext:value-type="float">
            <text:p>2681653</text:p>
          </table:table-cell>
          <table:table-cell office:value-type="float" office:value="104" calcext:value-type="float">
            <text:p>10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4472036" calcext:value-type="float">
            <text:p>44720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9458" calcext:value-type="float">
            <text:p>2469458</text:p>
          </table:table-cell>
          <table:table-cell office:value-type="float" office:value="116" calcext:value-type="float">
            <text:p>116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0727" calcext:value-type="float">
            <text:p>2800727</text:p>
          </table:table-cell>
          <table:table-cell office:value-type="float" office:value="102" calcext:value-type="float">
            <text:p>102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9243164" calcext:value-type="float">
            <text:p>192431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8097" calcext:value-type="float">
            <text:p>1428097</text:p>
          </table:table-cell>
          <table:table-cell office:value-type="float" office:value="114" calcext:value-type="float">
            <text:p>114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5529" calcext:value-type="float">
            <text:p>1725529</text:p>
          </table:table-cell>
          <table:table-cell office:value-type="float" office:value="104" calcext:value-type="float">
            <text:p>10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4797445" calcext:value-type="float">
            <text:p>47974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2693" calcext:value-type="float">
            <text:p>1392693</text:p>
          </table:table-cell>
          <table:table-cell office:value-type="float" office:value="112" calcext:value-type="float">
            <text:p>112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6194" calcext:value-type="float">
            <text:p>1526194</text:p>
          </table:table-cell>
          <table:table-cell office:value-type="float" office:value="103" calcext:value-type="float">
            <text:p>10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135448" calcext:value-type="float">
            <text:p>61354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2878" calcext:value-type="float">
            <text:p>1432878</text:p>
          </table:table-cell>
          <table:table-cell office:value-type="float" office:value="113" calcext:value-type="float">
            <text:p>113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2821" calcext:value-type="float">
            <text:p>1652821</text:p>
          </table:table-cell>
          <table:table-cell office:value-type="float" office:value="104" calcext:value-type="float">
            <text:p>10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547211" calcext:value-type="float">
            <text:p>65472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4063" calcext:value-type="float">
            <text:p>1374063</text:p>
          </table:table-cell>
          <table:table-cell office:value-type="float" office:value="114" calcext:value-type="float">
            <text:p>114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3804" calcext:value-type="float">
            <text:p>1623804</text:p>
          </table:table-cell>
          <table:table-cell office:value-type="float" office:value="104" calcext:value-type="float">
            <text:p>10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684751" calcext:value-type="float">
            <text:p>66847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482" calcext:value-type="float">
            <text:p>2328482</text:p>
          </table:table-cell>
          <table:table-cell office:value-type="float" office:value="131" calcext:value-type="float">
            <text:p>131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7119" calcext:value-type="float">
            <text:p>1577119</text:p>
          </table:table-cell>
          <table:table-cell office:value-type="float" office:value="104" calcext:value-type="float">
            <text:p>104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044376" calcext:value-type="float">
            <text:p>704437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7502" calcext:value-type="float">
            <text:p>1367502</text:p>
          </table:table-cell>
          <table:table-cell office:value-type="float" office:value="115.8" calcext:value-type="float">
            <text:p>115,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5359" calcext:value-type="float">
            <text:p>1615359</text:p>
          </table:table-cell>
          <table:table-cell office:value-type="float" office:value="103" calcext:value-type="float">
            <text:p>10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4621290" calcext:value-type="float">
            <text:p>46212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966" calcext:value-type="float">
            <text:p>2333966</text:p>
          </table:table-cell>
          <table:table-cell office:value-type="float" office:value="117" calcext:value-type="float">
            <text:p>117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9323" calcext:value-type="float">
            <text:p>1969323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86032" calcext:value-type="float">
            <text:p>668603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3109" calcext:value-type="float">
            <text:p>1373109</text:p>
          </table:table-cell>
          <table:table-cell office:value-type="float" office:value="119" calcext:value-type="float">
            <text:p>11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4293" calcext:value-type="float">
            <text:p>2704293</text:p>
          </table:table-cell>
          <table:table-cell office:value-type="float" office:value="105.9" calcext:value-type="float">
            <text:p>105,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064711" calcext:value-type="float">
            <text:p>70647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5163" calcext:value-type="float">
            <text:p>1325163</text:p>
          </table:table-cell>
          <table:table-cell office:value-type="float" office:value="111" calcext:value-type="float">
            <text:p>111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6096" calcext:value-type="float">
            <text:p>1616096</text:p>
          </table:table-cell>
          <table:table-cell office:value-type="float" office:value="106" calcext:value-type="float">
            <text:p>10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090193" calcext:value-type="float">
            <text:p>50901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4430" calcext:value-type="float">
            <text:p>1374430</text:p>
          </table:table-cell>
          <table:table-cell office:value-type="float" office:value="110" calcext:value-type="float">
            <text:p>11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2963" calcext:value-type="float">
            <text:p>1742963</text:p>
          </table:table-cell>
          <table:table-cell office:value-type="float" office:value="107" calcext:value-type="float">
            <text:p>10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257477" calcext:value-type="float">
            <text:p>425747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4471" calcext:value-type="float">
            <text:p>1414471</text:p>
          </table:table-cell>
          <table:table-cell office:value-type="float" office:value="116" calcext:value-type="float">
            <text:p>11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9883" calcext:value-type="float">
            <text:p>2109883</text:p>
          </table:table-cell>
          <table:table-cell office:value-type="float" office:value="107" calcext:value-type="float">
            <text:p>107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6800879" calcext:value-type="float">
            <text:p>68008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938" calcext:value-type="float">
            <text:p>2300938</text:p>
          </table:table-cell>
          <table:table-cell office:value-type="float" office:value="121" calcext:value-type="float">
            <text:p>12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4241" calcext:value-type="float">
            <text:p>1784241</text:p>
          </table:table-cell>
          <table:table-cell office:value-type="float" office:value="104" calcext:value-type="float">
            <text:p>104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4336070" calcext:value-type="float">
            <text:p>43360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3245" calcext:value-type="float">
            <text:p>1383245</text:p>
          </table:table-cell>
          <table:table-cell office:value-type="float" office:value="112.9" calcext:value-type="float">
            <text:p>112,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2579" calcext:value-type="float">
            <text:p>1742579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740533" calcext:value-type="float">
            <text:p>47405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5066" calcext:value-type="float">
            <text:p>2345066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6403" calcext:value-type="float">
            <text:p>2736403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033343" calcext:value-type="float">
            <text:p>40333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9235" calcext:value-type="float">
            <text:p>2329235</text:p>
          </table:table-cell>
          <table:table-cell office:value-type="float" office:value="115" calcext:value-type="float">
            <text:p>11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3602" calcext:value-type="float">
            <text:p>2693602</text:p>
          </table:table-cell>
          <table:table-cell office:value-type="float" office:value="105" calcext:value-type="float">
            <text:p>105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5283534" calcext:value-type="float">
            <text:p>528353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0094" calcext:value-type="float">
            <text:p>1360094</text:p>
          </table:table-cell>
          <table:table-cell office:value-type="float" office:value="113" calcext:value-type="float">
            <text:p>11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0581" calcext:value-type="float">
            <text:p>2690581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5346942" calcext:value-type="float">
            <text:p>534694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68279" calcext:value-type="float">
            <text:p>2168279</text:p>
          </table:table-cell>
          <table:table-cell office:value-type="float" office:value="116" calcext:value-type="float">
            <text:p>11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0369" calcext:value-type="float">
            <text:p>1620369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538675" calcext:value-type="float">
            <text:p>353867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2453" calcext:value-type="float">
            <text:p>2292453</text:p>
          </table:table-cell>
          <table:table-cell office:value-type="float" office:value="113" calcext:value-type="float">
            <text:p>11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7198" calcext:value-type="float">
            <text:p>169719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75819" calcext:value-type="float">
            <text:p>37758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9570" calcext:value-type="float">
            <text:p>2459570</text:p>
          </table:table-cell>
          <table:table-cell office:value-type="float" office:value="125" calcext:value-type="float">
            <text:p>12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6727" calcext:value-type="float">
            <text:p>265672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857459" calcext:value-type="float">
            <text:p>78574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6568" calcext:value-type="float">
            <text:p>2306568</text:p>
          </table:table-cell>
          <table:table-cell office:value-type="float" office:value="113" calcext:value-type="float">
            <text:p>11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4652" calcext:value-type="float">
            <text:p>1734652</text:p>
          </table:table-cell>
          <table:table-cell office:value-type="float" office:value="102" calcext:value-type="float">
            <text:p>102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853856" calcext:value-type="float">
            <text:p>38538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8655" calcext:value-type="float">
            <text:p>1368655</text:p>
          </table:table-cell>
          <table:table-cell office:value-type="float" office:value="112" calcext:value-type="float">
            <text:p>11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4214" calcext:value-type="float">
            <text:p>2704214</text:p>
          </table:table-cell>
          <table:table-cell office:value-type="float" office:value="103" calcext:value-type="float">
            <text:p>10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429500" calcext:value-type="float">
            <text:p>642950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0616" calcext:value-type="float">
            <text:p>1490616</text:p>
          </table:table-cell>
          <table:table-cell office:value-type="float" office:value="112.9" calcext:value-type="float">
            <text:p>112,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1486" calcext:value-type="float">
            <text:p>1831486</text:p>
          </table:table-cell>
          <table:table-cell office:value-type="float" office:value="104" calcext:value-type="float">
            <text:p>10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5631715" calcext:value-type="float">
            <text:p>563171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1071" calcext:value-type="float">
            <text:p>2531071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1080" calcext:value-type="float">
            <text:p>1631080</text:p>
          </table:table-cell>
          <table:table-cell office:value-type="float" office:value="102" calcext:value-type="float">
            <text:p>10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486616" calcext:value-type="float">
            <text:p>348661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8758" calcext:value-type="float">
            <text:p>1328758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6621" calcext:value-type="float">
            <text:p>1626621</text:p>
          </table:table-cell>
          <table:table-cell office:value-type="float" office:value="102" calcext:value-type="float">
            <text:p>10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7277472" calcext:value-type="float">
            <text:p>72774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6858" calcext:value-type="float">
            <text:p>1446858</text:p>
          </table:table-cell>
          <table:table-cell office:value-type="float" office:value="111" calcext:value-type="float">
            <text:p>11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6213" calcext:value-type="float">
            <text:p>2916213</text:p>
          </table:table-cell>
          <table:table-cell office:value-type="float" office:value="103" calcext:value-type="float">
            <text:p>103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575889" calcext:value-type="float">
            <text:p>35758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7392" calcext:value-type="float">
            <text:p>2437392</text:p>
          </table:table-cell>
          <table:table-cell office:value-type="float" office:value="121" calcext:value-type="float">
            <text:p>12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6205" calcext:value-type="float">
            <text:p>1706205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115442" calcext:value-type="float">
            <text:p>411544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6510" calcext:value-type="float">
            <text:p>1396510</text:p>
          </table:table-cell>
          <table:table-cell office:value-type="float" office:value="118" calcext:value-type="float">
            <text:p>11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9718" calcext:value-type="float">
            <text:p>2659718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80267" calcext:value-type="float">
            <text:p>36802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4511" calcext:value-type="float">
            <text:p>1504511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7421" calcext:value-type="float">
            <text:p>2677421</text:p>
          </table:table-cell>
          <table:table-cell office:value-type="float" office:value="102" calcext:value-type="float">
            <text:p>10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370743" calcext:value-type="float">
            <text:p>63707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1580" calcext:value-type="float">
            <text:p>1341580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1139" calcext:value-type="float">
            <text:p>1771139</text:p>
          </table:table-cell>
          <table:table-cell office:value-type="float" office:value="104" calcext:value-type="float">
            <text:p>10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5271953" calcext:value-type="float">
            <text:p>52719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2675" calcext:value-type="float">
            <text:p>1412675</text:p>
          </table:table-cell>
          <table:table-cell office:value-type="float" office:value="112.9" calcext:value-type="float">
            <text:p>112,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8226" calcext:value-type="float">
            <text:p>2908226</text:p>
          </table:table-cell>
          <table:table-cell office:value-type="float" office:value="102" calcext:value-type="float">
            <text:p>10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805948" calcext:value-type="float">
            <text:p>380594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1192" calcext:value-type="float">
            <text:p>1371192</text:p>
          </table:table-cell>
          <table:table-cell office:value-type="float" office:value="113" calcext:value-type="float">
            <text:p>11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7178" calcext:value-type="float">
            <text:p>2807178</text:p>
          </table:table-cell>
          <table:table-cell office:value-type="float" office:value="104" calcext:value-type="float">
            <text:p>10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3754024" calcext:value-type="float">
            <text:p>1375402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2613" calcext:value-type="float">
            <text:p>2282613</text:p>
          </table:table-cell>
          <table:table-cell office:value-type="float" office:value="109" calcext:value-type="float">
            <text:p>10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4873" calcext:value-type="float">
            <text:p>1994873</text:p>
          </table:table-cell>
          <table:table-cell office:value-type="float" office:value="103" calcext:value-type="float">
            <text:p>10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985106" calcext:value-type="float">
            <text:p>79851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6155" calcext:value-type="float">
            <text:p>2356155</text:p>
          </table:table-cell>
          <table:table-cell office:value-type="float" office:value="120" calcext:value-type="float">
            <text:p>120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2041" calcext:value-type="float">
            <text:p>2902041</text:p>
          </table:table-cell>
          <table:table-cell office:value-type="float" office:value="103" calcext:value-type="float">
            <text:p>10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490063" calcext:value-type="float">
            <text:p>3490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086" calcext:value-type="float">
            <text:p>2333086</text:p>
          </table:table-cell>
          <table:table-cell office:value-type="float" office:value="112" calcext:value-type="float">
            <text:p>11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2562" calcext:value-type="float">
            <text:p>3292562</text:p>
          </table:table-cell>
          <table:table-cell office:value-type="float" office:value="96" calcext:value-type="float">
            <text:p>9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511153" calcext:value-type="float">
            <text:p>35111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2592" calcext:value-type="float">
            <text:p>1392592</text:p>
          </table:table-cell>
          <table:table-cell office:value-type="float" office:value="113.9" calcext:value-type="float">
            <text:p>113,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6808" calcext:value-type="float">
            <text:p>2826808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625464" calcext:value-type="float">
            <text:p>66254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3454" calcext:value-type="float">
            <text:p>2323454</text:p>
          </table:table-cell>
          <table:table-cell office:value-type="float" office:value="112" calcext:value-type="float">
            <text:p>11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067" calcext:value-type="float">
            <text:p>2580067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92263" calcext:value-type="float">
            <text:p>719226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9773" calcext:value-type="float">
            <text:p>2309773</text:p>
          </table:table-cell>
          <table:table-cell office:value-type="float" office:value="122" calcext:value-type="float">
            <text:p>12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5583" calcext:value-type="float">
            <text:p>1685583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517223" calcext:value-type="float">
            <text:p>45172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5179" calcext:value-type="float">
            <text:p>1395179</text:p>
          </table:table-cell>
          <table:table-cell office:value-type="float" office:value="115" calcext:value-type="float">
            <text:p>115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3638" calcext:value-type="float">
            <text:p>3033638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924483" calcext:value-type="float">
            <text:p>592448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6858" calcext:value-type="float">
            <text:p>2366858</text:p>
          </table:table-cell>
          <table:table-cell office:value-type="float" office:value="112" calcext:value-type="float">
            <text:p>11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1589" calcext:value-type="float">
            <text:p>2001589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98187" calcext:value-type="float">
            <text:p>11198187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8964" calcext:value-type="float">
            <text:p>2318964</text:p>
          </table:table-cell>
          <table:table-cell office:value-type="float" office:value="122.8" calcext:value-type="float">
            <text:p>122,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1387" calcext:value-type="float">
            <text:p>2901387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318543" calcext:value-type="float">
            <text:p>631854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8661" calcext:value-type="float">
            <text:p>2528661</text:p>
          </table:table-cell>
          <table:table-cell office:value-type="float" office:value="120" calcext:value-type="float">
            <text:p>12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6275" calcext:value-type="float">
            <text:p>2726275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126198" calcext:value-type="float">
            <text:p>8126198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1194" calcext:value-type="float">
            <text:p>2351194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2712" calcext:value-type="float">
            <text:p>2692712</text:p>
          </table:table-cell>
          <table:table-cell office:value-type="float" office:value="89" calcext:value-type="float">
            <text:p>8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10614" calcext:value-type="float">
            <text:p>74106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8995" calcext:value-type="float">
            <text:p>2368995</text:p>
          </table:table-cell>
          <table:table-cell office:value-type="float" office:value="111" calcext:value-type="float">
            <text:p>11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5079" calcext:value-type="float">
            <text:p>1555079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742515" calcext:value-type="float">
            <text:p>774251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7624" calcext:value-type="float">
            <text:p>1467624</text:p>
          </table:table-cell>
          <table:table-cell office:value-type="float" office:value="121" calcext:value-type="float">
            <text:p>12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1728" calcext:value-type="float">
            <text:p>3091728</text:p>
          </table:table-cell>
          <table:table-cell office:value-type="float" office:value="95" calcext:value-type="float">
            <text:p>9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535951" calcext:value-type="float">
            <text:p>753595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9624" calcext:value-type="float">
            <text:p>1519624</text:p>
          </table:table-cell>
          <table:table-cell office:value-type="float" office:value="117" calcext:value-type="float">
            <text:p>117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0716" calcext:value-type="float">
            <text:p>1900716</text:p>
          </table:table-cell>
          <table:table-cell office:value-type="float" office:value="98" calcext:value-type="float">
            <text:p>9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203427" calcext:value-type="float">
            <text:p>620342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1164" calcext:value-type="float">
            <text:p>1351164</text:p>
          </table:table-cell>
          <table:table-cell office:value-type="float" office:value="103" calcext:value-type="float">
            <text:p>103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1818" calcext:value-type="float">
            <text:p>2861818</text:p>
          </table:table-cell>
          <table:table-cell office:value-type="float" office:value="97" calcext:value-type="float">
            <text:p>9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19242" calcext:value-type="float">
            <text:p>741924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1660" calcext:value-type="float">
            <text:p>2401660</text:p>
          </table:table-cell>
          <table:table-cell office:value-type="float" office:value="115" calcext:value-type="float">
            <text:p>115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9590" calcext:value-type="float">
            <text:p>1709590</text:p>
          </table:table-cell>
          <table:table-cell office:value-type="float" office:value="96" calcext:value-type="float">
            <text:p>9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82766" calcext:value-type="float">
            <text:p>72827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4322" calcext:value-type="float">
            <text:p>2384322</text:p>
          </table:table-cell>
          <table:table-cell office:value-type="float" office:value="128" calcext:value-type="float">
            <text:p>12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3587" calcext:value-type="float">
            <text:p>1863587</text:p>
          </table:table-cell>
          <table:table-cell office:value-type="float" office:value="97" calcext:value-type="float">
            <text:p>9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112263" calcext:value-type="float">
            <text:p>61122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1618" calcext:value-type="float">
            <text:p>2421618</text:p>
          </table:table-cell>
          <table:table-cell office:value-type="float" office:value="106" calcext:value-type="float">
            <text:p>106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6647" calcext:value-type="float">
            <text:p>2156647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364668" calcext:value-type="float">
            <text:p>153646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6859" calcext:value-type="float">
            <text:p>2416859</text:p>
          </table:table-cell>
          <table:table-cell office:value-type="float" office:value="121" calcext:value-type="float">
            <text:p>12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7082" calcext:value-type="float">
            <text:p>2907082</text:p>
          </table:table-cell>
          <table:table-cell office:value-type="float" office:value="104" calcext:value-type="float">
            <text:p>10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35190" calcext:value-type="float">
            <text:p>73351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0260" calcext:value-type="float">
            <text:p>1390260</text:p>
          </table:table-cell>
          <table:table-cell office:value-type="float" office:value="119" calcext:value-type="float">
            <text:p>11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5661" calcext:value-type="float">
            <text:p>2005661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265417" calcext:value-type="float">
            <text:p>62654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9656" calcext:value-type="float">
            <text:p>1409656</text:p>
          </table:table-cell>
          <table:table-cell office:value-type="float" office:value="111" calcext:value-type="float">
            <text:p>11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8316" calcext:value-type="float">
            <text:p>1588316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026223" calcext:value-type="float">
            <text:p>50262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7715" calcext:value-type="float">
            <text:p>2397715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9538" calcext:value-type="float">
            <text:p>3159538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48519" calcext:value-type="float">
            <text:p>724851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3164" calcext:value-type="float">
            <text:p>2433164</text:p>
          </table:table-cell>
          <table:table-cell office:value-type="float" office:value="124.8" calcext:value-type="float">
            <text:p>124,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8249" calcext:value-type="float">
            <text:p>2768249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448489" calcext:value-type="float">
            <text:p>54484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8443" calcext:value-type="float">
            <text:p>2358443</text:p>
          </table:table-cell>
          <table:table-cell office:value-type="float" office:value="106" calcext:value-type="float">
            <text:p>106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5985" calcext:value-type="float">
            <text:p>1545985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628252" calcext:value-type="float">
            <text:p>36282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3501" calcext:value-type="float">
            <text:p>1373501</text:p>
          </table:table-cell>
          <table:table-cell office:value-type="float" office:value="115" calcext:value-type="float">
            <text:p>115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5131" calcext:value-type="float">
            <text:p>2735131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614887" calcext:value-type="float">
            <text:p>36148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9486" calcext:value-type="float">
            <text:p>2329486</text:p>
          </table:table-cell>
          <table:table-cell office:value-type="float" office:value="114" calcext:value-type="float">
            <text:p>114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3498" calcext:value-type="float">
            <text:p>2913498</text:p>
          </table:table-cell>
          <table:table-cell office:value-type="float" office:value="96" calcext:value-type="float">
            <text:p>9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933892" calcext:value-type="float">
            <text:p>393389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2629" calcext:value-type="float">
            <text:p>1402629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6984" calcext:value-type="float">
            <text:p>2746984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895589" calcext:value-type="float">
            <text:p>1489558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59295" calcext:value-type="float">
            <text:p>1659295</text:p>
          </table:table-cell>
          <table:table-cell office:value-type="float" office:value="115.8" calcext:value-type="float">
            <text:p>115,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5330" calcext:value-type="float">
            <text:p>3055330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751212" calcext:value-type="float">
            <text:p>575121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0730" calcext:value-type="float">
            <text:p>2360730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3595" calcext:value-type="float">
            <text:p>2853595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35068" calcext:value-type="float">
            <text:p>743506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7539" calcext:value-type="float">
            <text:p>2317539</text:p>
          </table:table-cell>
          <table:table-cell office:value-type="float" office:value="112" calcext:value-type="float">
            <text:p>11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2269345.15" calcext:value-type="float">
            <text:p>2269345,15</text:p>
          </table:table-cell>
          <table:table-cell table:formula="of:=AVERAGE([.C466:.C565])" office:value-type="float" office:value="107.004" calcext:value-type="float">
            <text:p>107,004</text:p>
          </table:table-cell>
          <table:table-cell table:formula="of:=AVERAGE([.D466:.D565])" office:value-type="float" office:value="4.45600000000001" calcext:value-type="float">
            <text:p>4,45600000000001</text:p>
          </table:table-cell>
          <table:table-cell table:number-columns-repeated="2"/>
          <table:table-cell table:formula="of:=AVERAGE([.G466:.G565])" office:value-type="float" office:value="6095287.74" calcext:value-type="float">
            <text:p>6095287,74</text:p>
          </table:table-cell>
          <table:table-cell table:formula="of:=AVERAGE([.H466:.H565])" office:value-type="float" office:value="101.24" calcext:value-type="float">
            <text:p>101,24</text:p>
          </table:table-cell>
          <table:table-cell table:formula="of:=AVERAGE([.I466:.I565])" office:value-type="float" office:value="1.8" calcext:value-type="float">
            <text:p>1,8</text:p>
          </table:table-cell>
          <table:table-cell table:number-columns-repeated="2"/>
          <table:table-cell table:formula="of:=AVERAGE([.L466:.L565])" office:value-type="float" office:value="2071183.46" calcext:value-type="float">
            <text:p>2071183,46</text:p>
          </table:table-cell>
          <table:table-cell table:formula="of:=AVERAGE([.M466:.M565])" office:value-type="float" office:value="119.807" calcext:value-type="float">
            <text:p>119,807</text:p>
          </table:table-cell>
          <table:table-cell table:formula="of:=AVERAGE([.N466:.N565])" office:value-type="float" office:value="8.23100000000001" calcext:value-type="float">
            <text:p>8,231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930726.71149637" calcext:value-type="float">
            <text:p>930726,71149637</text:p>
          </table:table-cell>
          <table:table-cell table:formula="of:=STDEVP([.C466:.C565])" office:value-type="float" office:value="16.995098822896" calcext:value-type="float">
            <text:p>16,995098822896</text:p>
          </table:table-cell>
          <table:table-cell table:formula="of:=STDEVP([.D466:.D565])" office:value-type="float" office:value="1.13351841625974" calcext:value-type="float">
            <text:p>1,13351841625974</text:p>
          </table:table-cell>
          <table:table-cell table:number-columns-repeated="2"/>
          <table:table-cell table:formula="of:=STDEVP([.G466:.G565])" office:value-type="float" office:value="2613350.83647019" calcext:value-type="float">
            <text:p>2613350,83647019</text:p>
          </table:table-cell>
          <table:table-cell table:formula="of:=STDEVP([.H466:.H565])" office:value-type="float" office:value="1.09654001294982" calcext:value-type="float">
            <text:p>1,09654001294982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1139601.24663041" calcext:value-type="float">
            <text:p>1139601,24663041</text:p>
          </table:table-cell>
          <table:table-cell table:formula="of:=STDEVP([.M466:.M565])" office:value-type="float" office:value="17.6712775712454" calcext:value-type="float">
            <text:p>17,6712775712454</text:p>
          </table:table-cell>
          <table:table-cell table:formula="of:=STDEVP([.N466:.N565])" office:value-type="float" office:value="1.27119589363717" calcext:value-type="float">
            <text:p>1,271195893637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1989951" calcext:value-type="float">
            <text:p>1989951</text:p>
          </table:table-cell>
          <table:table-cell table:formula="of:=MEDIAN([.C466:.C565])" office:value-type="float" office:value="103" calcext:value-type="float">
            <text:p>103</text:p>
          </table:table-cell>
          <table:table-cell table:formula="of:=MEDIAN([.D466:.D565])" office:value-type="float" office:value="4.65" calcext:value-type="float">
            <text:p>4,65</text:p>
          </table:table-cell>
          <table:table-cell table:number-columns-repeated="2"/>
          <table:table-cell table:formula="of:=MEDIAN([.G466:.G565])" office:value-type="float" office:value="6018373" calcext:value-type="float">
            <text:p>6018373</text:p>
          </table:table-cell>
          <table:table-cell table:formula="of:=MEDIAN([.H466:.H565])" office:value-type="float" office:value="101" calcext:value-type="float">
            <text:p>101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2106710.5" calcext:value-type="float">
            <text:p>2106710,5</text:p>
          </table:table-cell>
          <table:table-cell table:formula="of:=MEDIAN([.M466:.M565])" office:value-type="float" office:value="115" calcext:value-type="float">
            <text:p>115</text:p>
          </table:table-cell>
          <table:table-cell table:formula="of:=MEDIAN([.N466:.N565])"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163454.2" calcext:value-type="float">
            <text:p>2163454,2</text:p>
          </table:table-cell>
          <table:table-cell table:formula="of:=AVERAGE([.C466:.C515])" office:value-type="float" office:value="112.788" calcext:value-type="float">
            <text:p>112,788</text:p>
          </table:table-cell>
          <table:table-cell table:formula="of:=AVERAGE([.D466:.D515])" office:value-type="float" office:value="3.532" calcext:value-type="float">
            <text:p>3,532</text:p>
          </table:table-cell>
          <table:table-cell table:number-columns-repeated="2"/>
          <table:table-cell table:formula="of:=AVERAGE([.G466:.G515])" office:value-type="float" office:value="5920384.56" calcext:value-type="float">
            <text:p>5920384,56</text:p>
          </table:table-cell>
          <table:table-cell table:formula="of:=AVERAGE([.H466:.H515])" office:value-type="float" office:value="101.16" calcext:value-type="float">
            <text:p>101,16</text:p>
          </table:table-cell>
          <table:table-cell table:formula="of:=AVERAGE([.I466:.I515])" office:value-type="float" office:value="1.8" calcext:value-type="float">
            <text:p>1,8</text:p>
          </table:table-cell>
          <table:table-cell table:number-columns-repeated="2"/>
          <table:table-cell table:formula="of:=AVERAGE([.L466:.L515])" office:value-type="float" office:value="2176405.34" calcext:value-type="float">
            <text:p>2176405,34</text:p>
          </table:table-cell>
          <table:table-cell table:formula="of:=AVERAGE([.M466:.M515])" office:value-type="float" office:value="124.854" calcext:value-type="float">
            <text:p>124,854</text:p>
          </table:table-cell>
          <table:table-cell table:formula="of:=AVERAGE([.N466:.N515])" office:value-type="float" office:value="7.81600000000001" calcext:value-type="float">
            <text:p>7,81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2375236.1" calcext:value-type="float">
            <text:p>2375236,1</text:p>
          </table:table-cell>
          <table:table-cell table:formula="of:=AVERAGE([.C516:.C565])" office:value-type="float" office:value="101.22" calcext:value-type="float">
            <text:p>101,22</text:p>
          </table:table-cell>
          <table:table-cell table:formula="of:=AVERAGE([.D516:.D565])" office:value-type="float" office:value="5.38" calcext:value-type="float">
            <text:p>5,38</text:p>
          </table:table-cell>
          <table:table-cell table:number-columns-repeated="2"/>
          <table:table-cell table:formula="of:=AVERAGE([.G516:.G565])" office:value-type="float" office:value="6270190.92" calcext:value-type="float">
            <text:p>6270190,92</text:p>
          </table:table-cell>
          <table:table-cell table:formula="of:=AVERAGE([.H516:.H565])" office:value-type="float" office:value="101.32" calcext:value-type="float">
            <text:p>101,32</text:p>
          </table:table-cell>
          <table:table-cell table:formula="of:=AVERAGE([.I516:.I565])" office:value-type="float" office:value="1.8" calcext:value-type="float">
            <text:p>1,8</text:p>
          </table:table-cell>
          <table:table-cell table:number-columns-repeated="2"/>
          <table:table-cell table:formula="of:=AVERAGE([.L516:.L565])" office:value-type="float" office:value="1965961.58" calcext:value-type="float">
            <text:p>1965961,58</text:p>
          </table:table-cell>
          <table:table-cell table:formula="of:=AVERAGE([.M516:.M565])" office:value-type="float" office:value="114.76" calcext:value-type="float">
            <text:p>114,76</text:p>
          </table:table-cell>
          <table:table-cell table:formula="of:=AVERAGE([.N516:.N565])" office:value-type="float" office:value="8.64600000000001" calcext:value-type="float">
            <text:p>8,64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550290.438904666" calcext:value-type="float">
            <text:p>550290,438904666</text:p>
          </table:table-cell>
          <table:table-cell table:formula="of:=STDEVP([.C516:.C565])" office:value-type="float" office:value="3.02185373570595" calcext:value-type="float">
            <text:p>3,02185373570595</text:p>
          </table:table-cell>
          <table:table-cell table:formula="of:=STDEVP([.D516:.D565])" office:value-type="float" office:value="0.292574776766556" calcext:value-type="float">
            <text:p>0,292574776766556</text:p>
          </table:table-cell>
          <table:table-cell table:number-columns-repeated="2"/>
          <table:table-cell table:formula="of:=STDEVP([.G516:.G565])" office:value-type="float" office:value="2706623.39547439" calcext:value-type="float">
            <text:p>2706623,39547439</text:p>
          </table:table-cell>
          <table:table-cell table:formula="of:=STDEVP([.H516:.H565])" office:value-type="float" office:value="1.15654658358408" calcext:value-type="float">
            <text:p>1,15654658358408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472527.11619098" calcext:value-type="float">
            <text:p>472527,11619098</text:p>
          </table:table-cell>
          <table:table-cell table:formula="of:=STDEVP([.M516:.M565])" office:value-type="float" office:value="5.03603018259422" calcext:value-type="float">
            <text:p>5,03603018259422</text:p>
          </table:table-cell>
          <table:table-cell table:formula="of:=STDEVP([.N516:.N565])" office:value-type="float" office:value="0.0498397431775083" calcext:value-type="float">
            <text:p>0,049839743177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1728350.5" calcext:value-type="float">
            <text:p>1728350,5</text:p>
          </table:table-cell>
          <table:table-cell table:formula="of:=MEDIAN([.C466:.C515])" office:value-type="float" office:value="104.5" calcext:value-type="float">
            <text:p>104,5</text:p>
          </table:table-cell>
          <table:table-cell table:formula="of:=MEDIAN([.D466:.D515])" office:value-type="float" office:value="3.7" calcext:value-type="float">
            <text:p>3,7</text:p>
          </table:table-cell>
          <table:table-cell table:number-columns-repeated="2"/>
          <table:table-cell table:formula="of:=MEDIAN([.G466:.G515])" office:value-type="float" office:value="5979003" calcext:value-type="float">
            <text:p>5979003</text:p>
          </table:table-cell>
          <table:table-cell table:formula="of:=MEDIAN([.H466:.H515])" office:value-type="float" office:value="101" calcext:value-type="float">
            <text:p>101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1465720.5" calcext:value-type="float">
            <text:p>1465720,5</text:p>
          </table:table-cell>
          <table:table-cell table:formula="of:=MEDIAN([.M466:.M515])" office:value-type="float" office:value="116" calcext:value-type="float">
            <text:p>116</text:p>
          </table:table-cell>
          <table:table-cell table:formula="of:=MEDIAN([.N466:.N515])"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2668569.5" calcext:value-type="float">
            <text:p>2668569,5</text:p>
          </table:table-cell>
          <table:table-cell table:formula="of:=MEDIAN([.C516:.C565])" office:value-type="float" office:value="102" calcext:value-type="float">
            <text:p>102</text:p>
          </table:table-cell>
          <table:table-cell table:formula="of:=MEDIAN([.D516:.D565])" office:value-type="float" office:value="5.6" calcext:value-type="float">
            <text:p>5,6</text:p>
          </table:table-cell>
          <table:table-cell table:number-columns-repeated="2"/>
          <table:table-cell table:formula="of:=MEDIAN([.G516:.G565])" office:value-type="float" office:value="6018373" calcext:value-type="float">
            <text:p>6018373</text:p>
          </table:table-cell>
          <table:table-cell table:formula="of:=MEDIAN([.H516:.H565])" office:value-type="float" office:value="102" calcext:value-type="float">
            <text:p>102</text:p>
          </table:table-cell>
          <table:table-cell table:formula="of:=MEDIAN([.I516:.I565])" office:value-type="float" office:value="1.8" calcext:value-type="float">
            <text:p>1,8</text:p>
          </table:table-cell>
          <table:table-cell table:number-columns-repeated="2"/>
          <table:table-cell table:formula="of:=MEDIAN([.L516:.L565])" office:value-type="float" office:value="2303753" calcext:value-type="float">
            <text:p>2303753</text:p>
          </table:table-cell>
          <table:table-cell table:formula="of:=MEDIAN([.M516:.M565])" office:value-type="float" office:value="114" calcext:value-type="float">
            <text:p>114</text:p>
          </table:table-cell>
          <table:table-cell table:formula="of:=MEDIAN([.N516:.N565])" office:value-type="float" office:value="8.6" calcext:value-type="float">
            <text:p>8,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7:04.6671190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55M56S</meta:editing-duration>
    <meta:editing-cycles>24</meta:editing-cycles>
    <meta:generator>LibreOffice/6.0.7.3$Linux_X86_64 LibreOffice_project/00m0$Build-3</meta:generator>
    <dc:date>2020-10-20T14:27:14.681708413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249cm" svg:y="1.474cm" svg:width="9.816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42751443.56">
                <text:p>42751443.56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2152898.34">
                <text:p>22152898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8812540.7">
                <text:p>881254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2772046.68">
                <text:p>2772046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2375236.1">
                <text:p>237523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